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854in" style:rel-column-width="16502*"/>
    </style:style>
    <style:style style:name="Table2.B" style:family="table-column">
      <style:table-column-properties style:column-width="5.0076in" style:rel-column-width="49033*"/>
    </style:style>
    <style:style style:name="Table2.A1" style:family="table-cell">
      <style:table-cell-properties fo:padding="0in" fo:border="none" style:writing-mode="page"/>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3pt" officeooo:rsid="002a967b" officeooo:paragraph-rsid="002a5309" style:font-size-asian="13pt" style:font-size-complex="13pt"/>
    </style:style>
    <style:style style:name="P3" style:family="paragraph" style:parent-style-name="Standard">
      <style:paragraph-properties fo:text-align="start" style:justify-single-word="false"/>
      <style:text-properties style:font-name="Liberation Serif" fo:font-size="13pt" officeooo:rsid="002a967b" officeooo:paragraph-rsid="002a967b" style:font-size-asian="13pt" style:font-size-complex="13pt"/>
    </style:style>
    <style:style style:name="P4" style:family="paragraph" style:parent-style-name="Standard">
      <style:paragraph-properties fo:text-align="start" style:justify-single-word="false"/>
      <style:text-properties style:font-name="Liberation Serif" fo:font-size="13pt" officeooo:rsid="003d94ad" officeooo:paragraph-rsid="003d94ad" style:font-size-asian="13pt" style:font-size-complex="13pt"/>
    </style:style>
    <style:style style:name="P5" style:family="paragraph" style:parent-style-name="Standard">
      <style:paragraph-properties fo:text-align="start" style:justify-single-word="false"/>
      <style:text-properties style:font-name="Liberation Serif" fo:font-size="13pt" fo:font-weight="bold" officeooo:rsid="002d0983" officeooo:paragraph-rsid="002d0983"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Liberation Serif" fo:font-size="14pt" officeooo:rsid="0031c1e8" officeooo:paragraph-rsid="0031c1e8" style:font-size-asian="14pt" style:font-size-complex="14pt"/>
    </style:style>
    <style:style style:name="P7" style:family="paragraph" style:parent-style-name="Standard">
      <style:paragraph-properties fo:line-height="150%" fo:text-align="start" style:justify-single-word="false"/>
      <style:text-properties style:font-name="Liberation Serif" fo:font-size="14pt" officeooo:rsid="0031c1e8" officeooo:paragraph-rsid="0031c1e8" style:font-size-asian="14pt" style:font-size-complex="14pt"/>
    </style:style>
    <style:style style:name="P8" style:family="paragraph" style:parent-style-name="Standard">
      <style:paragraph-properties fo:line-height="150%" fo:text-align="start" style:justify-single-word="false"/>
      <style:text-properties style:font-name="Liberation Serif" fo:font-size="14pt" officeooo:rsid="003385ab" officeooo:paragraph-rsid="003385ab" style:font-size-asian="14pt" style:font-size-complex="14pt"/>
    </style:style>
    <style:style style:name="P9" style:family="paragraph" style:parent-style-name="Standard">
      <style:paragraph-properties fo:line-height="150%" fo:text-align="start" style:justify-single-word="false"/>
      <style:text-properties style:font-name="Liberation Serif" fo:font-size="14pt" officeooo:rsid="003537bd" officeooo:paragraph-rsid="003537bd" style:font-size-asian="14pt" style:font-size-complex="14pt"/>
    </style:style>
    <style:style style:name="P10" style:family="paragraph" style:parent-style-name="Standard">
      <style:paragraph-properties fo:line-height="150%" fo:text-align="start" style:justify-single-word="false"/>
      <style:text-properties style:font-name="Liberation Serif" fo:font-size="14pt" officeooo:rsid="0020479f" officeooo:paragraph-rsid="002178ff" style:font-size-asian="14pt" style:font-size-complex="14pt"/>
    </style:style>
    <style:style style:name="P11" style:family="paragraph" style:parent-style-name="Standard">
      <style:paragraph-properties fo:line-height="150%" fo:text-align="start" style:justify-single-word="false"/>
      <style:text-properties style:font-name="Liberation Serif" fo:font-size="14pt" officeooo:rsid="002178ff" officeooo:paragraph-rsid="002178ff" style:font-size-asian="14pt" style:font-size-complex="14pt"/>
    </style:style>
    <style:style style:name="P12" style:family="paragraph" style:parent-style-name="Standard">
      <style:paragraph-properties fo:line-height="150%" fo:text-align="start" style:justify-single-word="false"/>
      <style:text-properties style:font-name="Liberation Serif" fo:font-size="14pt" officeooo:rsid="001ff353" officeooo:paragraph-rsid="001ff353" style:font-size-asian="14pt" style:font-size-complex="14pt"/>
    </style:style>
    <style:style style:name="P13" style:family="paragraph" style:parent-style-name="Standard">
      <style:paragraph-properties fo:line-height="150%" fo:text-align="start" style:justify-single-word="false"/>
      <style:text-properties style:font-name="Liberation Serif" fo:font-size="14pt" officeooo:rsid="002503cf" officeooo:paragraph-rsid="003e590c" style:font-size-asian="14pt" style:font-size-complex="14pt"/>
    </style:style>
    <style:style style:name="P14" style:family="paragraph" style:parent-style-name="Standard">
      <style:paragraph-properties fo:text-align="start" style:justify-single-word="false"/>
      <style:text-properties style:font-name="Liberation Serif" fo:font-size="14pt" officeooo:rsid="002d0983" officeooo:paragraph-rsid="0031c1e8" style:font-size-asian="14pt" style:font-size-complex="14pt"/>
    </style:style>
    <style:style style:name="P15" style:family="paragraph" style:parent-style-name="Standard">
      <style:paragraph-properties fo:line-height="150%" fo:text-align="start" style:justify-single-word="false"/>
      <style:text-properties style:font-name="Liberation Serif" fo:font-size="14pt" officeooo:rsid="003ca25e" officeooo:paragraph-rsid="003ca25e" style:font-size-asian="14pt" style:font-size-complex="14pt"/>
    </style:style>
    <style:style style:name="P16" style:family="paragraph" style:parent-style-name="Standard">
      <style:paragraph-properties fo:line-height="150%" fo:text-align="start" style:justify-single-word="false"/>
      <style:text-properties style:font-name="Liberation Serif" fo:font-size="14pt" officeooo:rsid="002a5309" officeooo:paragraph-rsid="003e590c" style:font-size-asian="14pt" style:font-size-complex="14pt"/>
    </style:style>
    <style:style style:name="P17" style:family="paragraph" style:parent-style-name="Standard">
      <style:paragraph-properties fo:line-height="200%" fo:text-align="start" style:justify-single-word="false"/>
      <style:text-properties style:font-name="Liberation Serif" fo:font-size="14pt" officeooo:rsid="003d94ad" officeooo:paragraph-rsid="003d94ad" style:font-size-asian="14pt" style:font-size-complex="14pt"/>
    </style:style>
    <style:style style:name="P18" style:family="paragraph" style:parent-style-name="Standard">
      <style:paragraph-properties fo:line-height="150%" fo:text-align="start" style:justify-single-word="false"/>
      <style:text-properties style:font-name="Liberation Serif" fo:font-size="14pt" officeooo:rsid="003d94ad" officeooo:paragraph-rsid="003d94ad" style:font-size-asian="14pt" style:font-size-complex="14pt"/>
    </style:style>
    <style:style style:name="P19" style:family="paragraph" style:parent-style-name="Standard">
      <style:paragraph-properties fo:line-height="150%" fo:text-align="start" style:justify-single-word="false"/>
      <style:text-properties style:font-name="Liberation Serif" fo:font-size="18pt" fo:font-weight="bold" officeooo:rsid="003ca25e" officeooo:paragraph-rsid="003ca25e" style:font-size-asian="18pt" style:font-weight-asian="bold" style:font-size-complex="18pt" style:font-weight-complex="bold"/>
    </style:style>
    <style:style style:name="P20" style:family="paragraph" style:parent-style-name="Standard">
      <style:paragraph-properties fo:text-align="start" style:justify-single-word="false"/>
      <style:text-properties style:font-name="FreeMono" fo:font-size="13pt" style:font-size-asian="13pt" style:font-size-complex="13pt"/>
    </style:style>
    <style:style style:name="P21" style:family="paragraph" style:parent-style-name="Standard">
      <style:paragraph-properties fo:text-align="start" style:justify-single-word="false"/>
      <style:text-properties style:font-name="Liberation Mono" fo:font-size="12pt" officeooo:rsid="002a5309" officeooo:paragraph-rsid="002d0983" style:font-size-asian="12pt" style:font-size-complex="12pt"/>
    </style:style>
    <style:style style:name="P22" style:family="paragraph" style:parent-style-name="Standard">
      <style:paragraph-properties fo:text-align="start" style:justify-single-word="false"/>
      <style:text-properties style:font-name="Liberation Mono" fo:font-size="12pt" officeooo:rsid="002a967b" officeooo:paragraph-rsid="002d0983" style:font-size-asian="12pt" style:font-size-complex="12pt"/>
    </style:style>
    <style:style style:name="P23" style:family="paragraph" style:parent-style-name="Standard">
      <style:paragraph-properties fo:line-height="200%" fo:text-align="start" style:justify-single-word="false"/>
      <style:text-properties style:font-name="Liberation Mono" fo:font-size="13pt" officeooo:rsid="001d81b9" officeooo:paragraph-rsid="001d81b9" style:font-size-asian="13pt" style:font-size-complex="13pt"/>
    </style:style>
    <style:style style:name="P24" style:family="paragraph" style:parent-style-name="Standard">
      <style:paragraph-properties fo:line-height="200%" fo:text-align="start" style:justify-single-word="false"/>
      <style:text-properties style:font-name="Liberation Mono" fo:font-size="13pt" officeooo:rsid="001d81b9" officeooo:paragraph-rsid="0029251a" style:font-size-asian="13pt" style:font-size-complex="13pt"/>
    </style:style>
    <style:style style:name="P25" style:family="paragraph" style:parent-style-name="Standard">
      <style:paragraph-properties fo:line-height="200%" fo:text-align="start" style:justify-single-word="false"/>
      <style:text-properties style:font-name="Liberation Mono" fo:font-size="13pt" officeooo:rsid="002503cf" officeooo:paragraph-rsid="002503cf" style:font-size-asian="13pt" style:font-size-complex="13pt"/>
    </style:style>
    <style:style style:name="P26" style:family="paragraph" style:parent-style-name="Standard">
      <style:paragraph-properties fo:line-height="200%" fo:text-align="start" style:justify-single-word="false"/>
      <style:text-properties style:font-name="Liberation Mono" fo:font-size="13pt" officeooo:rsid="003ca25e" officeooo:paragraph-rsid="003ca25e" style:font-size-asian="13pt" style:font-size-complex="13pt"/>
    </style:style>
    <style:style style:name="P27" style:family="paragraph" style:parent-style-name="Standard">
      <style:paragraph-properties fo:line-height="150%" fo:text-align="start" style:justify-single-word="false"/>
      <style:text-properties officeooo:paragraph-rsid="001c5067"/>
    </style:style>
    <style:style style:name="P28" style:family="paragraph" style:parent-style-name="Standard">
      <style:paragraph-properties fo:text-align="start" style:justify-single-word="false" fo:break-before="page"/>
      <style:text-properties style:font-name="Liberation Serif" fo:font-size="18pt" fo:font-weight="bold" officeooo:rsid="002a5309" officeooo:paragraph-rsid="0031c1e8" style:font-size-asian="18pt" style:font-weight-asian="bold" style:font-size-complex="18pt" style:font-weight-complex="bold"/>
    </style:style>
    <style:style style:name="P29" style:family="paragraph" style:parent-style-name="Standard">
      <style:paragraph-properties fo:text-align="start" style:justify-single-word="false" fo:break-before="page"/>
      <style:text-properties style:font-name="Liberation Serif" fo:font-size="18pt" fo:font-weight="bold" officeooo:rsid="0031c1e8" officeooo:paragraph-rsid="0031c1e8" style:font-size-asian="18pt" style:font-weight-asian="bold" style:font-size-complex="18pt" style:font-weight-complex="bold"/>
    </style:style>
    <style:style style:name="P30" style:family="paragraph" style:parent-style-name="Standard">
      <style:paragraph-properties fo:line-height="150%" fo:text-align="start" style:justify-single-word="false" fo:break-before="page"/>
      <style:text-properties style:font-name="Liberation Serif" fo:font-size="18pt" fo:font-weight="bold" officeooo:rsid="001ff353" officeooo:paragraph-rsid="001ff353" style:font-size-asian="18pt" style:font-weight-asian="bold" style:font-size-complex="18pt" style:font-weight-complex="bold"/>
    </style:style>
    <style:style style:name="P31" style:family="paragraph" style:parent-style-name="Standard">
      <style:paragraph-properties fo:text-align="center" style:justify-single-word="false" fo:break-before="page"/>
      <style:text-properties style:font-name="Liberation Serif" fo:font-size="60pt" style:text-underline-style="none" fo:font-weight="bold" officeooo:rsid="003e46d4" officeooo:paragraph-rsid="003e46d4" style:font-size-asian="60pt" style:font-weight-asian="bold" style:font-size-complex="60pt" style:font-weight-complex="bold"/>
    </style:style>
    <style:style style:name="P32" style:family="paragraph" style:parent-style-name="Standard">
      <style:paragraph-properties fo:line-height="200%" fo:text-align="start" style:justify-single-word="false" fo:break-before="page"/>
      <style:text-properties style:font-name="Liberation Mono" fo:font-size="13pt" fo:font-weight="bold" officeooo:rsid="001d81b9" officeooo:paragraph-rsid="001d81b9" style:font-size-asian="13pt" style:font-weight-asian="bold" style:font-size-complex="13pt" style:font-weight-complex="bold"/>
    </style:style>
    <style:style style:name="P33" style:family="paragraph" style:parent-style-name="Preformatted_20_Text">
      <style:paragraph-properties fo:text-align="center" style:justify-single-word="false" fo:break-before="page"/>
      <style:text-properties fo:font-size="26pt" fo:font-weight="bold" officeooo:paragraph-rsid="001c5067" style:font-size-asian="26pt" style:font-weight-asian="bold" style:font-size-complex="26pt" style:font-weight-complex="bold"/>
    </style:style>
    <style:style style:name="P34" style:family="paragraph" style:parent-style-name="Preformatted_20_Text">
      <loext:graphic-properties draw:fill="solid" draw:fill-color="#000000" draw:opacity="100%"/>
      <style:paragraph-properties fo:break-before="page" fo:background-color="#000000"/>
      <style:text-properties officeooo:paragraph-rsid="0041806e"/>
    </style:style>
    <style:style style:name="P35" style:family="paragraph" style:parent-style-name="Heading_20_1">
      <style:paragraph-properties fo:text-align="start" style:justify-single-word="false" fo:break-before="page"/>
      <style:text-properties style:font-name="Liberation Serif" fo:font-size="18pt" style:font-size-asian="18pt" style:font-size-complex="18pt"/>
    </style:style>
    <style:style style:name="P36" style:family="paragraph" style:parent-style-name="Text_20_body">
      <style:paragraph-properties fo:line-height="150%" fo:text-align="start" style:justify-single-word="false"/>
      <style:text-properties style:font-name="Liberation Serif" fo:font-size="14pt" officeooo:paragraph-rsid="00264932" style:font-size-asian="14pt" style:font-size-complex="14pt"/>
    </style:style>
    <style:style style:name="P37" style:family="paragraph" style:parent-style-name="Text_20_body">
      <style:paragraph-properties fo:text-align="center" style:justify-single-word="false">
        <style:tab-stops>
          <style:tab-stop style:position="0.2362in"/>
        </style:tab-stops>
      </style:paragraph-properties>
      <style:text-properties style:font-name="Nimbus Roman No9 L" fo:font-size="14pt" officeooo:paragraph-rsid="0029251a" style:font-size-asian="14pt" style:font-size-complex="14pt"/>
    </style:style>
    <style:style style:name="P38" style:family="paragraph" style:parent-style-name="Text_20_body">
      <style:text-properties officeooo:paragraph-rsid="0029251a"/>
    </style:style>
    <style:style style:name="P39" style:family="paragraph" style:parent-style-name="Preformatted_20_Text">
      <style:paragraph-properties fo:line-height="150%"/>
      <style:text-properties style:font-name="Liberation Serif" fo:font-size="14pt" style:font-size-asian="14pt" style:font-size-complex="14pt"/>
    </style:style>
    <style:style style:name="P40" style:family="paragraph" style:parent-style-name="Preformatted_20_Text">
      <style:paragraph-properties fo:line-height="150%" fo:text-align="start" style:justify-single-word="false"/>
      <style:text-properties style:font-name="Liberation Serif" fo:font-size="14pt" style:font-size-asian="14pt" style:font-size-complex="14pt"/>
    </style:style>
    <style:style style:name="P41" style:family="paragraph" style:parent-style-name="Preformatted_20_Text">
      <style:paragraph-properties fo:text-align="start" style:justify-single-word="false"/>
      <style:text-properties style:font-name="Liberation Serif" fo:font-size="18pt" fo:font-weight="bold" officeooo:rsid="002a5309" officeooo:paragraph-rsid="002a5309" style:font-size-asian="15.75pt" style:font-weight-asian="bold" style:font-size-complex="18pt" style:font-weight-complex="bold"/>
    </style:style>
    <style:style style:name="P42" style:family="paragraph" style:parent-style-name="Preformatted_20_Text">
      <style:paragraph-properties fo:text-align="justify" style:justify-single-word="false">
        <style:tab-stops>
          <style:tab-stop style:position="0.2362in"/>
        </style:tab-stops>
      </style:paragraph-properties>
      <style:text-properties officeooo:paragraph-rsid="001c5067"/>
    </style:style>
    <style:style style:name="P43" style:family="paragraph" style:parent-style-name="Preformatted_20_Text">
      <style:paragraph-properties fo:text-align="start" style:justify-single-word="false"/>
    </style:style>
    <style:style style:name="P44" style:family="paragraph" style:parent-style-name="Preformatted_20_Text">
      <style:paragraph-properties fo:text-align="center" style:justify-single-word="false"/>
      <style:text-properties officeooo:paragraph-rsid="001c5067"/>
    </style:style>
    <style:style style:name="P45"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officeooo:paragraph-rsid="001c5067" style:font-size-asian="14pt" style:font-size-complex="14pt"/>
    </style:style>
    <style:style style:name="P46"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officeooo:paragraph-rsid="001c5067" style:font-size-asian="14pt" style:font-size-complex="14pt"/>
    </style:style>
    <style:style style:name="P47" style:family="paragraph" style:parent-style-name="Preformatted_20_Text">
      <style:paragraph-properties fo:text-align="justify" style:justify-single-word="false">
        <style:tab-stops/>
      </style:paragraph-properties>
      <style:text-properties style:font-name="Nimbus Roman No9 L" fo:font-size="14pt" officeooo:paragraph-rsid="001c5067" style:font-size-asian="14pt" style:font-size-complex="14pt"/>
    </style:style>
    <style:style style:name="P48" style:family="paragraph" style:parent-style-name="Preformatted_20_Text">
      <style:paragraph-properties fo:text-align="justify" style:justify-single-word="false"/>
      <style:text-properties style:font-name="Nimbus Roman No9 L" fo:font-size="14pt" officeooo:paragraph-rsid="001c5067" style:font-size-asian="14pt" style:font-size-complex="14pt"/>
    </style:style>
    <style:style style:name="P49" style:family="paragraph" style:parent-style-name="Preformatted_20_Text">
      <style:paragraph-properties>
        <style:tab-stops>
          <style:tab-stop style:position="0.2362in"/>
        </style:tab-stops>
      </style:paragraph-properties>
      <style:text-properties style:font-name="Nimbus Roman No9 L" fo:font-size="14pt" officeooo:paragraph-rsid="001c5067" style:font-size-asian="14pt" style:font-size-complex="14pt"/>
    </style:style>
    <style:style style:name="P50" style:family="paragraph" style:parent-style-name="Preformatted_20_Text">
      <style:paragraph-properties>
        <style:tab-stops>
          <style:tab-stop style:position="7.4791in"/>
        </style:tab-stops>
      </style:paragraph-properties>
      <style:text-properties style:font-name="Nimbus Roman No9 L" fo:font-size="14pt" officeooo:paragraph-rsid="001c5067" style:font-size-asian="14pt" style:font-size-complex="14pt"/>
    </style:style>
    <style:style style:name="P51"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officeooo:paragraph-rsid="001c5067" style:font-size-asian="14pt" style:font-size-complex="14pt"/>
    </style:style>
    <style:style style:name="P52"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53"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54" style:family="paragraph" style:parent-style-name="Preformatted_20_Text">
      <style:paragraph-properties>
        <style:tab-stops>
          <style:tab-stop style:position="7.4791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55" style:family="paragraph" style:parent-style-name="Preformatted_20_Text">
      <style:paragraph-properties>
        <style:tab-stops>
          <style:tab-stop style:position="0.2362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56"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fo:font-weight="normal" officeooo:paragraph-rsid="001c5067" style:font-size-asian="14pt" style:font-weight-asian="normal" style:font-size-complex="14pt" style:font-weight-complex="normal"/>
    </style:style>
    <style:style style:name="P57"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6pt" fo:font-weight="bold" officeooo:rsid="000137cf" officeooo:paragraph-rsid="001c5067" style:font-size-asian="16pt" style:font-weight-asian="bold" style:font-size-complex="16pt" style:font-weight-complex="bold"/>
    </style:style>
    <style:style style:name="P58" style:family="paragraph" style:parent-style-name="Preformatted_20_Text">
      <style:paragraph-properties fo:text-align="center" style:justify-single-word="false">
        <style:tab-stops>
          <style:tab-stop style:position="7.4791in"/>
        </style:tab-stops>
      </style:paragraph-properties>
      <style:text-properties style:font-name="Nimbus Roman No9 L" fo:font-size="16pt" fo:font-weight="bold" officeooo:paragraph-rsid="001c5067" style:font-size-asian="16pt" style:font-weight-asian="bold" style:font-size-complex="16pt" style:font-weight-complex="bold"/>
    </style:style>
    <style:style style:name="P59" style:family="paragraph" style:parent-style-name="Preformatted_20_Text">
      <style:paragraph-properties fo:text-align="center" style:justify-single-word="false"/>
      <style:text-properties fo:font-size="18pt" fo:font-weight="bold" officeooo:paragraph-rsid="001c5067" style:font-size-asian="18pt" style:font-weight-asian="bold" style:font-size-complex="18pt" style:font-weight-complex="bold"/>
    </style:style>
    <style:style style:name="P60" style:family="paragraph" style:parent-style-name="Preformatted_20_Text">
      <style:text-properties style:font-name="FreeMono" fo:font-size="13pt" style:font-size-asian="13pt" style:font-size-complex="13pt"/>
    </style:style>
    <style:style style:name="P61" style:family="paragraph" style:parent-style-name="Preformatted_20_Text">
      <style:text-properties officeooo:paragraph-rsid="001d81b9"/>
    </style:style>
    <style:style style:name="P62" style:family="paragraph" style:parent-style-name="Preformatted_20_Text">
      <style:text-properties officeooo:paragraph-rsid="0029251a"/>
    </style:style>
    <style:style style:name="P63" style:family="paragraph" style:parent-style-name="Preformatted_20_Text">
      <style:paragraph-properties fo:line-height="150%"/>
      <style:text-properties style:font-name="Liberation Sans" fo:font-size="14pt" style:font-size-asian="14pt" style:font-size-complex="14pt"/>
    </style:style>
    <style:style style:name="P64" style:family="paragraph" style:parent-style-name="Preformatted_20_Text">
      <style:paragraph-properties fo:line-height="150%" fo:text-align="start" style:justify-single-word="false"/>
      <style:text-properties style:font-name="Liberation Sans" fo:font-size="14pt" style:font-size-asian="14pt" style:font-size-complex="14pt"/>
    </style:style>
    <style:style style:name="P65" style:family="paragraph" style:parent-style-name="Preformatted_20_Text">
      <style:paragraph-properties fo:line-height="150%" fo:text-align="start" style:justify-single-word="false"/>
    </style:style>
    <style:style style:name="P66" style:family="paragraph" style:parent-style-name="Preformatted_20_Text">
      <style:paragraph-properties fo:line-height="150%" fo:text-align="start" style:justify-single-word="false"/>
      <style:text-properties officeooo:paragraph-rsid="00264932"/>
    </style:style>
    <style:style style:name="P67" style:family="paragraph" style:parent-style-name="Preformatted_20_Text">
      <style:paragraph-properties fo:line-height="150%" fo:text-align="start" style:justify-single-word="false"/>
      <style:text-properties officeooo:paragraph-rsid="002a5309"/>
    </style:style>
    <style:style style:name="P68" style:family="paragraph" style:parent-style-name="Preformatted_20_Text">
      <loext:graphic-properties draw:fill="solid" draw:fill-color="#000000" draw:opacity="100%"/>
      <style:paragraph-properties fo:background-color="#000000"/>
      <style:text-properties fo:font-weight="bold"/>
    </style:style>
    <style:style style:name="P69" style:family="paragraph" style:parent-style-name="Preformatted_20_Text">
      <loext:graphic-properties draw:fill="solid" draw:fill-color="#000000" draw:opacity="100%"/>
      <style:paragraph-properties fo:background-color="#000000"/>
    </style:style>
    <style:style style:name="P70" style:family="paragraph" style:parent-style-name="Preformatted_20_Text">
      <style:paragraph-properties fo:margin-top="0in" fo:margin-bottom="0.1965in" loext:contextual-spacing="false"/>
    </style:style>
    <style:style style:name="P71" style:family="paragraph" style:parent-style-name="Preformatted_20_Text">
      <style:paragraph-properties fo:margin-top="0in" fo:margin-bottom="0.1965in" loext:contextual-spacing="false"/>
      <style:text-properties officeooo:paragraph-rsid="001d81b9"/>
    </style:style>
    <style:style style:name="P72" style:family="paragraph" style:parent-style-name="Preformatted_20_Text">
      <loext:graphic-properties draw:fill="solid" draw:fill-color="#000000" draw:opacity="100%"/>
      <style:paragraph-properties fo:margin-top="0in" fo:margin-bottom="0.1965in" loext:contextual-spacing="false" fo:background-color="#000000"/>
    </style:style>
    <style:style style:name="P73"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officeooo:rsid="000c9b3c" officeooo:paragraph-rsid="001c5067" style:font-size-asian="14pt" style:font-size-complex="14pt"/>
    </style:style>
    <style:style style:name="P74"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officeooo:paragraph-rsid="001c5067" style:font-size-asian="14pt" style:font-size-complex="14pt"/>
    </style:style>
    <style:style style:name="P75"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officeooo:paragraph-rsid="001c5067"/>
    </style:style>
    <style:style style:name="P76"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0c9b3c" officeooo:paragraph-rsid="001c5067" style:font-size-asian="14pt" style:font-size-complex="14pt"/>
    </style:style>
    <style:style style:name="P77"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paragraph-rsid="001c5067" style:font-size-asian="14pt" style:font-size-complex="14pt"/>
    </style:style>
    <style:style style:name="P78"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11a1bb" officeooo:paragraph-rsid="001c5067" style:font-size-asian="14pt" style:font-size-complex="14pt"/>
    </style:style>
    <style:style style:name="P79" style:family="paragraph" style:parent-style-name="Preformatted_20_Text">
      <style:paragraph-properties fo:margin-left="0.3937in" fo:margin-right="0in" fo:text-align="justify" style:justify-single-word="false" fo:text-indent="-0.2362in" style:auto-text-indent="false">
        <style:tab-stops/>
      </style:paragraph-properties>
      <style:text-properties officeooo:paragraph-rsid="001c5067"/>
    </style:style>
    <style:style style:name="P80" style:family="paragraph" style:parent-style-name="Preformatted_20_Text" style:master-page-name="">
      <style:paragraph-properties fo:text-align="justify" style:justify-single-word="false" style:page-number="auto">
        <style:tab-stops/>
      </style:paragraph-properties>
      <style:text-properties style:font-name="Nimbus Roman No9 L" fo:font-size="14pt" officeooo:paragraph-rsid="001c5067" style:font-size-asian="14pt" style:font-size-complex="14pt"/>
    </style:style>
    <style:style style:name="P81" style:family="paragraph" style:parent-style-name="Heading_20_2">
      <style:text-properties style:font-name="FreeMono" fo:font-size="13pt" style:font-size-asian="13pt" style:font-size-complex="13pt"/>
    </style:style>
    <style:style style:name="P82" style:family="paragraph" style:parent-style-name="Table_20_Contents">
      <style:paragraph-properties fo:text-align="start" style:justify-single-word="false"/>
      <style:text-properties style:font-name="Liberation Serif" fo:font-size="13pt" officeooo:rsid="002d0983" officeooo:paragraph-rsid="002d0983" style:font-size-asian="13pt" style:font-size-complex="13pt"/>
    </style:style>
    <style:style style:name="P83" style:family="paragraph" style:parent-style-name="Table_20_Contents">
      <style:paragraph-properties fo:text-align="start" style:justify-single-word="false"/>
      <style:text-properties style:font-name="Liberation Serif" fo:font-size="13pt" officeooo:rsid="002d0983" officeooo:paragraph-rsid="002e5df6" style:font-size-asian="13pt" style:font-size-complex="13pt"/>
    </style:style>
    <style:style style:name="P84" style:family="paragraph" style:parent-style-name="Table_20_Contents">
      <style:paragraph-properties fo:text-align="start" style:justify-single-word="false"/>
      <style:text-properties style:font-name="Liberation Serif" fo:font-size="13pt" officeooo:rsid="002e5df6" officeooo:paragraph-rsid="002e5df6" style:font-size-asian="13pt" style:font-size-complex="13pt"/>
    </style:style>
    <style:style style:name="P85" style:family="paragraph" style:parent-style-name="Table_20_Contents">
      <style:paragraph-properties fo:text-align="start" style:justify-single-word="false"/>
      <style:text-properties style:font-name="Liberation Serif" fo:font-size="13pt" officeooo:rsid="002e5df6" officeooo:paragraph-rsid="002f8a48" style:font-size-asian="13pt" style:font-size-complex="13pt"/>
    </style:style>
    <style:style style:name="P86" style:family="paragraph" style:parent-style-name="Table_20_Contents">
      <style:paragraph-properties fo:text-align="start" style:justify-single-word="false"/>
      <style:text-properties style:font-name="Liberation Serif" fo:font-size="13pt" officeooo:rsid="002f8a48" officeooo:paragraph-rsid="002f8a48" style:font-size-asian="13pt" style:font-size-complex="13pt"/>
    </style:style>
    <style:style style:name="P87" style:family="paragraph" style:parent-style-name="Table_20_Contents">
      <style:paragraph-properties fo:text-align="start" style:justify-single-word="false"/>
      <style:text-properties style:font-name="Liberation Serif" fo:font-size="13pt" officeooo:rsid="003022a3" officeooo:paragraph-rsid="003022a3" style:font-size-asian="13pt" style:font-size-complex="13pt"/>
    </style:style>
    <style:style style:name="P88" style:family="paragraph" style:parent-style-name="Table_20_Contents">
      <style:paragraph-properties fo:text-align="start" style:justify-single-word="false"/>
      <style:text-properties style:font-name="Liberation Serif" fo:font-size="13pt" officeooo:rsid="00309d1d" officeooo:paragraph-rsid="00309d1d" style:font-size-asian="13pt" style:font-size-complex="13pt"/>
    </style:style>
    <style:style style:name="P89" style:family="paragraph" style:parent-style-name="Table_20_Contents">
      <style:paragraph-properties fo:text-align="start" style:justify-single-word="false"/>
      <style:text-properties style:font-name="Liberation Serif" fo:font-size="13pt" fo:font-weight="bold" officeooo:rsid="002d0983" officeooo:paragraph-rsid="002d0983" style:font-size-asian="13pt" style:font-weight-asian="bold" style:font-size-complex="13pt" style:font-weight-complex="bold"/>
    </style:style>
    <style:style style:name="P90" style:family="paragraph" style:parent-style-name="Table_20_Contents">
      <style:paragraph-properties fo:text-align="start" style:justify-single-word="false"/>
      <style:text-properties style:font-name="Liberation Serif" fo:font-size="14pt" style:font-size-asian="14pt" style:font-size-complex="14pt"/>
    </style:style>
    <style:style style:name="P91" style:family="paragraph" style:parent-style-name="Table_20_Contents">
      <style:paragraph-properties fo:text-align="start" style:justify-single-word="false"/>
      <style:text-properties style:font-name="Liberation Serif" fo:font-size="14pt" officeooo:rsid="00399291" officeooo:paragraph-rsid="00399291" style:font-size-asian="14pt" style:font-size-complex="14pt"/>
    </style:style>
    <style:style style:name="P92" style:family="paragraph" style:parent-style-name="Table_20_Contents">
      <style:paragraph-properties fo:text-align="start" style:justify-single-word="false"/>
      <style:text-properties style:font-name="Liberation Serif" fo:font-size="14pt" fo:font-weight="bold" officeooo:rsid="00379a9b" officeooo:paragraph-rsid="00379a9b" style:font-size-asian="14pt" style:font-weight-asian="bold" style:font-size-complex="14pt" style:font-weight-complex="bold"/>
    </style:style>
    <style:style style:name="P93" style:family="paragraph" style:parent-style-name="Table_20_Contents">
      <style:paragraph-properties fo:text-align="start" style:justify-single-word="false"/>
      <style:text-properties style:font-name="Liberation Mono" fo:font-size="14pt" officeooo:rsid="00379a9b" officeooo:paragraph-rsid="00379a9b" style:font-size-asian="14pt" style:font-size-complex="14pt"/>
    </style:style>
    <style:style style:name="P94" style:family="paragraph" style:parent-style-name="First_20_paragraph">
      <style:text-properties officeooo:paragraph-rsid="0029251a"/>
    </style:style>
    <style:style style:name="P95" style:family="paragraph" style:parent-style-name="Standard">
      <style:paragraph-properties fo:line-height="200%" fo:text-align="start" style:justify-single-word="false"/>
      <style:text-properties style:font-name="Liberation Mono" fo:font-size="13pt" officeooo:rsid="003537bd" officeooo:paragraph-rsid="003537bd" style:font-size-asian="13pt" style:font-size-complex="13pt"/>
    </style:style>
    <style:style style:name="P96" style:family="paragraph" style:parent-style-name="Standard">
      <style:paragraph-properties fo:line-height="150%" fo:text-align="start" style:justify-single-word="false"/>
      <style:text-properties style:font-name="Liberation Serif" fo:font-size="14pt" officeooo:rsid="002178ff" officeooo:paragraph-rsid="002178ff" style:font-size-asian="14pt" style:font-size-complex="14pt"/>
    </style:style>
    <style:style style:name="P97" style:family="paragraph" style:parent-style-name="Standard" style:list-style-name="L2">
      <style:paragraph-properties fo:line-height="150%" fo:text-align="start" style:justify-single-word="false"/>
      <style:text-properties style:font-name="Liberation Serif" fo:font-size="14pt" officeooo:rsid="001ff353" officeooo:paragraph-rsid="001ff353" style:font-size-asian="14pt" style:font-size-complex="14pt"/>
    </style:style>
    <style:style style:name="P98" style:family="paragraph" style:parent-style-name="Standard">
      <style:paragraph-properties fo:line-height="150%" fo:text-align="start" style:justify-single-word="false"/>
      <style:text-properties style:font-name="Liberation Serif" fo:font-size="14pt" officeooo:rsid="003ca25e" officeooo:paragraph-rsid="003ca25e" style:font-size-asian="14pt" style:font-size-complex="14pt"/>
    </style:style>
    <style:style style:name="P99" style:family="paragraph" style:parent-style-name="Standard">
      <style:paragraph-properties fo:line-height="150%" fo:text-align="start" style:justify-single-word="false"/>
      <style:text-properties style:font-name="Liberation Serif" fo:font-size="18pt" fo:font-weight="bold" officeooo:rsid="003537bd" officeooo:paragraph-rsid="003e590c" style:font-size-asian="18pt" style:font-weight-asian="bold" style:font-size-complex="18pt" style:font-weight-complex="bold"/>
    </style:style>
    <style:style style:name="P100" style:family="paragraph" style:parent-style-name="Standard" style:list-style-name="L2">
      <style:paragraph-properties fo:line-height="150%" fo:text-align="start" style:justify-single-word="false"/>
      <style:text-properties style:text-position="0% 100%" style:font-name="Liberation Serif" fo:font-size="14pt" officeooo:rsid="0023a0d9" officeooo:paragraph-rsid="0023a0d9" style:font-size-asian="14pt" style:font-size-complex="14pt"/>
    </style:style>
    <style:style style:name="P101" style:family="paragraph" style:parent-style-name="Standard" style:list-style-name="L2">
      <style:paragraph-properties fo:line-height="150%" fo:text-align="start" style:justify-single-word="false"/>
      <style:text-properties style:text-position="0% 100%" style:font-name="Liberation Serif" fo:font-size="14pt" officeooo:rsid="002503cf" officeooo:paragraph-rsid="002503cf" style:font-size-asian="14pt" style:font-size-complex="14pt"/>
    </style:style>
    <style:style style:name="P102" style:family="paragraph" style:parent-style-name="Standard" style:list-style-name="L2">
      <style:paragraph-properties fo:line-height="150%" fo:text-align="start" style:justify-single-word="false"/>
      <style:text-properties style:text-position="0% 100%" style:font-name="Liberation Serif" fo:font-size="14pt" officeooo:rsid="002503cf" officeooo:paragraph-rsid="003e590c" style:font-size-asian="14pt" style:font-size-complex="14pt"/>
    </style:style>
    <style:style style:name="P103" style:family="paragraph" style:parent-style-name="Standard">
      <loext:graphic-properties draw:fill="solid" draw:fill-color="#000000" draw:opacity="100%"/>
      <style:paragraph-properties fo:background-color="#000000"/>
      <style:text-properties fo:color="#00ff00" fo:font-weight="bold"/>
    </style:style>
    <style:style style:name="P104" style:family="paragraph" style:parent-style-name="Standard">
      <style:paragraph-properties fo:line-height="150%" fo:text-align="start" style:justify-single-word="false" fo:break-before="page"/>
      <style:text-properties style:font-name="Liberation Serif" fo:font-size="18pt" fo:font-weight="bold" officeooo:rsid="003537bd" officeooo:paragraph-rsid="003537bd" style:font-size-asian="18pt" style:font-weight-asian="bold" style:font-size-complex="18pt" style:font-weight-complex="bold"/>
    </style:style>
    <style:style style:name="P105" style:family="paragraph" style:parent-style-name="Text_20_body" style:list-style-name="L1">
      <style:paragraph-properties fo:line-height="150%" fo:text-align="start" style:justify-single-word="false"/>
      <style:text-properties style:font-name="Liberation Serif" fo:font-size="14pt" officeooo:paragraph-rsid="002178ff" style:font-size-asian="14pt" style:font-size-complex="14pt"/>
    </style:style>
    <style:style style:name="P106" style:family="paragraph" style:parent-style-name="Text_20_body" style:list-style-name="L4">
      <style:paragraph-properties fo:margin-top="0in" fo:margin-bottom="0in" loext:contextual-spacing="false"/>
      <style:text-properties officeooo:paragraph-rsid="0029251a"/>
    </style:style>
    <style:style style:name="P107" style:family="paragraph" style:parent-style-name="Heading_20_1">
      <style:paragraph-properties fo:text-align="center" style:justify-single-word="false"/>
      <style:text-properties fo:font-size="14pt" style:text-underline-style="solid" style:text-underline-type="double" style:text-underline-width="auto" style:text-underline-color="font-color" officeooo:rsid="00429dcd" officeooo:paragraph-rsid="00429dcd" style:font-size-asian="14pt" style:font-size-complex="14pt"/>
    </style:style>
    <style:style style:name="P108" style:family="paragraph" style:parent-style-name="Preformatted_20_Text" style:list-style-name="L3">
      <style:paragraph-properties>
        <style:tab-stops>
          <style:tab-stop style:position="0.2362in"/>
        </style:tab-stops>
      </style:paragraph-properties>
      <style:text-properties style:font-name="Nimbus Roman No9 L" fo:font-size="14pt" officeooo:paragraph-rsid="001c5067" style:font-size-asian="14pt" style:font-size-complex="14pt"/>
    </style:style>
    <style:style style:name="P109" style:family="paragraph" style:parent-style-name="Heading_20_3">
      <style:text-properties officeooo:paragraph-rsid="0029251a"/>
    </style:style>
    <style:style style:name="P110" style:family="paragraph" style:parent-style-name="Heading_20_3">
      <style:paragraph-properties fo:break-before="page"/>
      <style:text-properties officeooo:paragraph-rsid="0029251a"/>
    </style:style>
    <style:style style:name="P111" style:family="paragraph" style:parent-style-name="Table_20_Contents">
      <style:paragraph-properties fo:text-align="start" style:justify-single-word="false"/>
      <style:text-properties style:font-name="Liberation Mono" fo:font-size="14pt" officeooo:rsid="0042a4df" officeooo:paragraph-rsid="0042a4df" style:font-size-asian="14pt" style:font-size-complex="14pt"/>
    </style:style>
    <style:style style:name="P112" style:family="paragraph" style:parent-style-name="Table_20_Contents">
      <style:paragraph-properties fo:text-align="start" style:justify-single-word="false"/>
      <style:text-properties style:font-name="Liberation Serif" fo:font-size="14pt" officeooo:rsid="0042a4df" officeooo:paragraph-rsid="0042a4df" style:font-size-asian="14pt" style:font-size-complex="14pt"/>
    </style:style>
    <style:style style:name="P113" style:family="paragraph" style:parent-style-name="Heading_20_4">
      <style:text-properties officeooo:paragraph-rsid="0029251a"/>
    </style:style>
    <style:style style:name="T1" style:family="text">
      <style:text-properties officeooo:rsid="001a8d80"/>
    </style:style>
    <style:style style:name="T2" style:family="text">
      <style:text-properties officeooo:rsid="001d81b9"/>
    </style:style>
    <style:style style:name="T3" style:family="text">
      <style:text-properties style:font-name="Liberation Serif" fo:font-size="14pt" style:font-size-asian="14pt" style:font-size-complex="14pt"/>
    </style:style>
    <style:style style:name="T4" style:family="text">
      <style:text-properties style:font-name="Liberation Serif" fo:font-size="14pt" officeooo:rsid="001a8d80" style:font-size-asian="14pt" style:font-size-complex="14pt"/>
    </style:style>
    <style:style style:name="T5" style:family="text">
      <style:text-properties style:font-name="Liberation Serif" fo:font-size="14pt" officeooo:rsid="001d81b9" style:font-size-asian="14pt" style:font-size-complex="14pt"/>
    </style:style>
    <style:style style:name="T6" style:family="text">
      <style:text-properties style:font-name="Liberation Serif" fo:font-size="14pt" officeooo:rsid="001c5067" style:font-size-asian="14pt" style:font-size-complex="14pt"/>
    </style:style>
    <style:style style:name="T7" style:family="text">
      <style:text-properties style:font-name="Liberation Serif" fo:font-size="14pt" officeooo:rsid="002a5309" style:font-size-asian="14pt" style:font-size-complex="14pt"/>
    </style:style>
    <style:style style:name="T8" style:family="text">
      <style:text-properties style:font-name="Liberation Serif" fo:font-size="14pt" officeooo:rsid="0041806e" style:font-size-asian="14pt" style:font-size-complex="14pt"/>
    </style:style>
    <style:style style:name="T9" style:family="text">
      <style:text-properties style:font-name="Liberation Serif" officeooo:rsid="00295f99"/>
    </style:style>
    <style:style style:name="T10" style:family="text">
      <style:text-properties style:font-name="Liberation Serif" officeooo:rsid="00429dcd"/>
    </style:style>
    <style:style style:name="T11" style:family="text">
      <style:text-properties officeooo:rsid="000137cf"/>
    </style:style>
    <style:style style:name="T12" style:family="text">
      <style:text-properties officeooo:rsid="000c9b3c"/>
    </style:style>
    <style:style style:name="T13" style:family="text">
      <style:text-properties style:font-name="Nimbus Roman No9 L" fo:font-size="14pt" style:font-size-asian="14pt" style:font-size-complex="14pt"/>
    </style:style>
    <style:style style:name="T14" style:family="text">
      <style:text-properties style:font-name="Nimbus Roman No9 L" fo:font-size="14pt" officeooo:rsid="000c9b3c" style:font-size-asian="14pt" style:font-size-complex="14pt"/>
    </style:style>
    <style:style style:name="T15" style:family="text">
      <style:text-properties style:font-name="Nimbus Roman No9 L" fo:font-size="14pt" officeooo:rsid="0011a1bb" style:font-size-asian="14pt" style:font-size-complex="14pt"/>
    </style:style>
    <style:style style:name="T16" style:family="text">
      <style:text-properties officeooo:rsid="0011a1bb"/>
    </style:style>
    <style:style style:name="T17" style:family="text">
      <style:text-properties style:font-name="FreeMono"/>
    </style:style>
    <style:style style:name="T18" style:family="text">
      <style:text-properties style:font-name="FreeMono" fo:font-size="13pt" style:font-size-asian="13pt" style:font-size-complex="13pt"/>
    </style:style>
    <style:style style:name="T19" style:family="text">
      <style:text-properties style:font-name="FreeMono" fo:font-size="13pt" officeooo:rsid="001d81b9" style:font-size-asian="13pt" style:font-size-complex="13pt"/>
    </style:style>
    <style:style style:name="T20" style:family="text">
      <style:text-properties style:font-name="FreeMono" fo:font-size="13pt" fo:font-weight="bold" style:font-size-asian="13pt" style:font-weight-asian="bold" style:font-size-complex="13pt" style:font-weight-complex="bold"/>
    </style:style>
    <style:style style:name="T21" style:family="text">
      <style:text-properties style:font-name="FreeMono" officeooo:rsid="002e5df6"/>
    </style:style>
    <style:style style:name="T22" style:family="text">
      <style:text-properties style:font-name="FreeMono" officeooo:rsid="002f8a48"/>
    </style:style>
    <style:style style:name="T23" style:family="text">
      <style:text-properties style:font-name="FreeMono" officeooo:rsid="003022a3"/>
    </style:style>
    <style:style style:name="T24" style:family="text">
      <style:text-properties style:font-name="FreeMono" officeooo:rsid="003d6768"/>
    </style:style>
    <style:style style:name="T25" style:family="text">
      <style:text-properties fo:font-weight="bold"/>
    </style:style>
    <style:style style:name="T26" style:family="text">
      <style:text-properties style:text-position="super 58%"/>
    </style:style>
    <style:style style:name="T27" style:family="text">
      <style:text-properties style:text-position="0% 100%"/>
    </style:style>
    <style:style style:name="T28" style:family="text">
      <style:text-properties officeooo:rsid="002503cf"/>
    </style:style>
    <style:style style:name="T29" style:family="text">
      <style:text-properties officeooo:rsid="0017527b"/>
    </style:style>
    <style:style style:name="T30" style:family="text">
      <style:text-properties officeooo:rsid="001a7601"/>
    </style:style>
    <style:style style:name="T31" style:family="text">
      <style:text-properties style:font-name="Liberation Sans" fo:font-size="14pt" style:font-size-asian="14pt" style:font-size-complex="14pt"/>
    </style:style>
    <style:style style:name="T32" style:family="text">
      <style:text-properties style:font-name="Liberation Sans" fo:font-size="14pt" officeooo:rsid="00264932" style:font-size-asian="14pt" style:font-size-complex="14pt"/>
    </style:style>
    <style:style style:name="T33" style:family="text">
      <style:text-properties style:font-name="Liberation Sans" fo:font-size="14pt" officeooo:rsid="0042a4df" style:font-size-asian="14pt" style:font-size-complex="14pt"/>
    </style:style>
    <style:style style:name="T34" style:family="text">
      <style:text-properties officeooo:rsid="002d0983"/>
    </style:style>
    <style:style style:name="T35" style:family="text">
      <style:text-properties officeooo:rsid="002e5df6"/>
    </style:style>
    <style:style style:name="T36" style:family="text">
      <style:text-properties officeooo:rsid="002f8a48"/>
    </style:style>
    <style:style style:name="T37" style:family="text">
      <style:text-properties officeooo:rsid="003022a3"/>
    </style:style>
    <style:style style:name="T38" style:family="text">
      <style:text-properties officeooo:rsid="003385ab"/>
    </style:style>
    <style:style style:name="T39" style:family="text">
      <style:text-properties officeooo:rsid="003537bd"/>
    </style:style>
    <style:style style:name="T40" style:family="text">
      <style:text-properties officeooo:rsid="0035765b"/>
    </style:style>
    <style:style style:name="T41" style:family="text">
      <style:text-properties officeooo:rsid="00379a9b"/>
    </style:style>
    <style:style style:name="T42" style:family="text">
      <style:text-properties officeooo:rsid="00399291"/>
    </style:style>
    <style:style style:name="T43" style:family="text">
      <style:text-properties officeooo:rsid="003cafda"/>
    </style:style>
    <style:style style:name="T44" style:family="text">
      <style:text-properties fo:color="#00ff00" fo:font-weight="bold"/>
    </style:style>
    <style:style style:name="T45" style:family="text">
      <style:text-properties fo:color="#5c5cff" fo:font-weight="bold"/>
    </style:style>
    <style:style style:name="T46" style:family="text">
      <style:text-properties officeooo:rsid="003d6768"/>
    </style:style>
    <style:style style:name="T47" style:family="text">
      <style:text-properties officeooo:rsid="003e46d4"/>
    </style:style>
    <style:style style:name="T48" style:family="text">
      <style:text-properties fo:text-shadow="none"/>
    </style:style>
    <style:style style:name="T49" style:family="text">
      <style:text-properties style:text-outline="false" fo:text-shadow="none"/>
    </style:style>
    <style:style style:name="T50" style:family="text">
      <style:text-properties style:text-outline="false" fo:text-shadow="none" style:text-overline-style="none" style:text-overline-color="font-color"/>
    </style:style>
    <style:style style:name="T51" style:family="text">
      <style:text-properties fo:font-size="18pt" fo:font-weight="bold" officeooo:rsid="002a5309" style:font-size-asian="18pt" style:font-weight-asian="bold" style:font-size-complex="18pt" style:font-weight-complex="bold"/>
    </style:style>
    <style:style style:name="T52" style:family="text">
      <style:text-properties fo:font-size="18pt" fo:font-weight="bold" officeooo:rsid="001ff353" style:font-size-asian="18pt" style:font-weight-asian="bold" style:font-size-complex="18pt" style:font-weight-complex="bold"/>
    </style:style>
    <style:style style:name="T53" style:family="text">
      <style:text-properties fo:font-size="18pt" fo:font-weight="bold" officeooo:rsid="003537bd" style:font-size-asian="18pt" style:font-weight-asian="bold" style:font-size-complex="18pt" style:font-weight-complex="bold"/>
    </style:style>
    <style:style style:name="T54" style:family="text">
      <style:text-properties officeooo:rsid="00402183"/>
    </style:style>
    <style:style style:name="T55" style:family="text">
      <style:text-properties officeooo:rsid="0041806e"/>
    </style:style>
    <style:style style:name="T56" style:family="text">
      <style:text-properties officeooo:rsid="00429dcd"/>
    </style:style>
    <style:style style:name="T57" style:family="text">
      <style:text-properties fo:font-size="14pt" style:font-size-asian="14pt" style:font-size-complex="14pt"/>
    </style:style>
    <style:style style:name="T58" style:family="text">
      <style:text-properties style:font-name="FreeMon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text:p>
      <text:p text:style-name="P43"><text:span text:style-name="Source_20_Text"><text:span text:style-name="T3"/></text:span></text:p>
      <text:p text:style-name="P65"><text:span text:style-name="Source_20_Text"><text:span text:style-name="T31">Copyright (C) </text:span></text:span><text:span text:style-name="Source_20_Text"><text:span text:style-name="T32">2020 Nick Bailuc</text:span></text:span><text:span text:style-name="Source_20_Text"><text:span text:style-name="T31">.</text:span></text:span></text:p>
      <text:p text:style-name="P63">Permission is granted to copy, distribute and/or modify this document</text:p>
      <text:p text:style-name="P63">under the terms of the GNU Free Documentation License, Version 1.3</text:p>
      <text:p text:style-name="P63">or any later version published by the Free Software Foundation;</text:p>
      <text:p text:style-name="P63">with no Invariant Sections, no Front-Cover Texts, and no Back-Cover Texts.</text:p>
      <text:p text:style-name="P63">A copy of the license is included in the section entitled "GNU Free Documentation License".</text:p>
      <text:p text:style-name="P39"/>
      <text:p text:style-name="P36"><text:span text:style-name="Source_20_Text">m</text:span><text:span text:style-name="Source_20_Text"><text:span text:style-name="T10">sKeyGe</text:span></text:span><text:span text:style-name="Source_20_Text"><text:span text:style-name="T10">n</text:span></text:span><text:span text:style-name="Source_20_Text"><text:span text:style-name="T3"> uses the $RANDOM variable built into Bash in a sequence until it generates appropriate software license keys based on a unique </text:span></text:span><text:span text:style-name="Source_20_Text"><text:span text:style-name="T5">algorithm.</text:span></text:span><text:span text:style-name="Source_20_Text"><text:span text:style-name="T3"> It may be used in part or entirely by an organization as </text:span></text:span><text:span text:style-name="Source_20_Text"><text:span text:style-name="T9">a least limiting method</text:span></text:span><text:span text:style-name="Source_20_Text"><text:span text:style-name="T3"> of DRM to verify a legal purchase of their software. The same algorithms may also be used to check the validity of a </text:span></text:span><text:span text:style-name="Source_20_Text"><text:span text:style-name="T4">license</text:span></text:span><text:span text:style-name="Source_20_Text"><text:span text:style-name="T3"> key.</text:span></text:span></text:p>
      <text:p text:style-name="P65"><text:span text:style-name="Source_20_Text"><text:span text:style-name="T3"/></text:span></text:p>
      <text:p text:style-name="P66"><text:span text:style-name="Source_20_Text"><text:span text:style-name="T33">msKeyG</text:span></text:span><text:span text:style-name="Source_20_Text"><text:span text:style-name="T33">en</text:span></text:span><text:span text:style-name="Source_20_Text"><text:span text:style-name="T31"> is free software: you can redistribute it and/or modify</text:span></text:span></text:p>
      <text:p text:style-name="P65"><text:span text:style-name="Source_20_Text"><text:span text:style-name="T31">it under the terms of the GNU General Public License as published by</text:span></text:span></text:p>
      <text:p text:style-name="P65"><text:span text:style-name="Source_20_Text"><text:span text:style-name="T31">the Free Software Foundation, either version 3 of the License, or</text:span></text:span></text:p>
      <text:p text:style-name="P65"><text:span text:style-name="Source_20_Text"><text:span text:style-name="T31">(at your option) any later version.</text:span></text:span></text:p>
      <text:p text:style-name="P64"/>
      <text:p text:style-name="P67"><text:span text:style-name="Source_20_Text"><text:span text:style-name="T33">msKeyGe</text:span></text:span><text:span text:style-name="Source_20_Text"><text:span text:style-name="T33">n</text:span></text:span><text:span text:style-name="Source_20_Text"><text:span text:style-name="T31"> is distributed in the hope that it will be useful,</text:span></text:span></text:p>
      <text:p text:style-name="P65"><text:span text:style-name="Source_20_Text"><text:span text:style-name="T31">but WITHOUT ANY WARRANTY; without even the implied warranty of</text:span></text:span></text:p>
      <text:p text:style-name="P65"><text:span text:style-name="Source_20_Text"><text:span text:style-name="T31">MERCHANTABILITY or FITNESS FOR A PARTICULAR PURPOSE. <text:s/>See the</text:span></text:span></text:p>
      <text:p text:style-name="P65"><text:span text:style-name="Source_20_Text"><text:span text:style-name="T31">GNU General Public License for more details.</text:span></text:span></text:p>
      <text:p text:style-name="P40"/>
      <text:p text:style-name="P27"><text:span text:style-name="Source_20_Text"><text:span text:style-name="T6">A </text:span></text:span><text:span text:style-name="Source_20_Text"><text:span text:style-name="T7">copy of the </text:span></text:span><text:span text:style-name="T6">entire license can be found on pages </text:span><text:span text:style-name="T8">32</text:span><text:span text:style-name="T6">-</text:span><text:span text:style-name="T8">45</text:span><text:span text:style-name="T6"> of this document!</text:span></text:p>
      <text:p text:style-name="P32">INDEX:</text:p>
      <text:p text:style-name="P23"/>
      <text:p text:style-name="P25">Introduction________________________________________________1</text:p>
      <text:p text:style-name="P25">Index_______________________________________________________2</text:p>
      <text:p text:style-name="P23">Manual______________________________________________________<text:span text:style-name="T28">3</text:span></text:p>
      <text:p text:style-name="P25">Project Requirements________________________________________5</text:p>
      <text:p text:style-name="P23"><text:span text:style-name="T50">Architecture</text:span>: Diagram_______________________________________<text:span text:style-name="T40">6</text:span></text:p>
      <text:p text:style-name="P23">Architecture: Technical description of each function________<text:span text:style-name="T54">8</text:span></text:p>
      <text:p text:style-name="P23">Architecture: Patterns and Frameworks used_________________<text:span text:style-name="T54">10</text:span></text:p>
      <text:p text:style-name="P95">Architecture: Modifying the system and variable meanings___11</text:p>
      <text:p text:style-name="P26">Manual Testing_____________________________________________<text:span text:style-name="T54">12</text:span></text:p>
      <text:p text:style-name="P23">GNU General Public License_________________________________<text:span text:style-name="T55">32</text:span></text:p>
      <text:p text:style-name="P24">GNU Free Documentation License_____________________________<text:span text:style-name="T55">46</text:span></text:p>
      <text:h text:style-name="P35" text:outline-level="1">Manual:</text:h>
      <text:h text:style-name="P81" text:outline-level="2"><text:bookmark text:name="user-content-synopsis"/>[SYNOPSIS]</text:h>
      <text:p text:style-name="Preformatted_20_Text"><text:span text:style-name="Source_20_Text"><text:span text:style-name="T18">./keygen.sh ARG1 ARG2 ARG3</text:span></text:span></text:p>
      <text:p text:style-name="P60"/>
      <text:p text:style-name="Preformatted_20_Text"><text:span text:style-name="Source_20_Text"><text:span text:style-name="T20">Minimal Usage:</text:span></text:span></text:p>
      <text:p text:style-name="Preformatted_20_Text"><text:span text:style-name="Source_20_Text"><text:span text:style-name="T18">./keygen.sh ARG1</text:span></text:span></text:p>
      <text:p text:style-name="P60"/>
      <text:p text:style-name="Preformatted_20_Text"><text:span text:style-name="Source_20_Text"><text:span text:style-name="T20">Examples:</text:span></text:span></text:p>
      <text:p text:style-name="Preformatted_20_Text"><text:span text:style-name="Source_20_Text"><text:span text:style-name="T18">./keygen.sh cd</text:span></text:span></text:p>
      <text:p text:style-name="Preformatted_20_Text"><text:span text:style-name="Source_20_Text"><text:span text:style-name="T18"><text:s text:c="8"/>Generate a single CD key</text:span></text:span></text:p>
      <text:p text:style-name="P60"/>
      <text:p text:style-name="Preformatted_20_Text"><text:span text:style-name="Source_20_Text"><text:span text:style-name="T18">./keygen.sh oem --debug</text:span></text:span></text:p>
      <text:p text:style-name="P61"><text:span text:style-name="Source_20_Text"><text:span text:style-name="T18"><text:s text:c="8"/>Show the 4-algorithm step by step process of</text:span></text:span></text:p>
      <text:p text:style-name="P61"><text:span text:style-name="Source_20_Text"><text:span text:style-name="T18"><text:s text:c="8"/>generating an OEM key</text:span></text:span></text:p>
      <text:p text:style-name="P60"/>
      <text:p text:style-name="Preformatted_20_Text"><text:span text:style-name="Source_20_Text"><text:span text:style-name="T18">./keygen.sh oem 2**5 --silent</text:span></text:span></text:p>
      <text:p text:style-name="P61"><text:span text:style-name="Source_20_Text"><text:span text:style-name="T18"><text:s text:c="8"/>Calculate (2**5 = 32); generate 32 keys without</text:span></text:span><text:span text:style-name="Source_20_Text"><text:span text:style-name="T19">s</text:span></text:span></text:p>
      <text:p text:style-name="P61"><text:span text:style-name="Source_20_Text"><text:span text:style-name="T18"><text:s text:c="8"/>enumeration</text:span></text:span></text:p>
      <text:p text:style-name="P60"/>
      <text:p text:style-name="Preformatted_20_Text"><text:span text:style-name="Source_20_Text"><text:span text:style-name="T18">./keygen.sh cd 5 --silent &gt; keys.txt</text:span></text:span></text:p>
      <text:p text:style-name="Preformatted_20_Text"><text:span text:style-name="Source_20_Text"><text:span text:style-name="T18"><text:s text:c="8"/>Generate 5 keys silently (only output the key).</text:span></text:span></text:p>
      <text:p text:style-name="P70"><text:span text:style-name="Source_20_Text"><text:span text:style-name="T18"><text:s text:c="8"/>Then save the output in the file keys.txt</text:span></text:span></text:p>
      <text:h text:style-name="P81" text:outline-level="2"><text:bookmark text:name="user-content-arg-1-parameters-types-of-keys"/>[ARG 1 PARAMETERS: TYPES OF KEYS]</text:h>
      <text:p text:style-name="Preformatted_20_Text"><text:span text:style-name="Source_20_Text"><text:span text:style-name="T18">oem</text:span></text:span></text:p>
      <text:p text:style-name="Preformatted_20_Text"><text:span text:style-name="Source_20_Text"><text:span text:style-name="T18"><text:s text:c="8"/>Generate Product ID (OEM) Keys.</text:span></text:span></text:p>
      <text:p text:style-name="P60"/>
      <text:p text:style-name="Preformatted_20_Text"><text:span text:style-name="Source_20_Text"><text:span text:style-name="T18">cd</text:span></text:span></text:p>
      <text:p text:style-name="Preformatted_20_Text"><text:span text:style-name="Source_20_Text"><text:span text:style-name="T18"><text:s text:c="8"/>Generate CD Keys.</text:span></text:span></text:p>
      <text:p text:style-name="P60"/>
      <text:p text:style-name="Preformatted_20_Text"><text:span text:style-name="Source_20_Text"><text:span text:style-name="T18">-v, --validate</text:span></text:span></text:p>
      <text:p text:style-name="Preformatted_20_Text"><text:span text:style-name="Source_20_Text"><text:span text:style-name="T18"><text:s text:c="8"/>Validate a CD/OEM key provided as an argument.</text:span></text:span></text:p>
      <text:p text:style-name="P60"/>
      <text:p text:style-name="Preformatted_20_Text"><text:span text:style-name="Source_20_Text"><text:span text:style-name="T18">-h, --help</text:span></text:span></text:p>
      <text:p text:style-name="Preformatted_20_Text"><text:span text:style-name="Source_20_Text"><text:span text:style-name="T18"><text:s text:c="8"/>Show this help and exit 0.</text:span></text:span></text:p>
      <text:p text:style-name="P60"/>
      <text:p text:style-name="Preformatted_20_Text"><text:span text:style-name="Source_20_Text"><text:span text:style-name="T18">-l, --license</text:span></text:span></text:p>
      <text:p text:style-name="P70"><text:span text:style-name="Source_20_Text"><text:span text:style-name="T18"><text:s text:c="8"/>Display license</text:span></text:span></text:p>
      <text:h text:style-name="P81" text:outline-level="2"><text:bookmark text:name="user-content-arg-2-parameter-number-of-keys-optional"/>[ARG 2 PARAMETER: NUMBER OF KEYS] (optional)</text:h>
      <text:p text:style-name="Preformatted_20_Text"><text:span text:style-name="Source_20_Text"><text:span text:style-name="T18">This parameter may be omitted entirely, in which case only 1 key will be generated!</text:span></text:span></text:p>
      <text:p text:style-name="P60"/>
      <text:p text:style-name="Preformatted_20_Text"><text:span text:style-name="Source_20_Text"><text:span text:style-name="T18">N ∈ (1, 2**63-1)</text:span></text:span></text:p>
      <text:p text:style-name="P61"><text:soft-page-break/><text:span text:style-name="Source_20_Text"><text:span text:style-name="T18"><text:s text:c="8"/>Enter any integer between 1 and <text:s/>922337203685477580</text:span></text:span></text:p>
      <text:p text:style-name="P61"><text:span text:style-name="Source_20_Text"><text:span text:style-name="T18"><text:s text:c="8"/>representing how many keys to be generated. A Bash</text:span></text:span></text:p>
      <text:p text:style-name="P61"><text:span text:style-name="Source_20_Text"><text:span text:style-name="T18"><text:s text:c="8"/>integer calculation may also be entered!</text:span></text:span></text:p>
      <text:p text:style-name="P60"/>
      <text:p text:style-name="Preformatted_20_Text"><text:span text:style-name="Source_20_Text"><text:span text:style-name="T18">KEY</text:span></text:span></text:p>
      <text:p text:style-name="P61"><text:span text:style-name="Source_20_Text"><text:span text:style-name="T18"><text:s text:c="8"/>If -v is used, you must enter an OEM or CD key to</text:span></text:span></text:p>
      <text:p text:style-name="P61"><text:span text:style-name="Source_20_Text"><text:span text:style-name="T18"><text:s text:c="8"/>validate.</text:span></text:span></text:p>
      <text:p text:style-name="P60"/>
      <text:p text:style-name="Preformatted_20_Text"><text:span text:style-name="Source_20_Text"><text:span text:style-name="T18">-d, --debug</text:span></text:span></text:p>
      <text:p text:style-name="P71"><text:span text:style-name="Source_20_Text"><text:span text:style-name="T18"><text:s text:c="8"/>Useful for develpers, or </text:span></text:span><text:span text:style-name="Source_20_Text"><text:span text:style-name="T19">for</text:span></text:span><text:span text:style-name="Source_20_Text"><text:span text:style-name="T18"> learn</text:span></text:span><text:span text:style-name="Source_20_Text"><text:span text:style-name="T19">ing</text:span></text:span><text:span text:style-name="Source_20_Text"><text:span text:style-name="T18"> how the program</text:span></text:span></text:p>
      <text:p text:style-name="P71"><text:span text:style-name="Source_20_Text"><text:span text:style-name="T19"><text:s text:c="8"/>works</text:span></text:span></text:p>
      <text:h text:style-name="P81" text:outline-level="2"><text:bookmark text:name="user-content-arg-3-parameter-power-tools-optional"/>[ARG 3 PARAMETER: POWER TOOLS] (optional)</text:h>
      <text:p text:style-name="Preformatted_20_Text"><text:span text:style-name="Source_20_Text"><text:span text:style-name="T18">This can only be used if an integer N was also given!</text:span></text:span></text:p>
      <text:p text:style-name="P60"/>
      <text:p text:style-name="Preformatted_20_Text"><text:span text:style-name="Source_20_Text"><text:span text:style-name="T18">-s, --silent</text:span></text:span></text:p>
      <text:p text:style-name="Preformatted_20_Text"><text:span text:style-name="Source_20_Text"><text:span text:style-name="T18"><text:s text:c="8"/>Only output license keys, no enumeration</text:span></text:span></text:p>
      <text:p text:style-name="P60"/>
      <text:p text:style-name="Preformatted_20_Text"><text:span text:style-name="Source_20_Text"><text:span text:style-name="T18">-c, --check</text:span></text:span></text:p>
      <text:p text:style-name="P61"><text:span text:style-name="Source_20_Text"><text:span text:style-name="T18"><text:s text:c="8"/>Uses internal validation algorithm to confirm the</text:span></text:span></text:p>
      <text:p text:style-name="P61"><text:span text:style-name="Source_20_Text"><text:span text:style-name="T18"><text:s text:c="8"/>newly generated keys are valid. (Essentially the</text:span></text:span></text:p>
      <text:p text:style-name="P61"><text:span text:style-name="Source_20_Text"><text:span text:style-name="T18"><text:s text:c="8"/>generate algorithms reverse-engineered). This process</text:span></text:span></text:p>
      <text:p text:style-name="P61"><text:span text:style-name="Source_20_Text"><text:span text:style-name="T18"><text:s text:c="8"/>is certain to be slower, however can detect internal </text:span></text:span></text:p>
      <text:p text:style-name="P61"><text:span text:style-name="Source_20_Text"><text:span text:style-name="T18"><text:s text:c="8"/>script errors.</text:span></text:span></text:p>
      <text:h text:style-name="P81" text:outline-level="2"><text:bookmark text:name="user-content-exit-codes"/>[EXIT CODES]</text:h>
      <text:p text:style-name="Preformatted_20_Text"><text:span text:style-name="Source_20_Text"><text:span text:style-name="T18">0 : Success</text:span></text:span></text:p>
      <text:p text:style-name="P60"/>
      <text:p text:style-name="Preformatted_20_Text"><text:span text:style-name="Source_20_Text"><text:span text:style-name="T18">Argument Errors:</text:span></text:span></text:p>
      <text:p text:style-name="Preformatted_20_Text"><text:span text:style-name="Source_20_Text"><text:span text:style-name="T18">1 : Argument 1 invalid: product type / help / version</text:span></text:span></text:p>
      <text:p text:style-name="Preformatted_20_Text"><text:span text:style-name="Source_20_Text"><text:span text:style-name="T18">2 : Argument 2 invalid: N number of keys / debug</text:span></text:span></text:p>
      <text:p text:style-name="Preformatted_20_Text"><text:span text:style-name="Source_20_Text"><text:span text:style-name="T18">3 : Too many arguments given</text:span></text:span></text:p>
      <text:p text:style-name="Preformatted_20_Text"><text:span text:style-name="Source_20_Text"><text:span text:style-name="T18">4 : Validator: invalid format</text:span></text:span></text:p>
      <text:p text:style-name="Preformatted_20_Text"><text:span text:style-name="Source_20_Text"><text:span text:style-name="T18">5 : Validator: invalid Key</text:span></text:span></text:p>
      <text:p text:style-name="P60"/>
      <text:p text:style-name="Preformatted_20_Text"><text:span text:style-name="Source_20_Text"><text:span text:style-name="T18">Internal Errors (please report these):</text:span></text:span></text:p>
      <text:p text:style-name="Preformatted_20_Text"><text:span text:style-name="Source_20_Text"><text:span text:style-name="T18">6 : Validator: internal error!</text:span></text:span></text:p>
      <text:p text:style-name="Preformatted_20_Text"><text:span text:style-name="Source_20_Text"><text:span text:style-name="T18">7 : Internal check algorithm failed!</text:span></text:span></text:p>
      <text:p text:style-name="Preformatted_20_Text"><text:span text:style-name="Source_20_Text"><text:span text:style-name="T18">8 : End of script!</text:span></text:span></text:p>
      <text:p text:style-name="P61"><text:span text:style-name="Source_20_Text"><text:span text:style-name="T18"><text:s text:c="8"/>The script is set to exit 0 after completion of</text:span></text:span></text:p>
      <text:p text:style-name="P61"><text:span text:style-name="Source_20_Text"><text:span text:style-name="T18"><text:s text:c="8"/>generation. If the </text:span></text:span><text:span text:style-name="Source_20_Text"><text:span text:style-name="T19">script </text:span></text:span><text:span text:style-name="Source_20_Text"><text:span text:style-name="T18">reaches the end (outside of</text:span></text:span></text:p>
      <text:p text:style-name="P61"><text:span text:style-name="Source_20_Text"><text:span text:style-name="T19"><text:s text:c="8"/></text:span></text:span><text:span text:style-name="Source_20_Text"><text:span text:style-name="T18">main() function) the script will exit </text:span></text:span><text:span text:style-name="Source_20_Text"><text:span text:style-name="T19">8 </text:span></text:span><text:span text:style-name="Source_20_Text"><text:span text:style-name="T18">indicating an</text:span></text:span></text:p>
      <text:p text:style-name="P61"><text:span text:style-name="Source_20_Text"><text:span text:style-name="T18"><text:s text:c="8"/>error has occured!</text:span></text:span></text:p>
      <text:p text:style-name="P20"/>
      <text:p text:style-name="P30">Project Requirements:</text:p>
      <text:p text:style-name="P12"/>
      <text:p text:style-name="P10">The four essential freedoms of software (according to the Free Software Foundation)</text:p>
      <text:p text:style-name="P11"><text:s text:c="5"/>0. <text:s text:c="2"/>The freedom to run the program as you wish, for any purpose.</text:p>
      <text:list xml:id="list4001263450" text:style-name="L1">
        <text:list-item>
          <text:p text:style-name="P105">The freedom to study how the program works, and change it so it does your computing as you wish. Access to the source code is a precondition for this. </text:p>
        </text:list-item>
        <text:list-item>
          <text:p text:style-name="P105">The freedom to redistribute copies so you can help others.</text:p>
        </text:list-item>
        <text:list-item>
          <text:p text:style-name="P105">The freedom to distribute copies of your modified versions to others. By doing this you can give the whole community a chance to benefit from your changes. Access to the source code is a precondition for this. </text:p>
        </text:list-item>
      </text:list>
      <text:p text:style-name="P11">Thanks to the chosen license (GPL3+), as well as the version control it is maintained by (git), this program grants others the right to use, modify, derive, and share this program as they see fit.</text:p>
      <text:p text:style-name="P12"/>
      <text:p text:style-name="P12">This program is built with the intent for the user to be able to, on demand;</text:p>
      <text:list xml:id="list3338882097" text:style-name="L2">
        <text:list-item>
          <text:p text:style-name="P97">Generate a unique product key to be published on a CD (or other physical medium).</text:p>
        </text:list-item>
        <text:list-item>
          <text:p text:style-name="P97">Generate a unique product key to be included in hardware (OEM).</text:p>
        </text:list-item>
        <text:list-item>
          <text:p text:style-name="P97"><text:span text:style-name="T27">Specify a cardinal number in the form of an integer (between 1 and 2</text:span><text:span text:style-name="T26">63</text:span><text:span text:style-name="T27">-1) representing the number of keys to be generated.</text:span></text:p>
        </text:list-item>
        <text:list-item>
          <text:p text:style-name="P100">Request generation of only the keys, without any other text such as enumeration and key type.</text:p>
        </text:list-item>
        <text:list-item>
          <text:p text:style-name="P100">Save the generated output to a file with the name of the user’s choosing</text:p>
        </text:list-item>
        <text:list-item>
          <text:p text:style-name="P100">Validate an OEM or CD key entered by the user;</text:p>
        </text:list-item>
        <text:list-item>
          <text:p text:style-name="P100">If an entered key is incorrect, the program must show which part(s) are invalid.</text:p>
        </text:list-item>
        <text:list-item>
          <text:p text:style-name="P101"><text:soft-page-break/>Optionally have the program check each key it generates immediately after displaying it</text:p>
        </text:list-item>
        <text:list-item>
          <text:p text:style-name="P101">Display any internal errors that have occurred (to the limits of the internal error checking algorithms)</text:p>
        </text:list-item>
        <text:list-item>
          <text:p text:style-name="P102">Run generations in debug mode, showing the input and output of data within the algorithms</text:p>
        </text:list-item>
      </text:list>
      <text:p text:style-name="P16"/>
      <text:p text:style-name="P16"/>
      <text:p text:style-name="P13"><text:span text:style-name="T51">Architecture</text:span><text:span text:style-name="T52">: </text:span><text:span text:style-name="T53">Diagram</text:span></text:p>
      <text:p text:style-name="P99"/>
      <text:p text:style-name="P18">The following state diagram shows the essence of the logic behind the program. It is by no means conclusive, however it should give anyone interested in this program the idea of how it works. It shows the general routes through which data flows. Not every sector is a function, some are just major parts of the algorithms. In some cases, operations like loops and certain if statements are represented as their own branch, however in reality they exist in the main function for the sake of efficiency.</text:p>
      <text:p text:style-name="P18"/>
      <text:p text:style-name="P18">The state diagram was generated by <text:span text:style-name="T47">Umple, a portable modelling language aimed at simplicity. The language allows for UML diagrams to be drawn, as well as modelling with many object-oriented programming languages. The code to recreate this exact model can be found in the git repository.</text:span></text:p>
      <text:p text:style-name="P17"/>
      <text:p text:style-name="P4"/>
      <text:p text:style-name="P31">REPLACE PAGE WITH UMPLE!!!</text:p>
      <text:p text:style-name="P28"><text:span text:style-name="T39">Architecture: </text:span>Technical description of each function</text:p>
      <text:p text:style-name="P14">Herein, the term “self-sufficient” means a function that does not require any input (as variables, arguments, or otherwise), or the presence of other functions from this program. In other words, it can be cut from the source code, and successfully run on its own.</text:p>
      <text:p text:style-name="P2"/>
      <table:table table:name="Table1" table:style-name="Table1">
        <table:table-column table:style-name="Table1.A"/>
        <table:table-column table:style-name="Table1.B"/>
        <table:table-row>
          <table:table-cell table:style-name="Table1.A1" office:value-type="string">
            <text:p text:style-name="P5">Function</text:p>
          </table:table-cell>
          <table:table-cell table:style-name="Table1.A1" office:value-type="string">
            <text:p text:style-name="P89">Description</text:p>
          </table:table-cell>
        </table:table-row>
        <table:table-row>
          <table:table-cell table:style-name="Table1.A1" office:value-type="string">
            <text:p text:style-name="P21">license()</text:p>
          </table:table-cell>
          <table:table-cell table:style-name="Table1.A1" office:value-type="string">
            <text:p text:style-name="P82">This is a self-sufficient function invoked by the <text:span text:style-name="T17">-l</text:span> and <text:span text:style-name="T17">--license</text:span> arguments. It prints a short form of GNU GPL 3+, in the format that the GNU Project recommends. This is the first function in the source file, as that is what GNU strongly advices; for the license to be immediately visible upon opening the source code.</text:p>
            <text:p text:style-name="P82"/>
          </table:table-cell>
        </table:table-row>
        <table:table-row>
          <table:table-cell table:style-name="Table1.A1" office:value-type="string">
            <text:p text:style-name="P21">oem()</text:p>
          </table:table-cell>
          <table:table-cell table:style-name="Table1.A1" office:value-type="string">
            <text:p text:style-name="P82">This is a self-sufficient function which generates a single OEM key <text:span text:style-name="T35">using a series of algorithms, and directs its output into a variable </text:span><text:span text:style-name="T21">$KEY</text:span><text:span text:style-name="T35">.</text:span></text:p>
            <text:p text:style-name="P82"/>
          </table:table-cell>
        </table:table-row>
        <table:table-row>
          <table:table-cell table:style-name="Table1.A1" office:value-type="string">
            <text:p text:style-name="P21">oem_debug()</text:p>
          </table:table-cell>
          <table:table-cell table:style-name="Table1.A1" office:value-type="string">
            <text:p text:style-name="P84">This <text:span text:style-name="T34">self-sufficient <text:s/></text:span>function is algorithmically identical to <text:span text:style-name="T17">oem()</text:span>, however it prints the values of all temporary variables during the process of generation of an OEM key. This is useful for detecting errors, as well as learning how the program works.</text:p>
            <text:p text:style-name="P84"/>
          </table:table-cell>
        </table:table-row>
        <table:table-row>
          <table:table-cell table:style-name="Table1.A1" office:value-type="string">
            <text:p text:style-name="P21">cd()</text:p>
          </table:table-cell>
          <table:table-cell table:style-name="Table1.A1" office:value-type="string">
            <text:p text:style-name="P83">This is a self-sufficient function which generates a single <text:span text:style-name="T35">CD</text:span> key <text:span text:style-name="T35">using a series of algorithms, and directs its output into a variable </text:span><text:span text:style-name="T21">$KEY</text:span><text:span text:style-name="T35">.</text:span></text:p>
            <text:p text:style-name="P83"/>
          </table:table-cell>
        </table:table-row>
        <table:table-row>
          <table:table-cell table:style-name="Table1.A1" office:value-type="string">
            <text:p text:style-name="P21">cd_debug()</text:p>
          </table:table-cell>
          <table:table-cell table:style-name="Table1.A1" office:value-type="string">
            <text:p text:style-name="P84">This <text:span text:style-name="T34">self-sufficient </text:span>function is algorithmically identical to <text:span text:style-name="T17">cd()</text:span>, however it prints the values of all temporary variables during the process of generation of an CD key. This is useful for detecting errors, as well as learning how the program works.</text:p>
            <text:p text:style-name="P84"/>
          </table:table-cell>
        </table:table-row>
        <table:table-row>
          <table:table-cell table:style-name="Table1.A1" office:value-type="string">
            <text:p text:style-name="P21">validate_oem()</text:p>
          </table:table-cell>
          <table:table-cell table:style-name="Table1.A1" office:value-type="string">
            <text:p text:style-name="P85">This function <text:span text:style-name="T36">uses the same algorithm from </text:span><text:span text:style-name="T17">oem(</text:span><text:span text:style-name="T22">)</text:span><text:span text:style-name="T36"> reverse engineered to validate a user inputted OEM key for correct format, as well as mathematical approval. This function is run only once upon user input, so efficiency is not a priority.</text:span></text:p>
            <text:p text:style-name="P85"/>
          </table:table-cell>
        </table:table-row>
        <table:table-row>
          <table:table-cell table:style-name="Table1.A1" office:value-type="string">
            <text:p text:style-name="P21">check_oem()</text:p>
          </table:table-cell>
          <table:table-cell table:style-name="Table1.A1" office:value-type="string">
            <text:p text:style-name="P86"><text:span text:style-name="T37">If the </text:span><text:span text:style-name="T23">-c</text:span><text:span text:style-name="T37"> or </text:span><text:span text:style-name="T23">--check</text:span><text:span text:style-name="T37"> arguments were given, t</text:span>his function <text:span text:style-name="T37">will be</text:span> called every time an OEM key is generated, to check if it is valid. It is similar to <text:span text:style-name="T17">validate_oem()</text:span>, however it only performs the mathematical validation, as performing a format validation would cause it to be about 11 times less efficient. <text:span text:style-name="T37">Format errors have no need to be called when the key was generated by the program, and not given by the user.</text:span></text:p>
            <text:p text:style-name="P86"/>
          </table:table-cell>
        </table:table-row>
        <table:table-row>
          <table:table-cell table:style-name="Table1.A1" office:value-type="string">
            <text:p text:style-name="P21">validate_cd()</text:p>
          </table:table-cell>
          <table:table-cell table:style-name="Table1.A1" office:value-type="string">
            <text:p text:style-name="P85">This function <text:span text:style-name="T36">uses the same algorithm from </text:span><text:span text:style-name="T22">cd</text:span><text:span text:style-name="T17">(</text:span><text:span text:style-name="T22">)</text:span><text:span text:style-name="T36"> reverse engineered to </text:span><text:soft-page-break/><text:span text:style-name="T36">validate a user inputted OEM key for correct format, as well as mathematical approval.</text:span></text:p>
            <text:p text:style-name="P85"/>
          </table:table-cell>
        </table:table-row>
        <table:table-row>
          <table:table-cell table:style-name="Table1.A1" office:value-type="string">
            <text:p text:style-name="P21">check_cd()</text:p>
          </table:table-cell>
          <table:table-cell table:style-name="Table1.A1" office:value-type="string">
            <text:p text:style-name="P86"><text:span text:style-name="T37">If the </text:span><text:span text:style-name="T23">-c</text:span><text:span text:style-name="T37"> or </text:span><text:span text:style-name="T23">--check</text:span><text:span text:style-name="T37"> arguments were given, t</text:span>his function <text:span text:style-name="T37">will be</text:span> called every time a <text:span text:style-name="T37">CD</text:span> key is generated, to check if it is valid. It is similar to <text:span text:style-name="T17">validate_</text:span><text:span text:style-name="T23">cd</text:span><text:span text:style-name="T17">()</text:span>, however it only performs the mathematical validation, as performing a format validation would cause it to be about <text:span text:style-name="T37">7</text:span> times less efficient. <text:span text:style-name="T37">Format errors have no need to be called when the key was generated by the program, and not given by the user.</text:span></text:p>
            <text:p text:style-name="P86"/>
          </table:table-cell>
        </table:table-row>
        <table:table-row>
          <table:table-cell table:style-name="Table1.A1" office:value-type="string">
            <text:p text:style-name="P21">zero_remover()</text:p>
          </table:table-cell>
          <table:table-cell table:style-name="Table1.A1" office:value-type="string">
            <text:p text:style-name="P87">This function was added to aid the format validation algorithms of <text:span text:style-name="T17">validate_oem()</text:span> and <text:span text:style-name="T17">validate_cd()</text:span> due to BASH interpreting numbers like 067 as octal. Forcing BASH to interpret a variable as a decimal integer works only for variables that only contain digits, however both OEM and CD keys also contain dashes and letters.</text:p>
            <text:p text:style-name="P87"/>
          </table:table-cell>
        </table:table-row>
        <table:table-row>
          <table:table-cell table:style-name="Table1.A1" office:value-type="string">
            <text:p text:style-name="P21">main()</text:p>
          </table:table-cell>
          <table:table-cell table:style-name="Table1.A1" office:value-type="string">
            <text:p text:style-name="P87">This function is called after initialization of the script is complete. It is responsible for handling arguments; in that it will call the appropriate functions for which keys are requested, load loops when more than one key needs to be generated, and handle most of the exit codes. It is written in what might seem an inefficient style, however it is only run once in an instance, and is designed so as to make the other payload functions operate with minimal instructions.</text:p>
            <text:p text:style-name="P87"/>
          </table:table-cell>
        </table:table-row>
        <table:table-row>
          <table:table-cell table:style-name="Table1.A1" office:value-type="string">
            <text:p text:style-name="P21">help()</text:p>
          </table:table-cell>
          <table:table-cell table:style-name="Table1.A1" office:value-type="string">
            <text:p text:style-name="P88">This <text:span text:style-name="T34">self-sufficient </text:span>function displays the full help upon entering <text:span text:style-name="T17">-h</text:span> or <text:s/>--<text:span text:style-name="T17">help</text:span> as arguments.</text:p>
            <text:p text:style-name="P88"/>
          </table:table-cell>
        </table:table-row>
        <table:table-row>
          <table:table-cell table:style-name="Table1.A1" office:value-type="string">
            <text:p text:style-name="P21">usage()</text:p>
          </table:table-cell>
          <table:table-cell table:style-name="Table1.A1" office:value-type="string">
            <text:p text:style-name="P88">This self-sufficient functions displays short usage information upon starting the program with no arguments given.</text:p>
            <text:p text:style-name="P88"/>
          </table:table-cell>
        </table:table-row>
        <table:table-row>
          <table:table-cell table:style-name="Table1.A1" office:value-type="string">
            <text:p text:style-name="P22">report()</text:p>
          </table:table-cell>
          <table:table-cell table:style-name="Table1.A1" office:value-type="string">
            <text:p text:style-name="P88">This function prints error handling information when an internal error occurs. It lists the branch and version of the program, as well as the arguments used and an email to which an error can be sent.</text:p>
            <text:p text:style-name="P88"/>
          </table:table-cell>
        </table:table-row>
      </table:table>
      <text:p text:style-name="P3"/>
      <text:p text:style-name="P29"><text:span text:style-name="T39">Architecture: </text:span>Patterns and Frameworks used</text:p>
      <text:p text:style-name="P6"/>
      <text:p text:style-name="P7">BASH is a scripting language written to be the primary shell of the GNU Project. GNU stands for GNU’s Not Unix. This style of naming was used in the 1980’s when groups would reverse engineer proprietary software, releasing it as free (libre) software, however not containing any original code. Unix had its own shell called sh (Bourne Shell), and therefore BASH stands for Bourne Again SHell. It is a required component of the GNU/Linux operating system, and many Unix derivatives such as MacOS also use BASH. The language is intended to be a conformant of the IEEE POSIX Shell (IEEE Working Group 1003.2). POSIX is a standard maintained by IEEE to unify system formats of the hundreds of Unix derivatives and clones.</text:p>
      <text:p text:style-name="P7"/>
      <text:p text:style-name="P7">This program has no dependencies other than BASH itself. It is therefore entirely POSIX compliant. Older versions of the script utilized features like <text:span text:style-name="T17">expr</text:span> <text:span text:style-name="T38">for handling mathematical and logical expressions, which are part of GNU Coreutils, however to allow it to run on platforms such as MacOS, these instructions were instead translated to ones built into BASH. To maintain this strict compatibility, the program rejects all usage of return values larger than 8 bits (the C equivalent of the char data type) and even floating point integers.</text:span></text:p>
      <text:p text:style-name="P7"/>
      <text:p text:style-name="P8">BASH’s single dependency is the GNU C Library version 6 (glibc), however any Unix based system is certain to have a C library at the lowest ring of its userland.</text:p>
      <text:p text:style-name="P8"/>
      <text:p text:style-name="P9"><text:span text:style-name="T17">printf</text:span> is used for displaying any text to standard output (stdout), rather than BASH’s own <text:span text:style-name="T17">echo</text:span>. This makes it easier to port this program to other C-style languages such as Python or Java without having to rewrite the scripts to display messages as intended.</text:p>
      <text:p text:style-name="P104">Architecture: Modifying the system and variable meanings</text:p>
      <text:p text:style-name="P9"><text:span text:style-name="T41">Nearly </text:span>exhaustive list of variables used by <text:span text:style-name="T41">the script. It should be noted that BASH cannot directly return variables larger than a single 8-bit char (enumerated 0-255), and functions cannot take variables as input. Therefore, the majority of these variables are global to the script.</text:span></text:p>
      <table:table table:name="Table2" table:style-name="Table2">
        <table:table-column table:style-name="Table2.A"/>
        <table:table-column table:style-name="Table2.B"/>
        <table:table-row>
          <table:table-cell table:style-name="Table2.A1" office:value-type="string">
            <text:p text:style-name="P92">Variable</text:p>
          </table:table-cell>
          <table:table-cell table:style-name="Table2.A1" office:value-type="string">
            <text:p text:style-name="P92">Use</text:p>
          </table:table-cell>
        </table:table-row>
        <table:table-row>
          <table:table-cell table:style-name="Table2.A1" office:value-type="string">
            <text:p text:style-name="P93">VERSION</text:p>
          </table:table-cell>
          <table:table-cell table:style-name="Table2.A1" office:value-type="string">
            <text:p text:style-name="P91">Declared version of program</text:p>
          </table:table-cell>
        </table:table-row>
        <table:table-row>
          <table:table-cell table:style-name="Table2.A1" office:value-type="string">
            <text:p text:style-name="P93">EMAIL</text:p>
          </table:table-cell>
          <table:table-cell table:style-name="Table2.A1" office:value-type="string">
            <text:p text:style-name="P91">Email used in documentation and error reports</text:p>
          </table:table-cell>
        </table:table-row>
        <table:table-row>
          <table:table-cell table:style-name="Table2.A1" office:value-type="string">
            <text:p text:style-name="P93">ARG1</text:p>
          </table:table-cell>
          <table:table-cell table:style-name="Table2.A1" office:value-type="string">
            <text:p text:style-name="P90">Represents first argument of standard input</text:p>
          </table:table-cell>
        </table:table-row>
        <table:table-row>
          <table:table-cell table:style-name="Table2.A1" office:value-type="string">
            <text:p text:style-name="P93">ARG2</text:p>
          </table:table-cell>
          <table:table-cell table:style-name="Table2.A1" office:value-type="string">
            <text:p text:style-name="P90">Second argument of standard input</text:p>
          </table:table-cell>
        </table:table-row>
        <table:table-row>
          <table:table-cell table:style-name="Table2.A1" office:value-type="string">
            <text:p text:style-name="P93">ARG3</text:p>
          </table:table-cell>
          <table:table-cell table:style-name="Table2.A1" office:value-type="string">
            <text:p text:style-name="P90">Third argument of standard input</text:p>
          </table:table-cell>
        </table:table-row>
        <table:table-row>
          <table:table-cell table:style-name="Table2.A1" office:value-type="string">
            <text:p text:style-name="P93">ARG4</text:p>
          </table:table-cell>
          <table:table-cell table:style-name="Table2.A1" office:value-type="string">
            <text:p text:style-name="P90">Fourth argument of standard input (if not empty, error 4 occurs)</text:p>
          </table:table-cell>
        </table:table-row>
        <table:table-row>
          <table:table-cell table:style-name="Table2.A1" office:value-type="string">
            <text:p text:style-name="P93">CN</text:p>
          </table:table-cell>
          <table:table-cell table:style-name="Table2.A1" office:value-type="string">
            <text:p text:style-name="P90">Standard format for displaying strings</text:p>
          </table:table-cell>
        </table:table-row>
        <table:table-row>
          <table:table-cell table:style-name="Table2.A1" office:value-type="string">
            <text:p text:style-name="P93">CB</text:p>
          </table:table-cell>
          <table:table-cell table:style-name="Table2.A1" office:value-type="string">
            <text:p text:style-name="P90">Bold format for displaying strings</text:p>
          </table:table-cell>
        </table:table-row>
        <table:table-row>
          <table:table-cell table:style-name="Table2.A1" office:value-type="string">
            <text:p text:style-name="P93">i</text:p>
          </table:table-cell>
          <table:table-cell table:style-name="Table2.A1" office:value-type="string">
            <text:p text:style-name="P90">Used only by main() in for loops for multi key generation</text:p>
          </table:table-cell>
        </table:table-row>
        <table:table-row>
          <table:table-cell table:style-name="Table2.A1" office:value-type="string">
            <text:p text:style-name="P93">D</text:p>
          </table:table-cell>
          <table:table-cell table:style-name="Table2.A1" office:value-type="string">
            <text:p text:style-name="P90">Day of year, used by <text:span text:style-name="T42">OEM</text:span> keys</text:p>
          </table:table-cell>
        </table:table-row>
        <table:table-row>
          <table:table-cell table:style-name="Table2.A1" office:value-type="string">
            <text:p text:style-name="P93">Y</text:p>
          </table:table-cell>
          <table:table-cell table:style-name="Table2.A1" office:value-type="string">
            <text:p text:style-name="P90">Year between 1995 and 2003, used by OEM</text:p>
          </table:table-cell>
        </table:table-row>
        <table:table-row>
          <table:table-cell table:style-name="Table2.A1" office:value-type="string">
            <text:p text:style-name="P93">a,b,c,d,e,f</text:p>
          </table:table-cell>
          <table:table-cell table:style-name="Table2.A1" office:value-type="string">
            <text:p text:style-name="P90"><text:span text:style-name="T42">S</text:span>ix digit divisible by 7 segment</text:p>
          </table:table-cell>
        </table:table-row>
        <table:table-row>
          <table:table-cell table:style-name="Table2.A1" office:value-type="string">
            <text:p text:style-name="P93">r1,r2,r3,r4,r5</text:p>
          </table:table-cell>
          <table:table-cell table:style-name="Table2.A1" office:value-type="string">
            <text:p text:style-name="P90"><text:span text:style-name="T42">E</text:span>ntirely random segment used by OEM</text:p>
          </table:table-cell>
        </table:table-row>
        <table:table-row>
          <table:table-cell table:style-name="Table2.A1" office:value-type="string">
            <text:p text:style-name="P93">KEY</text:p>
          </table:table-cell>
          <table:table-cell table:style-name="Table2.A1" office:value-type="string">
            <text:p text:style-name="P90"><text:span text:style-name="T42">H</text:span>olds the final key, for printing, or as input for check functions</text:p>
          </table:table-cell>
        </table:table-row>
        <table:table-row>
          <table:table-cell table:style-name="Table2.A1" office:value-type="string">
            <text:p text:style-name="P93">S</text:p>
          </table:table-cell>
          <table:table-cell table:style-name="Table2.A1" office:value-type="string">
            <text:p text:style-name="P90">3 digit segment from CD (cannot be 333, 444, ... , 999)</text:p>
          </table:table-cell>
        </table:table-row>
        <table:table-row>
          <table:table-cell table:style-name="Table2.A1" office:value-type="string">
            <text:p text:style-name="P93">a,b,c,d,e,f,g</text:p>
          </table:table-cell>
          <table:table-cell table:style-name="Table2.A1" office:value-type="string">
            <text:p text:style-name="P90"><text:span text:style-name="T42">S</text:span>even digit divisible by 7 segment, g cannot be 0, 8, 9</text:p>
          </table:table-cell>
        </table:table-row>
        <table:table-row>
          <table:table-cell table:style-name="Table2.A1" office:value-type="string">
            <text:p text:style-name="P93">KEY_TYPE</text:p>
          </table:table-cell>
          <table:table-cell table:style-name="Table2.A1" office:value-type="string">
            <text:p text:style-name="P90"><text:span text:style-name="T42">V</text:span>ariable always equals "OEM" or "CD"</text:p>
          </table:table-cell>
        </table:table-row>
        <table:table-row>
          <table:table-cell table:style-name="Table2.A1" office:value-type="string">
            <text:p text:style-name="P93">DEC</text:p>
          </table:table-cell>
          <table:table-cell table:style-name="Table2.A1" office:value-type="string">
            <text:p text:style-name="P90"><text:span text:style-name="T42">I</text:span>nput/output variable for <text:span text:style-name="T17">zero_remover()</text:span></text:p>
          </table:table-cell>
        </table:table-row>
        <table:table-row>
          <table:table-cell table:style-name="Table2.A1" office:value-type="string">
            <text:p text:style-name="P93">S1</text:p>
          </table:table-cell>
          <table:table-cell table:style-name="Table2.A1" office:value-type="string">
            <text:p text:style-name="P90"><text:span text:style-name="T42">F</text:span>ragmentary day of year used by <text:span text:style-name="T17">validate_oem()</text:span> and <text:span text:style-name="T17">check_oem()</text:span></text:p>
          </table:table-cell>
        </table:table-row>
        <table:table-row>
          <table:table-cell table:style-name="Table2.A1" office:value-type="string">
            <text:p text:style-name="P93">S2</text:p>
          </table:table-cell>
          <table:table-cell table:style-name="Table2.A1" office:value-type="string">
            <text:p text:style-name="P90"><text:span text:style-name="T42">F</text:span>ragmentary year used by <text:span text:style-name="T17">validate_oem()</text:span> and <text:span text:style-name="T17">check_oem()</text:span></text:p>
          </table:table-cell>
        </table:table-row>
        <table:table-row>
          <table:table-cell table:style-name="Table2.A1" office:value-type="string">
            <text:p text:style-name="P93">S3</text:p>
          </table:table-cell>
          <table:table-cell table:style-name="Table2.A1" office:value-type="string">
            <text:p text:style-name="P90"><text:span text:style-name="T42">S</text:span>ix digit divisible by 7 segment used by <text:span text:style-name="T17">validate_oem()</text:span> and <text:span text:style-name="T17">check_oem()</text:span></text:p>
          </table:table-cell>
        </table:table-row>
        <table:table-row>
          <table:table-cell table:style-name="Table2.A1" office:value-type="string">
            <text:p text:style-name="P93">S4</text:p>
          </table:table-cell>
          <table:table-cell table:style-name="Table2.A1" office:value-type="string">
            <text:p text:style-name="P90"><text:span text:style-name="T42">F</text:span>ive digit random segment used by <text:span text:style-name="T17">validate_oem()</text:span> and <text:span text:style-name="T17">check_oem()</text:span></text:p>
          </table:table-cell>
        </table:table-row>
        <table:table-row>
          <table:table-cell table:style-name="Table2.A1" office:value-type="string">
            <text:p text:style-name="P93">g</text:p>
          </table:table-cell>
          <table:table-cell table:style-name="Table2.A1" office:value-type="string">
            <text:p text:style-name="P90"><text:span text:style-name="T42">L</text:span>ast digit of divisible by 7 segment (only used on OEM keys)</text:p>
          </table:table-cell>
        </table:table-row>
        <table:table-row>
          <table:table-cell table:style-name="Table2.A1" office:value-type="string">
            <text:p text:style-name="P93">exitcode</text:p>
          </table:table-cell>
          <table:table-cell table:style-name="Table2.A1" office:value-type="string">
            <text:p text:style-name="P90">Binary 3 digit, each digit represents the presence of different errors used only by <text:span text:style-name="T17">validate_cd()</text:span>. NOT USED FOR PROGRAM EXIT CODE</text:p>
          </table:table-cell>
        </table:table-row>
        <table:table-row>
          <table:table-cell table:style-name="Table2.A1" office:value-type="string">
            <text:p text:style-name="P111">DEFINITION</text:p>
          </table:table-cell>
          <table:table-cell table:style-name="Table2.A1" office:value-type="string">
            <text:p text:style-name="P112">Human readable description of the program used by <text:span text:style-name="T17">help()</text:span>, <text:span text:style-name="T17">usage()</text:span>, and <text:span text:style-name="T17">license()</text:span></text:p>
          </table:table-cell>
        </table:table-row>
      </table:table>
      <text:p text:style-name="P15"><text:soft-page-break/>The layout of the program is structured in a way that creates clear boundaries between the various functions. This makes it easy to add new features. For example, a new key type besides OEM and CD can be added by writing a new function for its generation, and optionally a debug version, verify, and check. Thereafter, main() can be modified to recognize appropriate arguments to run those functions, and as long as its variables do not interfere with the ones listed above, it will work as a brand new feature. <text:span text:style-name="T46">Only </text:span><text:span text:style-name="T24">main()</text:span><text:span text:style-name="T46"> can exit 0 after successful completion of a task, however if a payload function detects an error, it may exit with a different code. </text:span>No modifications to frameworks or other files outside of the script is necessary for adding or modifying the program. In fact, the General Public License encourages modification of the program! </text:p>
      <text:p text:style-name="P15"/>
      <text:p text:style-name="P15"/>
      <text:p text:style-name="P19">Manual Testing</text:p>
      <text:p text:style-name="P15"/>
      <text:p text:style-name="P15">Provided <text:span text:style-name="T47">in the file titled Manual Tests.html as well as below is an example of m</text:span>anual tests that should be conducted with every new version or modification of the program. They are <text:span text:style-name="T47">HTML captures</text:span> of the <text:span text:style-name="T47">exact output</text:span> running on BASH version 5.<text:span text:style-name="T43">0.3. The file exists in the git repository.</text:span></text:p>
      <text:p text:style-name="P15"/>
      <text:p text:style-name="P34"><text:span text:style-name="T44">ninick@HP:</text:span><text:span text:style-name="T45">~</text:span><text:span text:style-name="T44">$ ./keygen.sh </text:span></text:p>
      <text:p text:style-name="P68">./keygen.sh (Version 0.82), see CHANGELOG.html for more information!</text:p>
      <text:p text:style-name="P69"/>
      <text:p text:style-name="P68">Copyright (C) 2020 Nick Bailuc, &lt;nbail040@uottawa.ca&gt;</text:p>
      <text:p text:style-name="P68">This is free software; see the source code for copying conditions.</text:p>
      <text:p text:style-name="P68">There is ABSOLUTELY NO WARRANTY; not even for MERCHANTABILITY or</text:p>
      <text:p text:style-name="P68">FITNESS FOR A PARTICULAR PURPOSE.</text:p>
      <text:p text:style-name="P69"/>
      <text:p text:style-name="P69"><text:span text:style-name="T25">SYNOPSIS:</text:span> <text:s text:c="6"/><text:span text:style-name="T25">./keygen.sh ARG1 ARG2 ARG3</text:span></text:p>
      <text:p text:style-name="P69"><text:span text:style-name="T25">Minimal Usage:</text:span> <text:s/><text:span text:style-name="T25">./keygen.sh ARG1</text:span></text:p>
      <text:p text:style-name="P69"/>
      <text:p text:style-name="P68">[ARG 1 PARAMETERS: TYPES OF KEYS]</text:p>
      <text:p text:style-name="P69"/>
      <text:p text:style-name="P69"><text:s text:c="8"/><text:span text:style-name="T25">oem</text:span> <text:s text:c="4"/>Generate Product ID (OEM) Keys.</text:p>
      <text:p text:style-name="P69"><text:s text:c="8"/><text:span text:style-name="T25">cd</text:span> <text:s text:c="5"/>Generate CD Keys.</text:p>
      <text:p text:style-name="P69"><text:s text:c="8"/><text:span text:style-name="T25">-v, --validate</text:span> <text:s/>Validate a CD/OEM key provided as an argument.</text:p>
      <text:p text:style-name="P69"><text:s text:c="8"/><text:span text:style-name="T25">-h, --help</text:span> <text:s text:c="5"/>Show this help and exit 0.</text:p>
      <text:p text:style-name="P69"><text:s text:c="8"/><text:span text:style-name="T25">-l, --license</text:span> <text:s text:c="2"/>Display license</text:p>
      <text:p text:style-name="P69"/>
      <text:p text:style-name="P68">[ARG 2 PARAMETER: NUMBER OF KEYS] (optional)</text:p>
      <text:p text:style-name="P69"><text:s text:c="8"/>This parameter may be omitted entirely, in which case only 1 key will be generated!</text:p>
      <text:p text:style-name="P69"/>
      <text:p text:style-name="P69"><text:s text:c="8"/><text:span text:style-name="T25">N</text:span> ∈ (1, 2**63-1)</text:p>
      <text:p text:style-name="P69"><text:s text:c="16"/>Enter any integer between 1 and 9223372036854775807 (2**63 -1) representing</text:p>
      <text:p text:style-name="P69"><text:s text:c="16"/>how many keys to be generated. A Bash integer calculation may also be entered!</text:p>
      <text:p text:style-name="P69"/>
      <text:p text:style-name="P69"><text:s text:c="8"/><text:span text:style-name="T25">KEY</text:span> <text:s text:c="4"/>If -v is used, you must enter an OEM or CD key to validate.</text:p>
      <text:p text:style-name="P69"/>
      <text:p text:style-name="P69"><text:s text:c="8"/><text:span text:style-name="T25">-d, --debug</text:span> <text:s text:c="4"/>Useful for develpers, or to learn how the program works</text:p>
      <text:p text:style-name="P69"/>
      <text:p text:style-name="P68">[ARG 3 PARAMETER: POWER TOOLS] (optional)</text:p>
      <text:p text:style-name="P69"><text:s text:c="8"/>This can only be used if an integer N was also given!</text:p>
      <text:p text:style-name="P69"/>
      <text:p text:style-name="P69"><text:s text:c="8"/><text:span text:style-name="T25">-s, --silent</text:span> <text:s text:c="3"/>Only output license keys, no enumeration</text:p>
      <text:p text:style-name="P69"><text:s text:c="8"/><text:span text:style-name="T25">-c, --check</text:span> <text:s text:c="4"/>Uses internal validation algorithm to confirm the newly generated keys are</text:p>
      <text:p text:style-name="P69"><text:s text:c="24"/>valid. (Essentially the algorithms reverse-engineered). This process</text:p>
      <text:p text:style-name="P69"><text:s text:c="24"/>is certain to be slower, however can detect internal script errors.</text:p>
      <text:p text:style-name="P69"/>
      <text:p text:style-name="P69">Try ./keygen.sh --help for more information.</text:p>
      <text:p text:style-name="P69"><text:span text:style-name="T44">nick@HP</text:span>:<text:span text:style-name="T45">~</text:span>$ ./keygen.sh oem</text:p>
      <text:p text:style-name="P69">OEM Product ID #1: <text:s text:c="13"/>03297-OEM-0158445-25643</text:p>
      <text:p text:style-name="P69"><text:span text:style-name="T44">nick@HP</text:span>:<text:span text:style-name="T45">~</text:span>$ ./keygen.sh cd</text:p>
      <text:p text:style-name="P69">CD Key #1: <text:s text:c="13"/>695-1876266</text:p>
      <text:p text:style-name="P69"><text:span text:style-name="T44">nick@HP</text:span>:<text:span text:style-name="T45">~</text:span>$ ./keygen.sh oem 5</text:p>
      <text:p text:style-name="P69">OEM Product ID #1: <text:s text:c="13"/>08402-OEM-0540337-24468</text:p>
      <text:p text:style-name="P69">OEM Product ID #2: <text:s text:c="13"/>12699-OEM-0809711-98003</text:p>
      <text:p text:style-name="P69">OEM Product ID #3: <text:s text:c="13"/>20699-OEM-0199094-51325</text:p>
      <text:p text:style-name="P69">OEM Product ID #4: <text:s text:c="13"/>26997-OEM-0854931-39920</text:p>
      <text:p text:style-name="P69">OEM Product ID #5: <text:s text:c="13"/>01295-OEM-0957516-87314</text:p>
      <text:p text:style-name="P69"><text:span text:style-name="T44">nick@HP</text:span>:<text:span text:style-name="T45">~</text:span>$ ./keygen.sh cd 2**4</text:p>
      <text:p text:style-name="P69">CD Key #1: <text:s text:c="13"/>723-8854671</text:p>
      <text:p text:style-name="P69">CD Key #2: <text:s text:c="13"/>344-8437114</text:p>
      <text:p text:style-name="P69"><text:soft-page-break/>CD Key #3: <text:s text:c="13"/>539-0952973</text:p>
      <text:p text:style-name="P69">CD Key #4: <text:s text:c="13"/>792-4104723</text:p>
      <text:p text:style-name="P69">CD Key #5: <text:s text:c="13"/>304-6431775</text:p>
      <text:p text:style-name="P69">CD Key #6: <text:s text:c="13"/>908-1342824</text:p>
      <text:p text:style-name="P69">CD Key #7: <text:s text:c="13"/>664-8605723</text:p>
      <text:p text:style-name="P69">CD Key #8: <text:s text:c="13"/>554-6189596</text:p>
      <text:p text:style-name="P69">CD Key #9: <text:s text:c="13"/>602-5996466</text:p>
      <text:p text:style-name="P69">CD Key #10: <text:s text:c="12"/>505-9326737</text:p>
      <text:p text:style-name="P69">CD Key #11: <text:s text:c="12"/>044-0637973</text:p>
      <text:p text:style-name="P69">CD Key #12: <text:s text:c="12"/>421-0839181</text:p>
      <text:p text:style-name="P69">CD Key #13: <text:s text:c="12"/>322-3083227</text:p>
      <text:p text:style-name="P69">CD Key #14: <text:s text:c="12"/>374-9879394</text:p>
      <text:p text:style-name="P69">CD Key #15: <text:s text:c="12"/>049-1719942</text:p>
      <text:p text:style-name="P69">CD Key #16: <text:s text:c="12"/>991-3101371</text:p>
      <text:p text:style-name="P69"><text:span text:style-name="T44">nick@HP</text:span>:<text:span text:style-name="T45">~</text:span>$ ./keygen.sh -h</text:p>
      <text:p text:style-name="P68">./keygen.sh (Version 0.82)</text:p>
      <text:p text:style-name="P69"/>
      <text:p text:style-name="P69">Copyright (C) 2020 Nick Bailuc, &lt;nbail040@uottawa.ca&gt;</text:p>
      <text:p text:style-name="P69"/>
      <text:p text:style-name="P69">This program uses the $RANDOM variable built into Bash in a sequence until it</text:p>
      <text:p text:style-name="P69">generates appropriate software license keys based on a proprietary alogrithm.</text:p>
      <text:p text:style-name="P69">It may be used in part or entirely by an organization as a method of DRM to</text:p>
      <text:p text:style-name="P69">verify a legal purchase of their software. The same algorithms may also be used</text:p>
      <text:p text:style-name="P69">to check the validity of a licence key.</text:p>
      <text:p text:style-name="P69">See ./keygen.sh --help for more information.</text:p>
      <text:p text:style-name="P69"/>
      <text:p text:style-name="P69"/>
      <text:p text:style-name="P68">[SYNOPSIS]</text:p>
      <text:p text:style-name="P69"><text:s text:c="8"/><text:span text:style-name="T25">./keygen.sh ARG1 ARG2 ARG3</text:span></text:p>
      <text:p text:style-name="P69"/>
      <text:p text:style-name="P69"><text:s text:c="8"/><text:span text:style-name="T25">Minimal Usage:</text:span></text:p>
      <text:p text:style-name="P69"><text:s text:c="8"/><text:span text:style-name="T25">./keygen.sh ARG1</text:span></text:p>
      <text:p text:style-name="P69"><text:s text:c="8"/></text:p>
      <text:p text:style-name="P69"><text:s text:c="8"/><text:span text:style-name="T25">Examples:</text:span></text:p>
      <text:p text:style-name="P69"><text:s text:c="8"/><text:span text:style-name="T25">./keygen.sh cd</text:span></text:p>
      <text:p text:style-name="P69"><text:s text:c="16"/>Generate a single CD key</text:p>
      <text:p text:style-name="P69"/>
      <text:p text:style-name="P69"><text:s text:c="8"/><text:span text:style-name="T25">./keygen.sh oem --debug</text:span></text:p>
      <text:p text:style-name="P69"><text:s text:c="16"/>Show the 4-algorithm step by step process of generating an OEM key</text:p>
      <text:p text:style-name="P69"/>
      <text:p text:style-name="P69"><text:s text:c="8"/><text:span text:style-name="T25">./keygen.sh oem 2**5 --silent</text:span></text:p>
      <text:p text:style-name="P69"><text:s text:c="16"/>Calculate (2**5 = 32); generate 32 keys without enumeration</text:p>
      <text:p text:style-name="P69"/>
      <text:p text:style-name="P69"><text:s text:c="8"/><text:span text:style-name="T25">./keygen.sh cd 5 --silent &gt; keys.txt</text:span></text:p>
      <text:p text:style-name="P69"><text:s text:c="16"/>Generate 5 keys silently (only output the key).</text:p>
      <text:p text:style-name="P69"><text:s text:c="16"/>Then save the output in the file keys.txt</text:p>
      <text:p text:style-name="P69"/>
      <text:p text:style-name="P69"/>
      <text:p text:style-name="P68">[ARG 1 PARAMETERS: TYPES OF KEYS]</text:p>
      <text:p text:style-name="P69"><text:s text:c="8"/><text:span text:style-name="T25">oem</text:span></text:p>
      <text:p text:style-name="P69"><text:s text:c="16"/>Generate Product ID (OEM) Keys.</text:p>
      <text:p text:style-name="P69"/>
      <text:p text:style-name="P69"><text:s text:c="8"/><text:span text:style-name="T25">cd</text:span></text:p>
      <text:p text:style-name="P69"><text:s text:c="16"/>Generate CD Keys.</text:p>
      <text:p text:style-name="P69"/>
      <text:p text:style-name="P69"><text:s text:c="8"/><text:span text:style-name="T25">-v, --validate</text:span></text:p>
      <text:p text:style-name="P69"><text:s text:c="16"/>Validate a CD/OEM key provided as an argument.</text:p>
      <text:p text:style-name="P69"><text:soft-page-break/></text:p>
      <text:p text:style-name="P69"><text:s text:c="8"/><text:span text:style-name="T25">-h, --help</text:span></text:p>
      <text:p text:style-name="P69"><text:s text:c="16"/>Show this help and exit 0.</text:p>
      <text:p text:style-name="P69"/>
      <text:p text:style-name="P69"><text:s text:c="8"/><text:span text:style-name="T25">-l, --license</text:span></text:p>
      <text:p text:style-name="P69"><text:s text:c="16"/>Display license</text:p>
      <text:p text:style-name="P69"/>
      <text:p text:style-name="P69"/>
      <text:p text:style-name="P68">[ARG 2 PARAMETER: NUMBER OF KEYS] (optional)</text:p>
      <text:p text:style-name="P69"><text:s text:c="8"/>This parameter may be omitted entirely, in which case only 1 key will be generated!</text:p>
      <text:p text:style-name="P69"/>
      <text:p text:style-name="P69"><text:s text:c="8"/><text:span text:style-name="T25">N</text:span> ∈ (1, 2**63-1)</text:p>
      <text:p text:style-name="P69"><text:s text:c="16"/>Enter any integer between 1 and 9223372036854775807 representing</text:p>
      <text:p text:style-name="P69"><text:s text:c="16"/>how many keys to be generated. A Bash integer calculation may also be entered!</text:p>
      <text:p text:style-name="P69"/>
      <text:p text:style-name="P69"><text:s text:c="8"/><text:span text:style-name="T25">KEY</text:span></text:p>
      <text:p text:style-name="P69"><text:s text:c="16"/>If -v is used, you must enter an OEM or CD key to validate.</text:p>
      <text:p text:style-name="P69"/>
      <text:p text:style-name="P69"><text:s text:c="8"/><text:span text:style-name="T25">-d, --debug</text:span></text:p>
      <text:p text:style-name="P69"><text:s text:c="16"/>Useful for develpers, or to learn how the program works</text:p>
      <text:p text:style-name="P69"/>
      <text:p text:style-name="P69"/>
      <text:p text:style-name="P68">[ARG 3 PARAMETER: POWER TOOLS] (optional)</text:p>
      <text:p text:style-name="P69"><text:s text:c="8"/>This can only be used if an integer N was also given!</text:p>
      <text:p text:style-name="P69"/>
      <text:p text:style-name="P69"><text:s text:c="8"/><text:span text:style-name="T25">-s, --silent</text:span></text:p>
      <text:p text:style-name="P69"><text:s text:c="16"/>Only output license keys, no enumeration</text:p>
      <text:p text:style-name="P69"/>
      <text:p text:style-name="P69"><text:s text:c="8"/><text:span text:style-name="T25">-c, --check</text:span></text:p>
      <text:p text:style-name="P69"><text:s text:c="16"/>Uses internal validation algorithm to confirm the newly generated</text:p>
      <text:p text:style-name="P69"><text:s text:c="16"/>keys are valid. (Essentially the generate algorithms reverse-engineered).</text:p>
      <text:p text:style-name="P69"><text:s text:c="16"/>This process is certain to be slower, however can detect internal script errors.</text:p>
      <text:p text:style-name="P69"/>
      <text:p text:style-name="P69"/>
      <text:p text:style-name="P68">[EXIT CODES]</text:p>
      <text:p text:style-name="P69"><text:s text:c="8"/>0 : Success</text:p>
      <text:p text:style-name="P69"/>
      <text:p text:style-name="P69"><text:s text:c="8"/>Argument Errors:</text:p>
      <text:p text:style-name="P69"><text:s text:c="8"/>1 : Argument 1 invalid: product type / help / version</text:p>
      <text:p text:style-name="P69"><text:s text:c="8"/>2 : Argument 2 invalid: N number of keys / debug</text:p>
      <text:p text:style-name="P69"><text:s text:c="8"/>3 : Too many arguments given</text:p>
      <text:p text:style-name="P69"><text:s text:c="8"/>4 : Validator: invalid format</text:p>
      <text:p text:style-name="P69"><text:s text:c="8"/>5 : Validator: invalid Key</text:p>
      <text:p text:style-name="P69"/>
      <text:p text:style-name="P69"><text:s text:c="8"/>Internal Errors (please report these):</text:p>
      <text:p text:style-name="P69"><text:s text:c="8"/>6 : Validator: internal error!</text:p>
      <text:p text:style-name="P69"><text:s text:c="8"/>7 : Internal check algorithm failed!</text:p>
      <text:p text:style-name="P69"><text:s text:c="8"/>8 : End of script!</text:p>
      <text:p text:style-name="P69"><text:s text:c="16"/>The script is set to exit 0 after completion of generation. If the script</text:p>
      <text:p text:style-name="P69"><text:s text:c="16"/>reaches the end (outside of main() function) the script will exit 8</text:p>
      <text:p text:style-name="P69"><text:s text:c="16"/>indicating an error has occured!</text:p>
      <text:p text:style-name="P69"><text:soft-page-break/></text:p>
      <text:p text:style-name="P69"><text:span text:style-name="T44">nick@HP</text:span>:<text:span text:style-name="T45">~</text:span>$ ./keygen.sh --help</text:p>
      <text:p text:style-name="P68">./keygen.sh (Version 0.82)</text:p>
      <text:p text:style-name="P69"/>
      <text:p text:style-name="P69">Copyright (C) 2020 Nick Bailuc, &lt;nbail040@uottawa.ca&gt;</text:p>
      <text:p text:style-name="P69"/>
      <text:p text:style-name="P69">This program uses the $RANDOM variable built into Bash in a sequence until it</text:p>
      <text:p text:style-name="P69">generates appropriate software license keys based on a proprietary alogrithm.</text:p>
      <text:p text:style-name="P69">It may be used in part or entirely by an organization as a method of DRM to</text:p>
      <text:p text:style-name="P69">verify a legal purchase of their software. The same algorithms may also be used</text:p>
      <text:p text:style-name="P69">to check the validity of a licence key.</text:p>
      <text:p text:style-name="P69">See ./keygen.sh --help for more information.</text:p>
      <text:p text:style-name="P69"/>
      <text:p text:style-name="P69"/>
      <text:p text:style-name="P68">[SYNOPSIS]</text:p>
      <text:p text:style-name="P69"><text:s text:c="8"/><text:span text:style-name="T25">./keygen.sh ARG1 ARG2 ARG3</text:span></text:p>
      <text:p text:style-name="P69"/>
      <text:p text:style-name="P69"><text:s text:c="8"/><text:span text:style-name="T25">Minimal Usage:</text:span></text:p>
      <text:p text:style-name="P69"><text:s text:c="8"/><text:span text:style-name="T25">./keygen.sh ARG1</text:span></text:p>
      <text:p text:style-name="P69"><text:s text:c="8"/></text:p>
      <text:p text:style-name="P69"><text:s text:c="8"/><text:span text:style-name="T25">Examples:</text:span></text:p>
      <text:p text:style-name="P69"><text:s text:c="8"/><text:span text:style-name="T25">./keygen.sh cd</text:span></text:p>
      <text:p text:style-name="P69"><text:s text:c="16"/>Generate a single CD key</text:p>
      <text:p text:style-name="P69"/>
      <text:p text:style-name="P69"><text:s text:c="8"/><text:span text:style-name="T25">./keygen.sh oem --debug</text:span></text:p>
      <text:p text:style-name="P69"><text:s text:c="16"/>Show the 4-algorithm step by step process of generating an OEM key</text:p>
      <text:p text:style-name="P69"/>
      <text:p text:style-name="P69"><text:s text:c="8"/><text:span text:style-name="T25">./keygen.sh oem 2**5 --silent</text:span></text:p>
      <text:p text:style-name="P69"><text:s text:c="16"/>Calculate (2**5 = 32); generate 32 keys without enumeration</text:p>
      <text:p text:style-name="P69"/>
      <text:p text:style-name="P69"><text:s text:c="8"/><text:span text:style-name="T25">./keygen.sh cd 5 --silent &gt; keys.txt</text:span></text:p>
      <text:p text:style-name="P69"><text:s text:c="16"/>Generate 5 keys silently (only output the key).</text:p>
      <text:p text:style-name="P69"><text:s text:c="16"/>Then save the output in the file keys.txt</text:p>
      <text:p text:style-name="P69"/>
      <text:p text:style-name="P69"/>
      <text:p text:style-name="P68">[ARG 1 PARAMETERS: TYPES OF KEYS]</text:p>
      <text:p text:style-name="P69"><text:s text:c="8"/><text:span text:style-name="T25">oem</text:span></text:p>
      <text:p text:style-name="P69"><text:s text:c="16"/>Generate Product ID (OEM) Keys.</text:p>
      <text:p text:style-name="P69"/>
      <text:p text:style-name="P69"><text:s text:c="8"/><text:span text:style-name="T25">cd</text:span></text:p>
      <text:p text:style-name="P69"><text:s text:c="16"/>Generate CD Keys.</text:p>
      <text:p text:style-name="P69"/>
      <text:p text:style-name="P69"><text:s text:c="8"/><text:span text:style-name="T25">-v, --validate</text:span></text:p>
      <text:p text:style-name="P69"><text:s text:c="16"/>Validate a CD/OEM key provided as an argument.</text:p>
      <text:p text:style-name="P69"/>
      <text:p text:style-name="P69"><text:s text:c="8"/><text:span text:style-name="T25">-h, --help</text:span></text:p>
      <text:p text:style-name="P69"><text:s text:c="16"/>Show this help and exit 0.</text:p>
      <text:p text:style-name="P69"/>
      <text:p text:style-name="P69"><text:s text:c="8"/><text:span text:style-name="T25">-l, --license</text:span></text:p>
      <text:p text:style-name="P69"><text:s text:c="16"/>Display license</text:p>
      <text:p text:style-name="P69"/>
      <text:p text:style-name="P69"/>
      <text:p text:style-name="P68">[ARG 2 PARAMETER: NUMBER OF KEYS] (optional)</text:p>
      <text:p text:style-name="P69"><text:s text:c="8"/>This parameter may be omitted entirely, in which case only 1 key will be generated!</text:p>
      <text:p text:style-name="P69"/>
      <text:p text:style-name="P69"><text:s text:c="8"/><text:span text:style-name="T25">N</text:span> ∈ (1, 2**63-1)</text:p>
      <text:p text:style-name="P69"><text:soft-page-break/><text:s text:c="16"/>Enter any integer between 1 and 9223372036854775807 representing</text:p>
      <text:p text:style-name="P69"><text:s text:c="16"/>how many keys to be generated. A Bash integer calculation may also be entered!</text:p>
      <text:p text:style-name="P69"/>
      <text:p text:style-name="P69"><text:s text:c="8"/><text:span text:style-name="T25">KEY</text:span></text:p>
      <text:p text:style-name="P69"><text:s text:c="16"/>If -v is used, you must enter an OEM or CD key to validate.</text:p>
      <text:p text:style-name="P69"/>
      <text:p text:style-name="P69"><text:s text:c="8"/><text:span text:style-name="T25">-d, --debug</text:span></text:p>
      <text:p text:style-name="P69"><text:s text:c="16"/>Useful for develpers, or to learn how the program works</text:p>
      <text:p text:style-name="P69"/>
      <text:p text:style-name="P69"/>
      <text:p text:style-name="P68">[ARG 3 PARAMETER: POWER TOOLS] (optional)</text:p>
      <text:p text:style-name="P69"><text:s text:c="8"/>This can only be used if an integer N was also given!</text:p>
      <text:p text:style-name="P69"/>
      <text:p text:style-name="P69"><text:s text:c="8"/><text:span text:style-name="T25">-s, --silent</text:span></text:p>
      <text:p text:style-name="P69"><text:s text:c="16"/>Only output license keys, no enumeration</text:p>
      <text:p text:style-name="P69"/>
      <text:p text:style-name="P69"><text:s text:c="8"/><text:span text:style-name="T25">-c, --check</text:span></text:p>
      <text:p text:style-name="P69"><text:s text:c="16"/>Uses internal validation algorithm to confirm the newly generated</text:p>
      <text:p text:style-name="P69"><text:s text:c="16"/>keys are valid. (Essentially the generate algorithms reverse-engineered).</text:p>
      <text:p text:style-name="P69"><text:s text:c="16"/>This process is certain to be slower, however can detect internal script errors.</text:p>
      <text:p text:style-name="P69"/>
      <text:p text:style-name="P69"/>
      <text:p text:style-name="P68">[EXIT CODES]</text:p>
      <text:p text:style-name="P69"><text:s text:c="8"/>0 : Success</text:p>
      <text:p text:style-name="P69"/>
      <text:p text:style-name="P69"><text:s text:c="8"/>Argument Errors:</text:p>
      <text:p text:style-name="P69"><text:s text:c="8"/>1 : Argument 1 invalid: product type / help / version</text:p>
      <text:p text:style-name="P69"><text:s text:c="8"/>2 : Argument 2 invalid: N number of keys / debug</text:p>
      <text:p text:style-name="P69"><text:s text:c="8"/>3 : Too many arguments given</text:p>
      <text:p text:style-name="P69"><text:s text:c="8"/>4 : Validator: invalid format</text:p>
      <text:p text:style-name="P69"><text:s text:c="8"/>5 : Validator: invalid Key</text:p>
      <text:p text:style-name="P69"/>
      <text:p text:style-name="P69"><text:s text:c="8"/>Internal Errors (please report these):</text:p>
      <text:p text:style-name="P69"><text:s text:c="8"/>6 : Validator: internal error!</text:p>
      <text:p text:style-name="P69"><text:s text:c="8"/>7 : Internal check algorithm failed!</text:p>
      <text:p text:style-name="P69"><text:s text:c="8"/>8 : End of script!</text:p>
      <text:p text:style-name="P69"><text:s text:c="16"/>The script is set to exit 0 after completion of generation. If the script</text:p>
      <text:p text:style-name="P69"><text:s text:c="16"/>reaches the end (outside of main() function) the script will exit 8</text:p>
      <text:p text:style-name="P69"><text:s text:c="16"/>indicating an error has occured!</text:p>
      <text:p text:style-name="P69"/>
      <text:p text:style-name="P69"><text:span text:style-name="T44">nick@HP</text:span>:<text:span text:style-name="T45">~</text:span>$ ./keygen.sh -l</text:p>
      <text:p text:style-name="P68">./keygen.sh (Version 0.82)</text:p>
      <text:p text:style-name="P69">Copyright (C) 2020 Nick Bailuc, &lt;nbail040@uottawa.ca&gt;</text:p>
      <text:p text:style-name="P69"/>
      <text:p text:style-name="P69">This program uses the $RANDOM variable built into Bash in a sequence until it</text:p>
      <text:p text:style-name="P69">generates appropriate software license keys based on a unique alogrithm.</text:p>
      <text:p text:style-name="P69">It may be used in part or entirely by an organization as a method of DRM to</text:p>
      <text:p text:style-name="P69">verify a legal purchase of their software. The same algorithms may also be used</text:p>
      <text:p text:style-name="P69">to check the validity of a licence key.</text:p>
      <text:p text:style-name="P69">See ./keygen.sh --help for more information.</text:p>
      <text:p text:style-name="P69"/>
      <text:p text:style-name="P69"><text:s text:c="8"/>"GNU General Public License version 3 or later"</text:p>
      <text:p text:style-name="P69"><text:soft-page-break/></text:p>
      <text:p text:style-name="P69"><text:s text:c="8"/>This program is free software: you can redistribute it and/or modify</text:p>
      <text:p text:style-name="P69"><text:s text:c="8"/>it under the terms of the GNU General Public License as published by</text:p>
      <text:p text:style-name="P69"><text:s text:c="8"/>the Free Software Foundation, either version 3 of the License, or</text:p>
      <text:p text:style-name="P69"><text:s text:c="8"/>(at your option) any later version.</text:p>
      <text:p text:style-name="P69"/>
      <text:p text:style-name="P69"><text:s text:c="8"/>This program is distributed in the hope that it will be useful,</text:p>
      <text:p text:style-name="P69"><text:s text:c="8"/>but WITHOUT ANY WARRANTY; without even the implied warranty of</text:p>
      <text:p text:style-name="P69"><text:s text:c="8"/>MERCHANTABILITY or FITNESS FOR A PARTICULAR PURPOSE. <text:s/>See the</text:p>
      <text:p text:style-name="P69"><text:s text:c="8"/>GNU General Public License for more details.</text:p>
      <text:p text:style-name="P69"/>
      <text:p text:style-name="P69"><text:s text:c="8"/>You should have received a copy of the GNU General Public License</text:p>
      <text:p text:style-name="P69"><text:s text:c="8"/>along with this program. <text:s/>If not, see &lt;https://www.gnu.org/licenses/&gt;.</text:p>
      <text:p text:style-name="P69"/>
      <text:p text:style-name="P69"><text:span text:style-name="T44">nick@HP</text:span>:<text:span text:style-name="T45">~</text:span>$ ./keygen.sh --license</text:p>
      <text:p text:style-name="P68">./keygen.sh (Version 0.82)</text:p>
      <text:p text:style-name="P69">Copyright (C) 2020 Nick Bailuc, &lt;nbail040@uottawa.ca&gt;</text:p>
      <text:p text:style-name="P69"/>
      <text:p text:style-name="P69">This program uses the $RANDOM variable built into Bash in a sequence until it</text:p>
      <text:p text:style-name="P69">generates appropriate software license keys based on a unique alogrithm.</text:p>
      <text:p text:style-name="P69">It may be used in part or entirely by an organization as a method of DRM to</text:p>
      <text:p text:style-name="P69">verify a legal purchase of their software. The same algorithms may also be used</text:p>
      <text:p text:style-name="P69">to check the validity of a licence key.</text:p>
      <text:p text:style-name="P69">See ./keygen.sh --help for more information.</text:p>
      <text:p text:style-name="P69"/>
      <text:p text:style-name="P69"><text:s text:c="8"/>"GNU General Public License version 3 or later"</text:p>
      <text:p text:style-name="P69"/>
      <text:p text:style-name="P69"><text:s text:c="8"/>This program is free software: you can redistribute it and/or modify</text:p>
      <text:p text:style-name="P69"><text:s text:c="8"/>it under the terms of the GNU General Public License as published by</text:p>
      <text:p text:style-name="P69"><text:s text:c="8"/>the Free Software Foundation, either version 3 of the License, or</text:p>
      <text:p text:style-name="P69"><text:s text:c="8"/>(at your option) any later version.</text:p>
      <text:p text:style-name="P69"/>
      <text:p text:style-name="P69"><text:s text:c="8"/>This program is distributed in the hope that it will be useful,</text:p>
      <text:p text:style-name="P69"><text:s text:c="8"/>but WITHOUT ANY WARRANTY; without even the implied warranty of</text:p>
      <text:p text:style-name="P69"><text:s text:c="8"/>MERCHANTABILITY or FITNESS FOR A PARTICULAR PURPOSE. <text:s/>See the</text:p>
      <text:p text:style-name="P69"><text:s text:c="8"/>GNU General Public License for more details.</text:p>
      <text:p text:style-name="P69"/>
      <text:p text:style-name="P69"><text:s text:c="8"/>You should have received a copy of the GNU General Public License</text:p>
      <text:p text:style-name="P69"><text:s text:c="8"/>along with this program. <text:s/>If not, see &lt;https://www.gnu.org/licenses/&gt;.</text:p>
      <text:p text:style-name="P69"/>
      <text:p text:style-name="P72"><text:span text:style-name="T44">nick@HP</text:span>:<text:span text:style-name="T45">~</text:span>$ </text:p>
      <text:p text:style-name="P69"><text:span text:style-name="T44">nick@HP</text:span>:<text:span text:style-name="T45">~</text:span>$ ./keygen.sh cd -d</text:p>
      <text:p text:style-name="P68">Initialization complete!</text:p>
      <text:p text:style-name="P69"/>
      <text:p text:style-name="P68">Determining 3-digit segment:</text:p>
      <text:p text:style-name="P69"><text:s text:c="8"/>Trying 478</text:p>
      <text:p text:style-name="P69"><text:s text:c="8"/><text:span text:style-name="T25">Fragmentary 3-digit segment is 478!</text:span></text:p>
      <text:p text:style-name="P69"><text:s text:c="8"/><text:span text:style-name="T25">3-digit segment determined to be 478!</text:span></text:p>
      <text:p text:style-name="P69"/>
      <text:p text:style-name="P68">Initiating divisible by 7 segment:</text:p>
      <text:p text:style-name="P69"><text:s text:c="8"/>a = 8</text:p>
      <text:p text:style-name="P69"><text:s text:c="8"/>b = 5</text:p>
      <text:p text:style-name="P69"><text:s text:c="8"/>c = 4</text:p>
      <text:p text:style-name="P69"><text:s text:c="8"/>d = 4</text:p>
      <text:p text:style-name="P69"><text:s text:c="8"/>e = 9</text:p>
      <text:p text:style-name="P69"><text:s text:c="8"/>f = 4</text:p>
      <text:p text:style-name="P69"><text:soft-page-break/><text:s text:c="8"/>Linear combination equals 854494 which is not divisible by 7!</text:p>
      <text:p text:style-name="P69"/>
      <text:p text:style-name="P69"><text:s text:c="8"/>a = 0</text:p>
      <text:p text:style-name="P69"><text:s text:c="8"/>b = 8</text:p>
      <text:p text:style-name="P69"><text:s text:c="8"/>c = 4</text:p>
      <text:p text:style-name="P69"><text:s text:c="8"/>d = 7</text:p>
      <text:p text:style-name="P69"><text:s text:c="8"/>e = 2</text:p>
      <text:p text:style-name="P69"><text:s text:c="8"/>f = 6</text:p>
      <text:p text:style-name="P69"><text:s text:c="8"/>Linear combination equals 84726 which is not divisible by 7!</text:p>
      <text:p text:style-name="P69"/>
      <text:p text:style-name="P69"><text:s text:c="8"/>a = 1</text:p>
      <text:p text:style-name="P69"><text:s text:c="8"/>b = 7</text:p>
      <text:p text:style-name="P69"><text:s text:c="8"/>c = 8</text:p>
      <text:p text:style-name="P69"><text:s text:c="8"/>d = 9</text:p>
      <text:p text:style-name="P69"><text:s text:c="8"/>e = 3</text:p>
      <text:p text:style-name="P69"><text:s text:c="8"/>f = 3</text:p>
      <text:p text:style-name="P69"><text:s text:c="8"/>Linear combination equals 178933</text:p>
      <text:p text:style-name="P69"><text:s text:c="8"/><text:span text:style-name="T25">178933 is divisible by 7!</text:span></text:p>
      <text:p text:style-name="P69"/>
      <text:p text:style-name="P68">Parsing variables and exporting to stdout:</text:p>
      <text:p text:style-name="P69"/>
      <text:p text:style-name="P69">CD Key: 478-1789333</text:p>
      <text:p text:style-name="P69"/>
      <text:p text:style-name="P69"><text:span text:style-name="T44">nick@HP</text:span>:<text:span text:style-name="T45">~</text:span>$ ./keygen.sh oem --debug</text:p>
      <text:p text:style-name="P68">Initialization complete!</text:p>
      <text:p text:style-name="P69"/>
      <text:p text:style-name="P68">Determining 3-digit day of year:</text:p>
      <text:p text:style-name="P69"><text:s text:c="8"/>Working with fragmentary 3-digit day of year 212</text:p>
      <text:p text:style-name="P69"/>
      <text:p text:style-name="P69"><text:s text:c="8"/><text:span text:style-name="T25">3-digit day of year determined to be 212!</text:span></text:p>
      <text:p text:style-name="P69"/>
      <text:p text:style-name="P68">Determining 2-digit year:</text:p>
      <text:p text:style-name="P69"><text:s text:c="8"/>Trying 20</text:p>
      <text:p text:style-name="P69"><text:s text:c="8"/>Trying 59</text:p>
      <text:p text:style-name="P69"><text:s text:c="8"/>Trying 68</text:p>
      <text:p text:style-name="P69"><text:s text:c="8"/>Trying 59</text:p>
      <text:p text:style-name="P69"><text:s text:c="8"/>Trying 76</text:p>
      <text:p text:style-name="P69"><text:s text:c="8"/>Trying 17</text:p>
      <text:p text:style-name="P69"><text:s text:c="8"/>Trying 67</text:p>
      <text:p text:style-name="P69"><text:s text:c="8"/>Trying 0</text:p>
      <text:p text:style-name="P69"><text:s text:c="8"/><text:span text:style-name="T25">2-digit year determined to be 00!</text:span></text:p>
      <text:p text:style-name="P69"/>
      <text:p text:style-name="P68">Initiating divisible by 7 segment:</text:p>
      <text:p text:style-name="P69"><text:s text:c="8"/>a = 9</text:p>
      <text:p text:style-name="P69"><text:s text:c="8"/>b = 1</text:p>
      <text:p text:style-name="P69"><text:s text:c="8"/>c = 1</text:p>
      <text:p text:style-name="P69"><text:s text:c="8"/>d = 8</text:p>
      <text:p text:style-name="P69"><text:s text:c="8"/>e = 2</text:p>
      <text:p text:style-name="P69"><text:s text:c="8"/>f = 3</text:p>
      <text:p text:style-name="P69"><text:s text:c="8"/>Linear combination equals 911823 which is not divisible by 7!</text:p>
      <text:p text:style-name="P69"/>
      <text:p text:style-name="P69"><text:s text:c="8"/>a = 3</text:p>
      <text:p text:style-name="P69"><text:s text:c="8"/>b = 2</text:p>
      <text:p text:style-name="P69"><text:s text:c="8"/>c = 0</text:p>
      <text:p text:style-name="P69"><text:s text:c="8"/>d = 3</text:p>
      <text:p text:style-name="P69"><text:s text:c="8"/>e = 0</text:p>
      <text:p text:style-name="P69"><text:s text:c="8"/>f = 6</text:p>
      <text:p text:style-name="P69"><text:s text:c="8"/>Linear combination equals 320306</text:p>
      <text:p text:style-name="P69"><text:soft-page-break/><text:s text:c="8"/><text:span text:style-name="T25">320306 is divisible by 7!</text:span></text:p>
      <text:p text:style-name="P69"/>
      <text:p text:style-name="P68">Determining 5-digit segment:</text:p>
      <text:p text:style-name="P69"><text:s text:c="8"/>r1 = 5</text:p>
      <text:p text:style-name="P69"><text:s text:c="8"/>r2 = 0</text:p>
      <text:p text:style-name="P69"><text:s text:c="8"/>r3 = 3</text:p>
      <text:p text:style-name="P69"><text:s text:c="8"/>r4 = 4</text:p>
      <text:p text:style-name="P69"><text:s text:c="8"/>r5 = 9</text:p>
      <text:p text:style-name="P69"><text:s text:c="8"/><text:span text:style-name="T25">5-digit segment determined to be 50349!</text:span></text:p>
      <text:p text:style-name="P69"/>
      <text:p text:style-name="P68">Parsing variables and exporting to stdout:</text:p>
      <text:p text:style-name="P69"/>
      <text:p text:style-name="P69">OEM Product ID: 21200-OEM-0320306-50349</text:p>
      <text:p text:style-name="P69"/>
      <text:p text:style-name="P69"><text:span text:style-name="T44">nick@HP</text:span>:<text:span text:style-name="T45">~</text:span>$ ./keygen.sh oem --debug</text:p>
      <text:p text:style-name="P68">Initialization complete!</text:p>
      <text:p text:style-name="P69"/>
      <text:p text:style-name="P68">Determining 3-digit day of year:</text:p>
      <text:p text:style-name="P69"><text:s text:c="8"/>Working with fragmentary 3-digit day of year 135</text:p>
      <text:p text:style-name="P69"/>
      <text:p text:style-name="P69"><text:s text:c="8"/><text:span text:style-name="T25">3-digit day of year determined to be 135!</text:span></text:p>
      <text:p text:style-name="P69"/>
      <text:p text:style-name="P68">Determining 2-digit year:</text:p>
      <text:p text:style-name="P69"><text:s text:c="8"/>Trying 46</text:p>
      <text:p text:style-name="P69"><text:s text:c="8"/>Trying 87</text:p>
      <text:p text:style-name="P69"><text:s text:c="8"/>Trying 56</text:p>
      <text:p text:style-name="P69"><text:s text:c="8"/>Trying 85</text:p>
      <text:p text:style-name="P69"><text:s text:c="8"/>Trying 6</text:p>
      <text:p text:style-name="P69"><text:s text:c="8"/>Trying 48</text:p>
      <text:p text:style-name="P69"><text:s text:c="8"/>Trying 43</text:p>
      <text:p text:style-name="P69"><text:s text:c="8"/>Trying 16</text:p>
      <text:p text:style-name="P69"><text:s text:c="8"/>Trying 3</text:p>
      <text:p text:style-name="P69"><text:s text:c="8"/><text:span text:style-name="T25">2-digit year determined to be 03!</text:span></text:p>
      <text:p text:style-name="P69"/>
      <text:p text:style-name="P68">Initiating divisible by 7 segment:</text:p>
      <text:p text:style-name="P69"><text:s text:c="8"/>a = 6</text:p>
      <text:p text:style-name="P69"><text:s text:c="8"/>b = 6</text:p>
      <text:p text:style-name="P69"><text:s text:c="8"/>c = 9</text:p>
      <text:p text:style-name="P69"><text:s text:c="8"/>d = 6</text:p>
      <text:p text:style-name="P69"><text:s text:c="8"/>e = 6</text:p>
      <text:p text:style-name="P69"><text:s text:c="8"/>f = 4</text:p>
      <text:p text:style-name="P69"><text:s text:c="8"/>Linear combination equals 669664 which is not divisible by 7!</text:p>
      <text:p text:style-name="P69"/>
      <text:p text:style-name="P69"><text:s text:c="8"/>a = 8</text:p>
      <text:p text:style-name="P69"><text:s text:c="8"/>b = 4</text:p>
      <text:p text:style-name="P69"><text:s text:c="8"/>c = 2</text:p>
      <text:p text:style-name="P69"><text:s text:c="8"/>d = 8</text:p>
      <text:p text:style-name="P69"><text:s text:c="8"/>e = 7</text:p>
      <text:p text:style-name="P69"><text:s text:c="8"/>f = 5</text:p>
      <text:p text:style-name="P69"><text:s text:c="8"/>Linear combination equals 842875 which is not divisible by 7!</text:p>
      <text:p text:style-name="P69"/>
      <text:p text:style-name="P69"><text:s text:c="8"/>a = 5</text:p>
      <text:p text:style-name="P69"><text:s text:c="8"/>b = 3</text:p>
      <text:p text:style-name="P69"><text:s text:c="8"/>c = 5</text:p>
      <text:p text:style-name="P69"><text:s text:c="8"/>d = 2</text:p>
      <text:p text:style-name="P69"><text:s text:c="8"/>e = 3</text:p>
      <text:p text:style-name="P69"><text:s text:c="8"/>f = 2</text:p>
      <text:p text:style-name="P69"><text:s text:c="8"/>Linear combination equals 535232 which is not divisible by 7!</text:p>
      <text:p text:style-name="P69"><text:soft-page-break/></text:p>
      <text:p text:style-name="P69"><text:s text:c="8"/>a = 0</text:p>
      <text:p text:style-name="P69"><text:s text:c="8"/>b = 5</text:p>
      <text:p text:style-name="P69"><text:s text:c="8"/>c = 6</text:p>
      <text:p text:style-name="P69"><text:s text:c="8"/>d = 3</text:p>
      <text:p text:style-name="P69"><text:s text:c="8"/>e = 4</text:p>
      <text:p text:style-name="P69"><text:s text:c="8"/>f = 4</text:p>
      <text:p text:style-name="P69"><text:s text:c="8"/>Linear combination equals 56344 which is not divisible by 7!</text:p>
      <text:p text:style-name="P69"/>
      <text:p text:style-name="P69"><text:s text:c="8"/>a = 0</text:p>
      <text:p text:style-name="P69"><text:s text:c="8"/>b = 7</text:p>
      <text:p text:style-name="P69"><text:s text:c="8"/>c = 6</text:p>
      <text:p text:style-name="P69"><text:s text:c="8"/>d = 8</text:p>
      <text:p text:style-name="P69"><text:s text:c="8"/>e = 3</text:p>
      <text:p text:style-name="P69"><text:s text:c="8"/>f = 7</text:p>
      <text:p text:style-name="P69"><text:s text:c="8"/>Linear combination equals 76837 which is not divisible by 7!</text:p>
      <text:p text:style-name="P69"/>
      <text:p text:style-name="P69"><text:s text:c="8"/>a = 2</text:p>
      <text:p text:style-name="P69"><text:s text:c="8"/>b = 1</text:p>
      <text:p text:style-name="P69"><text:s text:c="8"/>c = 5</text:p>
      <text:p text:style-name="P69"><text:s text:c="8"/>d = 4</text:p>
      <text:p text:style-name="P69"><text:s text:c="8"/>e = 2</text:p>
      <text:p text:style-name="P69"><text:s text:c="8"/>f = 4</text:p>
      <text:p text:style-name="P69"><text:s text:c="8"/>Linear combination equals 215424 which is not divisible by 7!</text:p>
      <text:p text:style-name="P69"/>
      <text:p text:style-name="P69"><text:s text:c="8"/>a = 1</text:p>
      <text:p text:style-name="P69"><text:s text:c="8"/>b = 5</text:p>
      <text:p text:style-name="P69"><text:s text:c="8"/>c = 6</text:p>
      <text:p text:style-name="P69"><text:s text:c="8"/>d = 8</text:p>
      <text:p text:style-name="P69"><text:s text:c="8"/>e = 7</text:p>
      <text:p text:style-name="P69"><text:s text:c="8"/>f = 4</text:p>
      <text:p text:style-name="P69"><text:s text:c="8"/>Linear combination equals 156874 which is not divisible by 7!</text:p>
      <text:p text:style-name="P69"/>
      <text:p text:style-name="P69"><text:s text:c="8"/>a = 3</text:p>
      <text:p text:style-name="P69"><text:s text:c="8"/>b = 4</text:p>
      <text:p text:style-name="P69"><text:s text:c="8"/>c = 2</text:p>
      <text:p text:style-name="P69"><text:s text:c="8"/>d = 0</text:p>
      <text:p text:style-name="P69"><text:s text:c="8"/>e = 1</text:p>
      <text:p text:style-name="P69"><text:s text:c="8"/>f = 4</text:p>
      <text:p text:style-name="P69"><text:s text:c="8"/>Linear combination equals 342014 which is not divisible by 7!</text:p>
      <text:p text:style-name="P69"/>
      <text:p text:style-name="P69"><text:s text:c="8"/>a = 4</text:p>
      <text:p text:style-name="P69"><text:s text:c="8"/>b = 6</text:p>
      <text:p text:style-name="P69"><text:s text:c="8"/>c = 7</text:p>
      <text:p text:style-name="P69"><text:s text:c="8"/>d = 6</text:p>
      <text:p text:style-name="P69"><text:s text:c="8"/>e = 4</text:p>
      <text:p text:style-name="P69"><text:s text:c="8"/>f = 4</text:p>
      <text:p text:style-name="P69"><text:s text:c="8"/>Linear combination equals 467644 which is not divisible by 7!</text:p>
      <text:p text:style-name="P69"/>
      <text:p text:style-name="P69"><text:s text:c="8"/>a = 0</text:p>
      <text:p text:style-name="P69"><text:s text:c="8"/>b = 5</text:p>
      <text:p text:style-name="P69"><text:s text:c="8"/>c = 0</text:p>
      <text:p text:style-name="P69"><text:s text:c="8"/>d = 6</text:p>
      <text:p text:style-name="P69"><text:s text:c="8"/>e = 3</text:p>
      <text:p text:style-name="P69"><text:s text:c="8"/>f = 6</text:p>
      <text:p text:style-name="P69"><text:s text:c="8"/>Linear combination equals 50636 which is not divisible by 7!</text:p>
      <text:p text:style-name="P69"/>
      <text:p text:style-name="P69"><text:s text:c="8"/>a = 9</text:p>
      <text:p text:style-name="P69"><text:soft-page-break/><text:s text:c="8"/>b = 6</text:p>
      <text:p text:style-name="P69"><text:s text:c="8"/>c = 4</text:p>
      <text:p text:style-name="P69"><text:s text:c="8"/>d = 1</text:p>
      <text:p text:style-name="P69"><text:s text:c="8"/>e = 5</text:p>
      <text:p text:style-name="P69"><text:s text:c="8"/>f = 2</text:p>
      <text:p text:style-name="P69"><text:s text:c="8"/>Linear combination equals 964152</text:p>
      <text:p text:style-name="P69"><text:s text:c="8"/><text:span text:style-name="T25">964152 is divisible by 7!</text:span></text:p>
      <text:p text:style-name="P69"/>
      <text:p text:style-name="P68">Determining 5-digit segment:</text:p>
      <text:p text:style-name="P69"><text:s text:c="8"/>r1 = 9</text:p>
      <text:p text:style-name="P69"><text:s text:c="8"/>r2 = 2</text:p>
      <text:p text:style-name="P69"><text:s text:c="8"/>r3 = 1</text:p>
      <text:p text:style-name="P69"><text:s text:c="8"/>r4 = 3</text:p>
      <text:p text:style-name="P69"><text:s text:c="8"/>r5 = 0</text:p>
      <text:p text:style-name="P69"><text:s text:c="8"/><text:span text:style-name="T25">5-digit segment determined to be 92130!</text:span></text:p>
      <text:p text:style-name="P69"/>
      <text:p text:style-name="P68">Parsing variables and exporting to stdout:</text:p>
      <text:p text:style-name="P69"/>
      <text:p text:style-name="P69">OEM Product ID: 13503-OEM-0964152-92130</text:p>
      <text:p text:style-name="P69"/>
      <text:p text:style-name="P69"><text:span text:style-name="T44">nick@HP</text:span>:<text:span text:style-name="T45">~</text:span>$ ./keygen.sh oem --debug</text:p>
      <text:p text:style-name="P68">Initialization complete!</text:p>
      <text:p text:style-name="P69"/>
      <text:p text:style-name="P68">Determining 3-digit day of year:</text:p>
      <text:p text:style-name="P69"><text:s text:c="8"/>Working with fragmentary 3-digit day of year 250</text:p>
      <text:p text:style-name="P69"/>
      <text:p text:style-name="P69"><text:s text:c="8"/><text:span text:style-name="T25">3-digit day of year determined to be 250!</text:span></text:p>
      <text:p text:style-name="P69"/>
      <text:p text:style-name="P68">Determining 2-digit year:</text:p>
      <text:p text:style-name="P69"><text:s text:c="8"/>Trying 68</text:p>
      <text:p text:style-name="P69"><text:s text:c="8"/>Trying 49</text:p>
      <text:p text:style-name="P69"><text:s text:c="8"/>Trying 28</text:p>
      <text:p text:style-name="P69"><text:s text:c="8"/>Trying 65</text:p>
      <text:p text:style-name="P69"><text:s text:c="8"/>Trying 28</text:p>
      <text:p text:style-name="P69"><text:s text:c="8"/>Trying 81</text:p>
      <text:p text:style-name="P69"><text:s text:c="8"/>Trying 29</text:p>
      <text:p text:style-name="P69"><text:s text:c="8"/>Trying 48</text:p>
      <text:p text:style-name="P69"><text:s text:c="8"/>Trying 21</text:p>
      <text:p text:style-name="P69"><text:s text:c="8"/>Trying 57</text:p>
      <text:p text:style-name="P69"><text:s text:c="8"/>Trying 51</text:p>
      <text:p text:style-name="P69"><text:s text:c="8"/>Trying 57</text:p>
      <text:p text:style-name="P69"><text:s text:c="8"/>Trying 64</text:p>
      <text:p text:style-name="P69"><text:s text:c="8"/>Trying 25</text:p>
      <text:p text:style-name="P69"><text:s text:c="8"/>Trying 83</text:p>
      <text:p text:style-name="P69"><text:s text:c="8"/>Trying 74</text:p>
      <text:p text:style-name="P69"><text:s text:c="8"/>Trying 8</text:p>
      <text:p text:style-name="P69"><text:s text:c="8"/>Trying 22</text:p>
      <text:p text:style-name="P69"><text:s text:c="8"/>Trying 79</text:p>
      <text:p text:style-name="P69"><text:s text:c="8"/>Trying 73</text:p>
      <text:p text:style-name="P69"><text:s text:c="8"/>Trying 13</text:p>
      <text:p text:style-name="P69"><text:s text:c="8"/>Trying 94</text:p>
      <text:p text:style-name="P69"><text:s text:c="8"/>Trying 90</text:p>
      <text:p text:style-name="P69"><text:s text:c="8"/>Trying 22</text:p>
      <text:p text:style-name="P69"><text:s text:c="8"/>Trying 33</text:p>
      <text:p text:style-name="P69"><text:s text:c="8"/>Trying 5</text:p>
      <text:p text:style-name="P69"><text:s text:c="8"/>Trying 58</text:p>
      <text:p text:style-name="P69"><text:s text:c="8"/>Trying 9</text:p>
      <text:p text:style-name="P69"><text:s text:c="8"/>Trying 84</text:p>
      <text:p text:style-name="P69"><text:soft-page-break/><text:s text:c="8"/>Trying 15</text:p>
      <text:p text:style-name="P69"><text:s text:c="8"/>Trying 4</text:p>
      <text:p text:style-name="P69"><text:s text:c="8"/>Trying 91</text:p>
      <text:p text:style-name="P69"><text:s text:c="8"/>Trying 38</text:p>
      <text:p text:style-name="P69"><text:s text:c="8"/>Trying 15</text:p>
      <text:p text:style-name="P69"><text:s text:c="8"/>Trying 12</text:p>
      <text:p text:style-name="P69"><text:s text:c="8"/>Trying 40</text:p>
      <text:p text:style-name="P69"><text:s text:c="8"/>Trying 39</text:p>
      <text:p text:style-name="P69"><text:s text:c="8"/>Trying 4</text:p>
      <text:p text:style-name="P69"><text:s text:c="8"/>Trying 38</text:p>
      <text:p text:style-name="P69"><text:s text:c="8"/>Trying 59</text:p>
      <text:p text:style-name="P69"><text:s text:c="8"/>Trying 82</text:p>
      <text:p text:style-name="P69"><text:s text:c="8"/>Trying 83</text:p>
      <text:p text:style-name="P69"><text:s text:c="8"/>Trying 72</text:p>
      <text:p text:style-name="P69"><text:s text:c="8"/>Trying 20</text:p>
      <text:p text:style-name="P69"><text:s text:c="8"/>Trying 48</text:p>
      <text:p text:style-name="P69"><text:s text:c="8"/>Trying 71</text:p>
      <text:p text:style-name="P69"><text:s text:c="8"/>Trying 6</text:p>
      <text:p text:style-name="P69"><text:s text:c="8"/>Trying 66</text:p>
      <text:p text:style-name="P69"><text:s text:c="8"/>Trying 35</text:p>
      <text:p text:style-name="P69"><text:s text:c="8"/>Trying 54</text:p>
      <text:p text:style-name="P69"><text:s text:c="8"/>Trying 38</text:p>
      <text:p text:style-name="P69"><text:s text:c="8"/>Trying 54</text:p>
      <text:p text:style-name="P69"><text:s text:c="8"/>Trying 25</text:p>
      <text:p text:style-name="P69"><text:s text:c="8"/>Trying 24</text:p>
      <text:p text:style-name="P69"><text:s text:c="8"/>Trying 11</text:p>
      <text:p text:style-name="P69"><text:s text:c="8"/>Trying 73</text:p>
      <text:p text:style-name="P69"><text:s text:c="8"/>Trying 24</text:p>
      <text:p text:style-name="P69"><text:s text:c="8"/>Trying 16</text:p>
      <text:p text:style-name="P69"><text:s text:c="8"/>Trying 34</text:p>
      <text:p text:style-name="P69"><text:s text:c="8"/>Trying 53</text:p>
      <text:p text:style-name="P69"><text:s text:c="8"/>Trying 76</text:p>
      <text:p text:style-name="P69"><text:s text:c="8"/>Trying 16</text:p>
      <text:p text:style-name="P69"><text:s text:c="8"/>Trying 96</text:p>
      <text:p text:style-name="P69"><text:s text:c="8"/><text:span text:style-name="T25">2-digit year determined to be 96!</text:span></text:p>
      <text:p text:style-name="P69"/>
      <text:p text:style-name="P68">Initiating divisible by 7 segment:</text:p>
      <text:p text:style-name="P69"><text:s text:c="8"/>a = 0</text:p>
      <text:p text:style-name="P69"><text:s text:c="8"/>b = 0</text:p>
      <text:p text:style-name="P69"><text:s text:c="8"/>c = 6</text:p>
      <text:p text:style-name="P69"><text:s text:c="8"/>d = 8</text:p>
      <text:p text:style-name="P69"><text:s text:c="8"/>e = 2</text:p>
      <text:p text:style-name="P69"><text:s text:c="8"/>f = 2</text:p>
      <text:p text:style-name="P69"><text:s text:c="8"/>Linear combination equals 6822 which is not divisible by 7!</text:p>
      <text:p text:style-name="P69"/>
      <text:p text:style-name="P69"><text:s text:c="8"/>a = 7</text:p>
      <text:p text:style-name="P69"><text:s text:c="8"/>b = 0</text:p>
      <text:p text:style-name="P69"><text:s text:c="8"/>c = 9</text:p>
      <text:p text:style-name="P69"><text:s text:c="8"/>d = 0</text:p>
      <text:p text:style-name="P69"><text:s text:c="8"/>e = 9</text:p>
      <text:p text:style-name="P69"><text:s text:c="8"/>f = 2</text:p>
      <text:p text:style-name="P69"><text:s text:c="8"/>Linear combination equals 709092 which is not divisible by 7!</text:p>
      <text:p text:style-name="P69"/>
      <text:p text:style-name="P69"><text:s text:c="8"/>a = 8</text:p>
      <text:p text:style-name="P69"><text:s text:c="8"/>b = 7</text:p>
      <text:p text:style-name="P69"><text:s text:c="8"/>c = 5</text:p>
      <text:p text:style-name="P69"><text:s text:c="8"/>d = 3</text:p>
      <text:p text:style-name="P69"><text:s text:c="8"/>e = 0</text:p>
      <text:p text:style-name="P69"><text:soft-page-break/><text:s text:c="8"/>f = 5</text:p>
      <text:p text:style-name="P69"><text:s text:c="8"/>Linear combination equals 875305 which is not divisible by 7!</text:p>
      <text:p text:style-name="P69"/>
      <text:p text:style-name="P69"><text:s text:c="8"/>a = 8</text:p>
      <text:p text:style-name="P69"><text:s text:c="8"/>b = 5</text:p>
      <text:p text:style-name="P69"><text:s text:c="8"/>c = 1</text:p>
      <text:p text:style-name="P69"><text:s text:c="8"/>d = 3</text:p>
      <text:p text:style-name="P69"><text:s text:c="8"/>e = 9</text:p>
      <text:p text:style-name="P69"><text:s text:c="8"/>f = 5</text:p>
      <text:p text:style-name="P69"><text:s text:c="8"/>Linear combination equals 851395 which is not divisible by 7!</text:p>
      <text:p text:style-name="P69"/>
      <text:p text:style-name="P69"><text:s text:c="8"/>a = 6</text:p>
      <text:p text:style-name="P69"><text:s text:c="8"/>b = 3</text:p>
      <text:p text:style-name="P69"><text:s text:c="8"/>c = 5</text:p>
      <text:p text:style-name="P69"><text:s text:c="8"/>d = 9</text:p>
      <text:p text:style-name="P69"><text:s text:c="8"/>e = 1</text:p>
      <text:p text:style-name="P69"><text:s text:c="8"/>f = 2</text:p>
      <text:p text:style-name="P69"><text:s text:c="8"/>Linear combination equals 635912 which is not divisible by 7!</text:p>
      <text:p text:style-name="P69"/>
      <text:p text:style-name="P69"><text:s text:c="8"/>a = 8</text:p>
      <text:p text:style-name="P69"><text:s text:c="8"/>b = 4</text:p>
      <text:p text:style-name="P69"><text:s text:c="8"/>c = 4</text:p>
      <text:p text:style-name="P69"><text:s text:c="8"/>d = 0</text:p>
      <text:p text:style-name="P69"><text:s text:c="8"/>e = 0</text:p>
      <text:p text:style-name="P69"><text:s text:c="8"/>f = 2</text:p>
      <text:p text:style-name="P69"><text:s text:c="8"/>Linear combination equals 844002 which is not divisible by 7!</text:p>
      <text:p text:style-name="P69"/>
      <text:p text:style-name="P69"><text:s text:c="8"/>a = 1</text:p>
      <text:p text:style-name="P69"><text:s text:c="8"/>b = 8</text:p>
      <text:p text:style-name="P69"><text:s text:c="8"/>c = 3</text:p>
      <text:p text:style-name="P69"><text:s text:c="8"/>d = 6</text:p>
      <text:p text:style-name="P69"><text:s text:c="8"/>e = 2</text:p>
      <text:p text:style-name="P69"><text:s text:c="8"/>f = 2</text:p>
      <text:p text:style-name="P69"><text:s text:c="8"/>Linear combination equals 183622 which is not divisible by 7!</text:p>
      <text:p text:style-name="P69"/>
      <text:p text:style-name="P69"><text:s text:c="8"/>a = 1</text:p>
      <text:p text:style-name="P69"><text:s text:c="8"/>b = 9</text:p>
      <text:p text:style-name="P69"><text:s text:c="8"/>c = 8</text:p>
      <text:p text:style-name="P69"><text:s text:c="8"/>d = 2</text:p>
      <text:p text:style-name="P69"><text:s text:c="8"/>e = 5</text:p>
      <text:p text:style-name="P69"><text:s text:c="8"/>f = 4</text:p>
      <text:p text:style-name="P69"><text:s text:c="8"/>Linear combination equals 198254</text:p>
      <text:p text:style-name="P69"><text:s text:c="8"/><text:span text:style-name="T25">198254 is divisible by 7!</text:span></text:p>
      <text:p text:style-name="P69"/>
      <text:p text:style-name="P68">Determining 5-digit segment:</text:p>
      <text:p text:style-name="P69"><text:s text:c="8"/>r1 = 1</text:p>
      <text:p text:style-name="P69"><text:s text:c="8"/>r2 = 3</text:p>
      <text:p text:style-name="P69"><text:s text:c="8"/>r3 = 2</text:p>
      <text:p text:style-name="P69"><text:s text:c="8"/>r4 = 7</text:p>
      <text:p text:style-name="P69"><text:s text:c="8"/>r5 = 9</text:p>
      <text:p text:style-name="P69"><text:s text:c="8"/><text:span text:style-name="T25">5-digit segment determined to be 13279!</text:span></text:p>
      <text:p text:style-name="P69"/>
      <text:p text:style-name="P68">Parsing variables and exporting to stdout:</text:p>
      <text:p text:style-name="P69"/>
      <text:p text:style-name="P69">OEM Product ID: 25096-OEM-0198254-13279</text:p>
      <text:p text:style-name="P69"/>
      <text:p text:style-name="P72"><text:span text:style-name="T44">nick@HP</text:span>:<text:span text:style-name="T45">~</text:span>$ </text:p>
      <text:p text:style-name="P69"><text:soft-page-break/><text:span text:style-name="T44">nick@HP</text:span>:<text:span text:style-name="T45">~</text:span>$ ./keygen.sh 3rgion 3rgi efpjiwef efpioj qefpoigweoinweg ewgpoijpoij efoiupnhagnhwqgoiun</text:p>
      <text:p text:style-name="P69">Too many arguments! Try:</text:p>
      <text:p text:style-name="P69"><text:s text:c="9"/>./keygen.sh --help</text:p>
      <text:p text:style-name="P69"><text:span text:style-name="T44">nick@HP</text:span>:<text:span text:style-name="T45">~</text:span>$ ./keygen.sh -v 108-1792931</text:p>
      <text:p text:style-name="P69">This CD key is genuine!</text:p>
      <text:p text:style-name="P69"><text:span text:style-name="T44">nick@HP</text:span>:<text:span text:style-name="T45">~</text:span>$ ./keygen.sh -v 108-1792930</text:p>
      <text:p text:style-name="P69">This CD Key is invalid! The 1792930 part must be divisible by 7 and not end in 0, 8, or 9!</text:p>
      <text:p text:style-name="P69"><text:span text:style-name="T44">nick@HP</text:span>:<text:span text:style-name="T45">~</text:span>$ ./keygen.sh -v 108-17929302</text:p>
      <text:p text:style-name="P69">Incorrect format!</text:p>
      <text:p text:style-name="P69"><text:s text:c="8"/>OEM Keys must resemble DDDYY-OEM-0XXXXXX-ZZZZZ</text:p>
      <text:p text:style-name="P69"><text:s text:c="8"/>CD Keys must resemble YYY-XXXXXXX</text:p>
      <text:p text:style-name="P69"><text:span text:style-name="T44">nick@HP</text:span>:<text:span text:style-name="T45">~</text:span>$ ./keygen.sh -v 333-1792931</text:p>
      <text:p text:style-name="P69">This CD Key is invalid! The 333 part is not acceptable as the 3-digit segment!</text:p>
      <text:p text:style-name="P69"><text:span text:style-name="T44">nick@HP</text:span>:<text:span text:style-name="T45">~</text:span>$ ./keygen.sh -v 333-1792931</text:p>
      <text:p text:style-name="P69">This CD Key is invalid! The 333 part is not acceptable as the 3-digit segment!</text:p>
      <text:p text:style-name="P69"><text:span text:style-name="T44">nick@HP</text:span>:<text:span text:style-name="T45">~</text:span>$ ./keygen.sh -v 333-1795931</text:p>
      <text:p text:style-name="P69">This CD Key is invalid! Both segments (333 and 1795931) are incorrect!</text:p>
      <text:p text:style-name="P69"><text:span text:style-name="T44">nick@HP</text:span>:<text:span text:style-name="T45">~</text:span>$ ./keygen.sh -v 02097-OEM-0216587-12570</text:p>
      <text:p text:style-name="P69">This OEM key is genuine!</text:p>
      <text:p text:style-name="P69"><text:span text:style-name="T44">nick@HP</text:span>:<text:span text:style-name="T45">~</text:span>$ ./keygen.sh -v 02097-OEM-0216586-12570</text:p>
      <text:p text:style-name="P69">This OEM Key is invalid:</text:p>
      <text:p text:style-name="P69"><text:s text:c="8"/>The 0216586 part must be divisible by 7 and not end in 0, 8, or 9!</text:p>
      <text:p text:style-name="P69"><text:span text:style-name="T44">nick@HP</text:span>:<text:span text:style-name="T45">~</text:span>$ ./keygen.sh -v 02093-OEM-0216587-12570</text:p>
      <text:p text:style-name="P69">This OEM Key is invalid:</text:p>
      <text:p text:style-name="P69"><text:s text:c="8"/>The year (93) must be between 1995 and 2003 represented in 2-digits!</text:p>
      <text:p text:style-name="P69"><text:span text:style-name="T44">nick@HP</text:span>:<text:span text:style-name="T45">~</text:span>$ ./keygen.sh -v 42096-OEM-0216587-12570</text:p>
      <text:p text:style-name="P69">This OEM Key is invalid:</text:p>
      <text:p text:style-name="P69"><text:s text:c="8"/>The day of year (420) must be between 1 and 366!</text:p>
      <text:p text:style-name="P69"><text:span text:style-name="T44">nick@HP</text:span>:<text:span text:style-name="T45">~</text:span>$ ./keygen.sh -v 42092-OEM-0216387-12570</text:p>
      <text:p text:style-name="P69">This OEM Key is invalid:</text:p>
      <text:p text:style-name="P69"><text:s text:c="8"/>The day of year (420) must be between 1 and 366!</text:p>
      <text:p text:style-name="P69"><text:s text:c="8"/>The year (92) must be between 1995 and 2003 represented in 2-digits!</text:p>
      <text:p text:style-name="P69"><text:s text:c="8"/>The 0216387 part must be divisible by 7 and not end in 0, 8, or 9!</text:p>
      <text:p text:style-name="P69"><text:span text:style-name="T44">nick@HP</text:span>:<text:span text:style-name="T45">~</text:span>$ ./keygen.sh -v 42092-OEM-0216387-12570asdasdasd</text:p>
      <text:p text:style-name="P69">Incorrect format!</text:p>
      <text:p text:style-name="P69"><text:s text:c="8"/>OEM Keys must resemble DDDYY-OEM-0XXXXXX-ZZZZZ</text:p>
      <text:p text:style-name="P72"><text:s text:c="8"/>CD Keys must resemble YYY-XXXXXXX</text:p>
      <text:p text:style-name="P69"><text:span text:style-name="T44">nick@HP</text:span>:<text:span text:style-name="T45">~</text:span>$ ./keygen.sh cd 50 -c</text:p>
      <text:p text:style-name="P69">CD Key #1: <text:s text:c="13"/>119-2801162 <text:s text:c="4"/>✓</text:p>
      <text:p text:style-name="P69">CD Key #2: <text:s text:c="13"/>857-9820314 <text:s text:c="4"/>✓</text:p>
      <text:p text:style-name="P69">CD Key #3: <text:s text:c="13"/>823-9281811 <text:s text:c="4"/>✓</text:p>
      <text:p text:style-name="P69">CD Key #4: <text:s text:c="13"/>343-9277401 <text:s text:c="4"/>✓</text:p>
      <text:p text:style-name="P69">CD Key #5: <text:s text:c="13"/>836-4250673 <text:s text:c="4"/>✓</text:p>
      <text:p text:style-name="P69">CD Key #6: <text:s text:c="13"/>608-2073883 <text:s text:c="4"/>✓</text:p>
      <text:p text:style-name="P69">CD Key #7: <text:s text:c="13"/>441-9841405 <text:s text:c="4"/>✓</text:p>
      <text:p text:style-name="P69">CD Key #8: <text:s text:c="13"/>476-3432814 <text:s text:c="4"/>✓</text:p>
      <text:p text:style-name="P69">CD Key #9: <text:s text:c="13"/>933-2243787 <text:s text:c="4"/>✓</text:p>
      <text:p text:style-name="P69">CD Key #10: <text:s text:c="12"/>858-4999876 <text:s text:c="4"/>✓</text:p>
      <text:p text:style-name="P69">CD Key #11: <text:s text:c="12"/>440-5467077 <text:s text:c="4"/>✓</text:p>
      <text:p text:style-name="P69">CD Key #12: <text:s text:c="12"/>872-1012102 <text:s text:c="4"/>✓</text:p>
      <text:p text:style-name="P69">CD Key #13: <text:s text:c="12"/>350-2069627 <text:s text:c="4"/>✓</text:p>
      <text:p text:style-name="P69">CD Key #14: <text:s text:c="12"/>740-6380724 <text:s text:c="4"/>✓</text:p>
      <text:p text:style-name="P69">CD Key #15: <text:s text:c="12"/>400-6642853 <text:s text:c="4"/>✓</text:p>
      <text:p text:style-name="P69">CD Key #16: <text:s text:c="12"/>420-2698647 <text:s text:c="4"/>✓</text:p>
      <text:p text:style-name="P69"><text:soft-page-break/>CD Key #17: <text:s text:c="12"/>509-7404775 <text:s text:c="4"/>✓</text:p>
      <text:p text:style-name="P69">CD Key #18: <text:s text:c="12"/>263-8478022 <text:s text:c="4"/>✓</text:p>
      <text:p text:style-name="P69">CD Key #19: <text:s text:c="12"/>931-7815836 <text:s text:c="4"/>✓</text:p>
      <text:p text:style-name="P69">CD Key #20: <text:s text:c="12"/>021-0461755 <text:s text:c="4"/>✓</text:p>
      <text:p text:style-name="P69">CD Key #21: <text:s text:c="12"/>419-8928283 <text:s text:c="4"/>✓</text:p>
      <text:p text:style-name="P69">CD Key #22: <text:s text:c="12"/>988-6224015 <text:s text:c="4"/>✓</text:p>
      <text:p text:style-name="P69">CD Key #23: <text:s text:c="12"/>878-6424642 <text:s text:c="4"/>✓</text:p>
      <text:p text:style-name="P69">CD Key #24: <text:s text:c="12"/>681-8513792 <text:s text:c="4"/>✓</text:p>
      <text:p text:style-name="P69">CD Key #25: <text:s text:c="12"/>166-0886606 <text:s text:c="4"/>✓</text:p>
      <text:p text:style-name="P69">CD Key #26: <text:s text:c="12"/>828-8981161 <text:s text:c="4"/>✓</text:p>
      <text:p text:style-name="P69">CD Key #27: <text:s text:c="12"/>249-1410794 <text:s text:c="4"/>✓</text:p>
      <text:p text:style-name="P69">CD Key #28: <text:s text:c="12"/>900-7659162 <text:s text:c="4"/>✓</text:p>
      <text:p text:style-name="P69">CD Key #29: <text:s text:c="12"/>256-9575755 <text:s text:c="4"/>✓</text:p>
      <text:p text:style-name="P69">CD Key #30: <text:s text:c="12"/>041-8540315 <text:s text:c="4"/>✓</text:p>
      <text:p text:style-name="P69">CD Key #31: <text:s text:c="12"/>174-2276981 <text:s text:c="4"/>✓</text:p>
      <text:p text:style-name="P69">CD Key #32: <text:s text:c="12"/>395-1302042 <text:s text:c="4"/>✓</text:p>
      <text:p text:style-name="P69">CD Key #33: <text:s text:c="12"/>933-3448711 <text:s text:c="4"/>✓</text:p>
      <text:p text:style-name="P69">CD Key #34: <text:s text:c="12"/>630-9328746 <text:s text:c="4"/>✓</text:p>
      <text:p text:style-name="P69">CD Key #35: <text:s text:c="12"/>171-0652883 <text:s text:c="4"/>✓</text:p>
      <text:p text:style-name="P69">CD Key #36: <text:s text:c="12"/>264-6845482 <text:s text:c="4"/>✓</text:p>
      <text:p text:style-name="P69">CD Key #37: <text:s text:c="12"/>783-8546881 <text:s text:c="4"/>✓</text:p>
      <text:p text:style-name="P69">CD Key #38: <text:s text:c="12"/>592-7023604 <text:s text:c="4"/>✓</text:p>
      <text:p text:style-name="P69">CD Key #39: <text:s text:c="12"/>895-8958754 <text:s text:c="4"/>✓</text:p>
      <text:p text:style-name="P69">CD Key #40: <text:s text:c="12"/>496-7187467 <text:s text:c="4"/>✓</text:p>
      <text:p text:style-name="P69">CD Key #41: <text:s text:c="12"/>548-2397045 <text:s text:c="4"/>✓</text:p>
      <text:p text:style-name="P69">CD Key #42: <text:s text:c="12"/>468-1478302 <text:s text:c="4"/>✓</text:p>
      <text:p text:style-name="P69">CD Key #43: <text:s text:c="12"/>976-4179175 <text:s text:c="4"/>✓</text:p>
      <text:p text:style-name="P69">CD Key #44: <text:s text:c="12"/>028-6941984 <text:s text:c="4"/>✓</text:p>
      <text:p text:style-name="P69">CD Key #45: <text:s text:c="12"/>792-7572572 <text:s text:c="4"/>✓</text:p>
      <text:p text:style-name="P69">CD Key #46: <text:s text:c="12"/>409-8692551 <text:s text:c="4"/>✓</text:p>
      <text:p text:style-name="P69">CD Key #47: <text:s text:c="12"/>112-0563843 <text:s text:c="4"/>✓</text:p>
      <text:p text:style-name="P69">CD Key #48: <text:s text:c="12"/>212-9120916 <text:s text:c="4"/>✓</text:p>
      <text:p text:style-name="P69">CD Key #49: <text:s text:c="12"/>850-4273843 <text:s text:c="4"/>✓</text:p>
      <text:p text:style-name="P69">CD Key #50: <text:s text:c="12"/>376-8924531 <text:s text:c="4"/>✓</text:p>
      <text:p text:style-name="P69"><text:span text:style-name="T44">nick@HP</text:span>:<text:span text:style-name="T45">~</text:span>$ ./keygen.sh oem 50 --check</text:p>
      <text:p text:style-name="P69">OEM Product ID #1: <text:s text:c="13"/>19897-OEM-0040866-55171 ✓</text:p>
      <text:p text:style-name="P69">OEM Product ID #2: <text:s text:c="13"/>33098-OEM-0351673-99564 ✓</text:p>
      <text:p text:style-name="P69">OEM Product ID #3: <text:s text:c="13"/>21797-OEM-0550823-56367 ✓</text:p>
      <text:p text:style-name="P69">OEM Product ID #4: <text:s text:c="13"/>01500-OEM-0726894-54676 ✓</text:p>
      <text:p text:style-name="P69">OEM Product ID #5: <text:s text:c="13"/>04798-OEM-0300741-91531 ✓</text:p>
      <text:p text:style-name="P69">OEM Product ID #6: <text:s text:c="13"/>15495-OEM-0909251-86546 ✓</text:p>
      <text:p text:style-name="P69">OEM Product ID #7: <text:s text:c="13"/>05901-OEM-0090727-59785 ✓</text:p>
      <text:p text:style-name="P69">OEM Product ID #8: <text:s text:c="13"/>09903-OEM-0702856-81191 ✓</text:p>
      <text:p text:style-name="P69">OEM Product ID #9: <text:s text:c="13"/>28103-OEM-0040894-60892 ✓</text:p>
      <text:p text:style-name="P69">OEM Product ID #10: <text:s text:c="12"/>10103-OEM-0614397-13682 ✓</text:p>
      <text:p text:style-name="P69">OEM Product ID #11: <text:s text:c="12"/>13996-OEM-0499576-16104 ✓</text:p>
      <text:p text:style-name="P69">OEM Product ID #12: <text:s text:c="12"/>06502-OEM-0317604-96407 ✓</text:p>
      <text:p text:style-name="P69">OEM Product ID #13: <text:s text:c="12"/>29900-OEM-0569751-66487 ✓</text:p>
      <text:p text:style-name="P69">OEM Product ID #14: <text:s text:c="12"/>24501-OEM-0919744-14648 ✓</text:p>
      <text:p text:style-name="P69">OEM Product ID #15: <text:s text:c="12"/>26099-OEM-0161924-56273 ✓</text:p>
      <text:p text:style-name="P69">OEM Product ID #16: <text:s text:c="12"/>13098-OEM-0805371-20574 ✓</text:p>
      <text:p text:style-name="P69">OEM Product ID #17: <text:s text:c="12"/>28696-OEM-0835583-85126 ✓</text:p>
      <text:p text:style-name="P69">OEM Product ID #18: <text:s text:c="12"/>26596-OEM-0587461-62112 ✓</text:p>
      <text:p text:style-name="P69">OEM Product ID #19: <text:s text:c="12"/>33998-OEM-0326774-99812 ✓</text:p>
      <text:p text:style-name="P69">OEM Product ID #20: <text:s text:c="12"/>34901-OEM-0686021-59801 ✓</text:p>
      <text:p text:style-name="P69">OEM Product ID #21: <text:s text:c="12"/>34100-OEM-0239764-44978 ✓</text:p>
      <text:p text:style-name="P69">OEM Product ID #22: <text:s text:c="12"/>06397-OEM-0311997-47594 ✓</text:p>
      <text:p text:style-name="P69">OEM Product ID #23: <text:s text:c="12"/>01796-OEM-0991774-78993 ✓</text:p>
      <text:p text:style-name="P69"><text:soft-page-break/>OEM Product ID #24: <text:s text:c="12"/>34298-OEM-0062083-39440 ✓</text:p>
      <text:p text:style-name="P69">OEM Product ID #25: <text:s text:c="12"/>23403-OEM-0062986-51705 ✓</text:p>
      <text:p text:style-name="P69">OEM Product ID #26: <text:s text:c="12"/>10898-OEM-0140924-77679 ✓</text:p>
      <text:p text:style-name="P69">OEM Product ID #27: <text:s text:c="12"/>34202-OEM-0913276-07309 ✓</text:p>
      <text:p text:style-name="P69">OEM Product ID #28: <text:s text:c="12"/>27395-OEM-0723877-13413 ✓</text:p>
      <text:p text:style-name="P69">OEM Product ID #29: <text:s text:c="12"/>05402-OEM-0038703-34461 ✓</text:p>
      <text:p text:style-name="P69">OEM Product ID #30: <text:s text:c="12"/>23296-OEM-0572173-05327 ✓</text:p>
      <text:p text:style-name="P69">OEM Product ID #31: <text:s text:c="12"/>07098-OEM-0580811-38788 ✓</text:p>
      <text:p text:style-name="P69">OEM Product ID #32: <text:s text:c="12"/>00100-OEM-0139356-54530 ✓</text:p>
      <text:p text:style-name="P69">OEM Product ID #33: <text:s text:c="12"/>31496-OEM-0084364-83760 ✓</text:p>
      <text:p text:style-name="P69">OEM Product ID #34: <text:s text:c="12"/>18302-OEM-0675031-69656 ✓</text:p>
      <text:p text:style-name="P69">OEM Product ID #35: <text:s text:c="12"/>06502-OEM-0847462-61913 ✓</text:p>
      <text:p text:style-name="P69">OEM Product ID #36: <text:s text:c="12"/>10301-OEM-0246127-05941 ✓</text:p>
      <text:p text:style-name="P69">OEM Product ID #37: <text:s text:c="12"/>23203-OEM-0994693-39571 ✓</text:p>
      <text:p text:style-name="P69">OEM Product ID #38: <text:s text:c="12"/>03899-OEM-0300146-97085 ✓</text:p>
      <text:p text:style-name="P69">OEM Product ID #39: <text:s text:c="12"/>21001-OEM-0183092-41918 ✓</text:p>
      <text:p text:style-name="P69">OEM Product ID #40: <text:s text:c="12"/>32803-OEM-0303821-88102 ✓</text:p>
      <text:p text:style-name="P69">OEM Product ID #41: <text:s text:c="12"/>17703-OEM-0531545-04726 ✓</text:p>
      <text:p text:style-name="P69">OEM Product ID #42: <text:s text:c="12"/>21695-OEM-0870611-92487 ✓</text:p>
      <text:p text:style-name="P69">OEM Product ID #43: <text:s text:c="12"/>28303-OEM-0778827-04817 ✓</text:p>
      <text:p text:style-name="P69">OEM Product ID #44: <text:s text:c="12"/>27103-OEM-0644917-89158 ✓</text:p>
      <text:p text:style-name="P69">OEM Product ID #45: <text:s text:c="12"/>35702-OEM-0467901-02682 ✓</text:p>
      <text:p text:style-name="P69">OEM Product ID #46: <text:s text:c="12"/>08399-OEM-0440475-20187 ✓</text:p>
      <text:p text:style-name="P69">OEM Product ID #47: <text:s text:c="12"/>09100-OEM-0678727-76860 ✓</text:p>
      <text:p text:style-name="P69">OEM Product ID #48: <text:s text:c="12"/>08802-OEM-0517972-71478 ✓</text:p>
      <text:p text:style-name="P69">OEM Product ID #49: <text:s text:c="12"/>22096-OEM-0782292-64248 ✓</text:p>
      <text:p text:style-name="P69">OEM Product ID #50: <text:s text:c="12"/>31296-OEM-0093576-82872 ✓</text:p>
      <text:p text:style-name="P72"><text:span text:style-name="T44">nick@HP</text:span>:<text:span text:style-name="T45">~</text:span>$ #I AM NOW EDITING THE SCRIPT TO MAKE AN INTERNAL ERROR TO TRIGGER A FALSE POSITIVE!</text:p>
      <text:p text:style-name="P69"><text:span text:style-name="T44">nick@HP</text:span>:<text:span text:style-name="T45">~</text:span>$ # I HAVE CHANGED A VERY RARELY ORRURING NUMBER, EVENTIALLY THE ERROR WILL APPEAR ONCE DAYOFYEAR=365</text:p>
      <text:p text:style-name="P69"><text:span text:style-name="T44">nick@HP</text:span>:<text:span text:style-name="T45">~</text:span>$ ./keygen.sh oem 5000000 --check</text:p>
      <text:p text:style-name="P69">OEM Product ID #1: <text:s text:c="13"/>19199-OEM-0703367-95143 ✓</text:p>
      <text:p text:style-name="P69">OEM Product ID #2: <text:s text:c="13"/>30702-OEM-0324877-45791 ✓</text:p>
      <text:p text:style-name="P69">OEM Product ID #3: <text:s text:c="13"/>19197-OEM-0770245-73871 ✓</text:p>
      <text:p text:style-name="P69">OEM Product ID #4: <text:s text:c="13"/>02597-OEM-0407505-43153 ✓</text:p>
      <text:p text:style-name="P69">OEM Product ID #5: <text:s text:c="13"/>26997-OEM-0424515-52025 ✓</text:p>
      <text:p text:style-name="P69">OEM Product ID #6: <text:s text:c="13"/>34201-OEM-0956375-59211 ✓</text:p>
      <text:p text:style-name="P69">OEM Product ID #7: <text:s text:c="13"/>07003-OEM-0719124-29260 ✓</text:p>
      <text:p text:style-name="P69">OEM Product ID #8: <text:s text:c="13"/>21095-OEM-0497875-77458 ✓</text:p>
      <text:p text:style-name="P69">OEM Product ID #9: <text:s text:c="13"/>20696-OEM-0510062-15948 ✓</text:p>
      <text:p text:style-name="P69">OEM Product ID #10: <text:s text:c="12"/>19403-OEM-0008092-06773 ✓</text:p>
      <text:p text:style-name="P69">OEM Product ID #11: <text:s text:c="12"/>13298-OEM-0798805-99400 ✓</text:p>
      <text:p text:style-name="P69">OEM Product ID #12: <text:s text:c="12"/>03097-OEM-0838432-90166 ✓</text:p>
      <text:p text:style-name="P69">OEM Product ID #13: <text:s text:c="12"/>04597-OEM-0745913-65471 ✓</text:p>
      <text:p text:style-name="P69">OEM Product ID #14: <text:s text:c="12"/>25698-OEM-0043113-00880 ✓</text:p>
      <text:p text:style-name="P69">OEM Product ID #15: <text:s text:c="12"/>19799-OEM-0725431-63550 ✓</text:p>
      <text:p text:style-name="P69">OEM Product ID #16: <text:s text:c="12"/>16800-OEM-0386036-00369 ✓</text:p>
      <text:p text:style-name="P69">OEM Product ID #17: <text:s text:c="12"/>06401-OEM-0856156-54372 ✓</text:p>
      <text:p text:style-name="P69">OEM Product ID #18: <text:s text:c="12"/>01696-OEM-0756301-46932 ✓</text:p>
      <text:p text:style-name="P69">OEM Product ID #19: <text:s text:c="12"/>13195-OEM-0407484-67692 ✓</text:p>
      <text:p text:style-name="P69">OEM Product ID #20: <text:s text:c="12"/>06302-OEM-0512071-03790 ✓</text:p>
      <text:p text:style-name="P69">OEM Product ID #21: <text:s text:c="12"/>33896-OEM-0012355-63014 ✓</text:p>
      <text:p text:style-name="P69">OEM Product ID #22: <text:s text:c="12"/>15898-OEM-0621411-38055 ✓</text:p>
      <text:p text:style-name="P69">OEM Product ID #23: <text:s text:c="12"/>11597-OEM-0343721-51824 ✓</text:p>
      <text:p text:style-name="P69">OEM Product ID #24: <text:s text:c="12"/>01498-OEM-0512267-70944 ✓</text:p>
      <text:p text:style-name="P69"><text:soft-page-break/>OEM Product ID #25: <text:s text:c="12"/>29995-OEM-0337876-65175 ✓</text:p>
      <text:p text:style-name="P69">OEM Product ID #26: <text:s text:c="12"/>06602-OEM-0451136-00550 ✓</text:p>
      <text:p text:style-name="P69">OEM Product ID #27: <text:s text:c="12"/>25497-OEM-0548016-54233 ✓</text:p>
      <text:p text:style-name="P69">OEM Product ID #28: <text:s text:c="12"/>06298-OEM-0593047-36238 ✓</text:p>
      <text:p text:style-name="P69">OEM Product ID #29: <text:s text:c="12"/>05095-OEM-0295463-00387 ✓</text:p>
      <text:p text:style-name="P69">OEM Product ID #30: <text:s text:c="12"/>02197-OEM-0495173-49876 ✓</text:p>
      <text:p text:style-name="P69">OEM Product ID #31: <text:s text:c="12"/>09701-OEM-0470295-42131 ✓</text:p>
      <text:p text:style-name="P69">OEM Product ID #32: <text:s text:c="12"/>18600-OEM-0569191-71786 ✓</text:p>
      <text:p text:style-name="P69">OEM Product ID #33: <text:s text:c="12"/>31703-OEM-0137116-55923 ✓</text:p>
      <text:p text:style-name="P69">OEM Product ID #34: <text:s text:c="12"/>21499-OEM-0168637-44576 ✓</text:p>
      <text:p text:style-name="P69">OEM Product ID #35: <text:s text:c="12"/>05897-OEM-0055223-63184 ✓</text:p>
      <text:p text:style-name="P69">OEM Product ID #36: <text:s text:c="12"/>14798-OEM-0905485-71428 ✓</text:p>
      <text:p text:style-name="P69">OEM Product ID #37: <text:s text:c="12"/>01103-OEM-0545874-56745 ✓</text:p>
      <text:p text:style-name="P69">OEM Product ID #38: <text:s text:c="12"/>15496-OEM-0121142-72543 ✓</text:p>
      <text:p text:style-name="P69">OEM Product ID #39: <text:s text:c="12"/>20497-OEM-0781956-72544 ✓</text:p>
      <text:p text:style-name="P69">OEM Product ID #40: <text:s text:c="12"/>07602-OEM-0596344-83026 ✓</text:p>
      <text:p text:style-name="P69">OEM Product ID #41: <text:s text:c="12"/>26698-OEM-0857871-70980 ✓</text:p>
      <text:p text:style-name="P69">OEM Product ID #42: <text:s text:c="12"/>28598-OEM-0046193-46317 ✓</text:p>
      <text:p text:style-name="P69">OEM Product ID #43: <text:s text:c="12"/>17995-OEM-0015155-51764 ✓</text:p>
      <text:p text:style-name="P69">OEM Product ID #44: <text:s text:c="12"/>28903-OEM-0644567-79797 ✓</text:p>
      <text:p text:style-name="P69">OEM Product ID #45: <text:s text:c="12"/>17996-OEM-0320894-13970 ✓</text:p>
      <text:p text:style-name="P69">OEM Product ID #46: <text:s text:c="12"/>12302-OEM-0140301-09073 ✓</text:p>
      <text:p text:style-name="P69">OEM Product ID #47: <text:s text:c="12"/>02501-OEM-0050554-52197 ✓</text:p>
      <text:p text:style-name="P69">OEM Product ID #48: <text:s text:c="12"/>01301-OEM-0777112-01522 ✓</text:p>
      <text:p text:style-name="P69">OEM Product ID #49: <text:s text:c="12"/>22096-OEM-0111776-69737 ✓</text:p>
      <text:p text:style-name="P69">OEM Product ID #50: <text:s text:c="12"/>30101-OEM-0863926-09678 ✓</text:p>
      <text:p text:style-name="P69">OEM Product ID #51: <text:s text:c="12"/>17899-OEM-0074781-13537 ✓</text:p>
      <text:p text:style-name="P69">OEM Product ID #52: <text:s text:c="12"/>31595-OEM-0203826-97535 ✓</text:p>
      <text:p text:style-name="P69">OEM Product ID #53: <text:s text:c="12"/>17401-OEM-0915607-70339 ✓</text:p>
      <text:p text:style-name="P69">OEM Product ID #54: <text:s text:c="12"/>12095-OEM-0744177-30159 ✓</text:p>
      <text:p text:style-name="P69">OEM Product ID #55: <text:s text:c="12"/>25597-OEM-0972601-13135 ✓</text:p>
      <text:p text:style-name="P69">OEM Product ID #56: <text:s text:c="12"/>03698-OEM-0168602-14788 ✓</text:p>
      <text:p text:style-name="P69">OEM Product ID #57: <text:s text:c="12"/>04202-OEM-0394716-65716 ✓</text:p>
      <text:p text:style-name="P69">OEM Product ID #58: <text:s text:c="12"/>04302-OEM-0340963-42356 ✓</text:p>
      <text:p text:style-name="P69">OEM Product ID #59: <text:s text:c="12"/>09098-OEM-0721371-50516 ✓</text:p>
      <text:p text:style-name="P69">OEM Product ID #60: <text:s text:c="12"/>12500-OEM-0026775-93681 ✓</text:p>
      <text:p text:style-name="P69">OEM Product ID #61: <text:s text:c="12"/>31498-OEM-0800611-57150 ✓</text:p>
      <text:p text:style-name="P69">OEM Product ID #62: <text:s text:c="12"/>15297-OEM-0988603-43538 ✓</text:p>
      <text:p text:style-name="P69">OEM Product ID #63: <text:s text:c="12"/>15299-OEM-0951433-62376 ✓</text:p>
      <text:p text:style-name="P69">OEM Product ID #64: <text:s text:c="12"/>08496-OEM-0841862-24549 ✓</text:p>
      <text:p text:style-name="P69">OEM Product ID #65: <text:s text:c="12"/>35400-OEM-0334607-98131 ✓</text:p>
      <text:p text:style-name="P69">OEM Product ID #66: <text:s text:c="12"/>12395-OEM-0898023-32180 ✓</text:p>
      <text:p text:style-name="P69">OEM Product ID #67: <text:s text:c="12"/>06502-OEM-0888594-18072 ✓</text:p>
      <text:p text:style-name="P69">OEM Product ID #68: <text:s text:c="12"/>35701-OEM-0276171-40490 ✓</text:p>
      <text:p text:style-name="P69">OEM Product ID #69: <text:s text:c="12"/>20702-OEM-0849352-30857 ✓</text:p>
      <text:p text:style-name="P69">OEM Product ID #70: <text:s text:c="12"/>29800-OEM-0017332-45708 ✓</text:p>
      <text:p text:style-name="P69">OEM Product ID #71: <text:s text:c="12"/>03396-OEM-0661395-89645 ✓</text:p>
      <text:p text:style-name="P69">OEM Product ID #72: <text:s text:c="12"/>23701-OEM-0887054-63509 ✓</text:p>
      <text:p text:style-name="P69">OEM Product ID #73: <text:s text:c="12"/>33803-OEM-0432243-13309 ✓</text:p>
      <text:p text:style-name="P69">OEM Product ID #74: <text:s text:c="12"/>01999-OEM-0616546-66756 ✓</text:p>
      <text:p text:style-name="P69">OEM Product ID #75: <text:s text:c="12"/>13901-OEM-0339514-59616 ✓</text:p>
      <text:p text:style-name="P69">OEM Product ID #76: <text:s text:c="12"/>23998-OEM-0102984-77663 ✓</text:p>
      <text:p text:style-name="P69">OEM Product ID #77: <text:s text:c="12"/>14300-OEM-0289233-65729 ✓</text:p>
      <text:p text:style-name="P69">OEM Product ID #78: <text:s text:c="12"/>33997-OEM-0565691-07773 ✓</text:p>
      <text:p text:style-name="P69">OEM Product ID #79: <text:s text:c="12"/>30495-OEM-0651763-14754 ✓</text:p>
      <text:p text:style-name="P69">OEM Product ID #80: <text:s text:c="12"/>06497-OEM-0685027-63416 ✓</text:p>
      <text:p text:style-name="P69">OEM Product ID #81: <text:s text:c="12"/>23602-OEM-0549332-93103 ✓</text:p>
      <text:p text:style-name="P69">OEM Product ID #82: <text:s text:c="12"/>17300-OEM-0653205-66499 ✓</text:p>
      <text:p text:style-name="P69"><text:soft-page-break/>OEM Product ID #83: <text:s text:c="12"/>32095-OEM-0869561-20402 ✓</text:p>
      <text:p text:style-name="P69">OEM Product ID #84: <text:s text:c="12"/>28796-OEM-0484204-27063 ✓</text:p>
      <text:p text:style-name="P69">OEM Product ID #85: <text:s text:c="12"/>14003-OEM-0768516-33467 ✓</text:p>
      <text:p text:style-name="P69">OEM Product ID #86: <text:s text:c="12"/>17498-OEM-0381535-25241 ✓</text:p>
      <text:p text:style-name="P69">OEM Product ID #87: <text:s text:c="12"/>10398-OEM-0938301-67802 ✓</text:p>
      <text:p text:style-name="P69">OEM Product ID #88: <text:s text:c="12"/>24799-OEM-0123333-53940 ✓</text:p>
      <text:p text:style-name="P69">OEM Product ID #89: <text:s text:c="12"/>11102-OEM-0082775-07937 ✓</text:p>
      <text:p text:style-name="P69">OEM Product ID #90: <text:s text:c="12"/>19000-OEM-0414785-19614 ✓</text:p>
      <text:p text:style-name="P69">OEM Product ID #91: <text:s text:c="12"/>15296-OEM-0026712-20569 ✓</text:p>
      <text:p text:style-name="P69">OEM Product ID #92: <text:s text:c="12"/>24795-OEM-0095277-87363 ✓</text:p>
      <text:p text:style-name="P69">OEM Product ID #93: <text:s text:c="12"/>06495-OEM-0351526-12477 ✓</text:p>
      <text:p text:style-name="P69">OEM Product ID #94: <text:s text:c="12"/>32203-OEM-0137844-01118 ✓</text:p>
      <text:p text:style-name="P69">OEM Product ID #95: <text:s text:c="12"/>33595-OEM-0172081-91235 ✓</text:p>
      <text:p text:style-name="P69">OEM Product ID #96: <text:s text:c="12"/>34402-OEM-0464114-11475 ✓</text:p>
      <text:p text:style-name="P69">OEM Product ID #97: <text:s text:c="12"/>03403-OEM-0065891-34695 ✓</text:p>
      <text:p text:style-name="P69">OEM Product ID #98: <text:s text:c="12"/>35698-OEM-0620865-18158 ✓</text:p>
      <text:p text:style-name="P69">OEM Product ID #99: <text:s text:c="12"/>18199-OEM-0846986-51212 ✓</text:p>
      <text:p text:style-name="P69">OEM Product ID #100: <text:s text:c="11"/>29003-OEM-0665406-26952 ✓</text:p>
      <text:p text:style-name="P69">OEM Product ID #101: <text:s text:c="11"/>09203-OEM-0994385-46580 ✓</text:p>
      <text:p text:style-name="P69">OEM Product ID #102: <text:s text:c="11"/>26301-OEM-0425194-99190 ✓</text:p>
      <text:p text:style-name="P69">OEM Product ID #103: <text:s text:c="11"/>35496-OEM-0941374-65761 ✓</text:p>
      <text:p text:style-name="P69">OEM Product ID #104: <text:s text:c="11"/>31603-OEM-0871234-06711 ✓</text:p>
      <text:p text:style-name="P69">OEM Product ID #105: <text:s text:c="11"/>18197-OEM-0648067-93340 ✓</text:p>
      <text:p text:style-name="P69">OEM Product ID #106: <text:s text:c="11"/>16299-OEM-0881006-57046 ✓</text:p>
      <text:p text:style-name="P69">OEM Product ID #107: <text:s text:c="11"/>25199-OEM-0643853-15387 ✓</text:p>
      <text:p text:style-name="P69">OEM Product ID #108: <text:s text:c="11"/>19101-OEM-0403865-45881 ✓</text:p>
      <text:p text:style-name="P69">OEM Product ID #109: <text:s text:c="11"/>03301-OEM-0957292-99502 ✓</text:p>
      <text:p text:style-name="P69">OEM Product ID #110: <text:s text:c="11"/>16897-OEM-0985117-18959 ✓</text:p>
      <text:p text:style-name="P69">OEM Product ID #111: <text:s text:c="11"/>21396-OEM-0846013-68152 ✓</text:p>
      <text:p text:style-name="P69">OEM Product ID #112: <text:s text:c="11"/>07299-OEM-0320306-23713 ✓</text:p>
      <text:p text:style-name="P69">OEM Product ID #113: <text:s text:c="11"/>13200-OEM-0321937-80902 ✓</text:p>
      <text:p text:style-name="P69">OEM Product ID #114: <text:s text:c="11"/>08595-OEM-0233121-43964 ✓</text:p>
      <text:p text:style-name="P69">OEM Product ID #115: <text:s text:c="11"/>31698-OEM-0064344-79058 ✓</text:p>
      <text:p text:style-name="P69">OEM Product ID #116: <text:s text:c="11"/>21803-OEM-0990955-12578 ✓</text:p>
      <text:p text:style-name="P69">OEM Product ID #117: <text:s text:c="11"/>34699-OEM-0755552-24530 ✓</text:p>
      <text:p text:style-name="P69">OEM Product ID #118: <text:s text:c="11"/>02799-OEM-0000945-66672 ✓</text:p>
      <text:p text:style-name="P69">OEM Product ID #119: <text:s text:c="11"/>25796-OEM-0033733-19273 ✓</text:p>
      <text:p text:style-name="P69">OEM Product ID #120: <text:s text:c="11"/>11197-OEM-0852656-49145 ✓</text:p>
      <text:p text:style-name="P69">OEM Product ID #121: <text:s text:c="11"/>10703-OEM-0253631-28569 ✓</text:p>
      <text:p text:style-name="P69">OEM Product ID #122: <text:s text:c="11"/>27796-OEM-0962346-54860 ✓</text:p>
      <text:p text:style-name="P69">OEM Product ID #123: <text:s text:c="11"/>21997-OEM-0543277-74996 ✓</text:p>
      <text:p text:style-name="P69">OEM Product ID #124: <text:s text:c="11"/>13199-OEM-0130704-13626 ✓</text:p>
      <text:p text:style-name="P69">OEM Product ID #125: <text:s text:c="11"/>19502-OEM-0645365-23923 ✓</text:p>
      <text:p text:style-name="P69">OEM Product ID #126: <text:s text:c="11"/>00103-OEM-0195993-37960 ✓</text:p>
      <text:p text:style-name="P69">OEM Product ID #127: <text:s text:c="11"/>35897-OEM-0646744-50099 ✓</text:p>
      <text:p text:style-name="P69">OEM Product ID #128: <text:s text:c="11"/>24801-OEM-0131334-48684 ✓</text:p>
      <text:p text:style-name="P69">OEM Product ID #129: <text:s text:c="11"/>17395-OEM-0323715-65433 ✓</text:p>
      <text:p text:style-name="P69">OEM Product ID #130: <text:s text:c="11"/>16599-OEM-0387625-74654 ✓</text:p>
      <text:p text:style-name="P69">OEM Product ID #131: <text:s text:c="11"/>22296-OEM-0649712-51620 ✓</text:p>
      <text:p text:style-name="P69">OEM Product ID #132: <text:s text:c="11"/>32697-OEM-0148372-87057 ✓</text:p>
      <text:p text:style-name="P69">OEM Product ID #133: <text:s text:c="11"/>28001-OEM-0026453-07470 ✓</text:p>
      <text:p text:style-name="P69">OEM Product ID #134: <text:s text:c="11"/>32396-OEM-0568547-44590 ✓</text:p>
      <text:p text:style-name="P69">OEM Product ID #135: <text:s text:c="11"/>05995-OEM-0403837-13045 ✓</text:p>
      <text:p text:style-name="P69">OEM Product ID #136: <text:s text:c="11"/>24702-OEM-0031031-69051 ✓</text:p>
      <text:p text:style-name="P69">OEM Product ID #137: <text:s text:c="11"/>00298-OEM-0815395-09359 ✓</text:p>
      <text:p text:style-name="P69">OEM Product ID #138: <text:s text:c="11"/>25099-OEM-0163331-43178 ✓</text:p>
      <text:p text:style-name="P69">OEM Product ID #139: <text:s text:c="11"/>17100-OEM-0741566-00328 ✓</text:p>
      <text:p text:style-name="P69">OEM Product ID #140: <text:s text:c="11"/>21596-OEM-0852544-26593 ✓</text:p>
      <text:p text:style-name="P69"><text:soft-page-break/>OEM Product ID #141: <text:s text:c="11"/>17595-OEM-0353066-21987 ✓</text:p>
      <text:p text:style-name="P69">OEM Product ID #142: <text:s text:c="11"/>13103-OEM-0187607-94330 ✓</text:p>
      <text:p text:style-name="P69">OEM Product ID #143: <text:s text:c="11"/>10799-OEM-0375746-96060 ✓</text:p>
      <text:p text:style-name="P69">OEM Product ID #144: <text:s text:c="11"/>14796-OEM-0699594-40223 ✓</text:p>
      <text:p text:style-name="P69">OEM Product ID #145: <text:s text:c="11"/>24599-OEM-0681303-96032 ✓</text:p>
      <text:p text:style-name="P69">OEM Product ID #146: <text:s text:c="11"/>04097-OEM-0504532-40626 ✓</text:p>
      <text:p text:style-name="P69">OEM Product ID #147: <text:s text:c="11"/>00898-OEM-0072751-66401 ✓</text:p>
      <text:p text:style-name="P69">OEM Product ID #148: <text:s text:c="11"/>06602-OEM-0218274-84294 ✓</text:p>
      <text:p text:style-name="P69">OEM Product ID #149: <text:s text:c="11"/>02696-OEM-0951426-70144 ✓</text:p>
      <text:p text:style-name="P69">OEM Product ID #150: <text:s text:c="11"/>19597-OEM-0474271-83302 ✓</text:p>
      <text:p text:style-name="P69">OEM Product ID #151: <text:s text:c="11"/>00300-OEM-0286986-72389 ✓</text:p>
      <text:p text:style-name="P69">OEM Product ID #152: <text:s text:c="11"/>24897-OEM-0027496-09982 ✓</text:p>
      <text:p text:style-name="P69">OEM Product ID #153: <text:s text:c="11"/>17501-OEM-0503307-02202 ✓</text:p>
      <text:p text:style-name="P69">OEM Product ID #154: <text:s text:c="11"/>19195-OEM-0182511-34990 ✓</text:p>
      <text:p text:style-name="P69">OEM Product ID #155: <text:s text:c="11"/>27897-OEM-0012446-73274 ✓</text:p>
      <text:p text:style-name="P69">OEM Product ID #156: <text:s text:c="11"/>13301-OEM-0436121-67695 ✓</text:p>
      <text:p text:style-name="P69">OEM Product ID #157: <text:s text:c="11"/>15202-OEM-0334831-54934 ✓</text:p>
      <text:p text:style-name="P69">OEM Product ID #158: <text:s text:c="11"/>33900-OEM-0266714-96389 ✓</text:p>
      <text:p text:style-name="P69">OEM Product ID #159: <text:s text:c="11"/>32898-OEM-0983822-69540 ✓</text:p>
      <text:p text:style-name="P69">OEM Product ID #160: <text:s text:c="11"/>23803-OEM-0842191-77119 ✓</text:p>
      <text:p text:style-name="P69">OEM Product ID #161: <text:s text:c="11"/>24300-OEM-0869834-86545 ✓</text:p>
      <text:p text:style-name="P69">OEM Product ID #162: <text:s text:c="11"/>28199-OEM-0386743-19385 ✓</text:p>
      <text:p text:style-name="P69">OEM Product ID #163: <text:s text:c="11"/>31399-OEM-0854693-74164 ✓</text:p>
      <text:p text:style-name="P69">OEM Product ID #164: <text:s text:c="11"/>11199-OEM-0427364-28182 ✓</text:p>
      <text:p text:style-name="P69">OEM Product ID #165: <text:s text:c="11"/>33395-OEM-0986202-74172 ✓</text:p>
      <text:p text:style-name="P69">OEM Product ID #166: <text:s text:c="11"/>31797-OEM-0747215-80295 ✓</text:p>
      <text:p text:style-name="P69">OEM Product ID #167: <text:s text:c="11"/>15403-OEM-0212156-37667 ✓</text:p>
      <text:p text:style-name="P69">OEM Product ID #168: <text:s text:c="11"/>25995-OEM-0468195-61736 ✓</text:p>
      <text:p text:style-name="P69">OEM Product ID #169: <text:s text:c="11"/>29996-OEM-0711781-96704 ✓</text:p>
      <text:p text:style-name="P69">OEM Product ID #170: <text:s text:c="11"/>02298-OEM-0151935-07887 ✓</text:p>
      <text:p text:style-name="P69">OEM Product ID #171: <text:s text:c="11"/>19199-OEM-0585641-67353 ✓</text:p>
      <text:p text:style-name="P69">OEM Product ID #172: <text:s text:c="11"/>03901-OEM-0333501-80369 ✓</text:p>
      <text:p text:style-name="P69">OEM Product ID #173: <text:s text:c="11"/>25898-OEM-0326956-29118 ✓</text:p>
      <text:p text:style-name="P69">OEM Product ID #174: <text:s text:c="11"/>26203-OEM-0873313-45174 ✓</text:p>
      <text:p text:style-name="P69">OEM Product ID #175: <text:s text:c="11"/>02899-OEM-0222866-88408 ✓</text:p>
      <text:p text:style-name="P69">OEM Product ID #176: <text:s text:c="11"/>32796-OEM-0180782-98763 ✓</text:p>
      <text:p text:style-name="P69">OEM Product ID #177: <text:s text:c="11"/>35400-OEM-0904344-61191 ✓</text:p>
      <text:p text:style-name="P69">OEM Product ID #178: <text:s text:c="11"/>09196-OEM-0186816-44978 ✓</text:p>
      <text:p text:style-name="P69">OEM Product ID #179: <text:s text:c="11"/>02098-OEM-0542591-63344 ✓</text:p>
      <text:p text:style-name="P69">OEM Product ID #180: <text:s text:c="11"/>23501-OEM-0647353-06144 ✓</text:p>
      <text:p text:style-name="P69">OEM Product ID #181: <text:s text:c="11"/>12197-OEM-0325955-27687 ✓</text:p>
      <text:p text:style-name="P69">OEM Product ID #182: <text:s text:c="11"/>17403-OEM-0528983-23087 ✓</text:p>
      <text:p text:style-name="P69">OEM Product ID #183: <text:s text:c="11"/>36501-OEM-0876981-62890 ✓</text:p>
      <text:p text:style-name="P69">OEM Product ID #184: <text:s text:c="11"/>08295-OEM-0923517-62854 ✓</text:p>
      <text:p text:style-name="P69">OEM Product ID #185: <text:s text:c="11"/>06303-OEM-0883974-05506 ✓</text:p>
      <text:p text:style-name="P69">OEM Product ID #186: <text:s text:c="11"/>07299-OEM-0959651-53527 ✓</text:p>
      <text:p text:style-name="P69">OEM Product ID #187: <text:s text:c="11"/>16398-OEM-0211162-58041 ✓</text:p>
      <text:p text:style-name="P69">OEM Product ID #188: <text:s text:c="11"/>14796-OEM-0427427-59372 ✓</text:p>
      <text:p text:style-name="P69">OEM Product ID #189: <text:s text:c="11"/>22901-OEM-0710416-34974 ✓</text:p>
      <text:p text:style-name="P69">OEM Product ID #190: <text:s text:c="11"/>35799-OEM-0792323-70595 ✓</text:p>
      <text:p text:style-name="P69">OEM Product ID #191: <text:s text:c="11"/>03395-OEM-0446901-13491 ✓</text:p>
      <text:p text:style-name="P69">OEM Product ID #192: <text:s text:c="11"/>25198-OEM-0451031-41053 ✓</text:p>
      <text:p text:style-name="P69">OEM Product ID #193: <text:s text:c="11"/>17498-OEM-0066906-25427 ✓</text:p>
      <text:p text:style-name="P69">OEM Product ID #194: <text:s text:c="11"/>18102-OEM-0655074-55954 ✓</text:p>
      <text:p text:style-name="P69">OEM Product ID #195: <text:s text:c="11"/>22600-OEM-0242277-21595 ✓</text:p>
      <text:p text:style-name="P69">OEM Product ID #196: <text:s text:c="11"/>12298-OEM-0206857-47022 ✓</text:p>
      <text:p text:style-name="P69">OEM Product ID #197: <text:s text:c="11"/>26701-OEM-0276493-66139 ✓</text:p>
      <text:p text:style-name="P69">OEM Product ID #198: <text:s text:c="11"/>24599-OEM-0766773-92996 ✓</text:p>
      <text:p text:style-name="P69"><text:soft-page-break/>OEM Product ID #199: <text:s text:c="11"/>19600-OEM-0561183-76612 ✓</text:p>
      <text:p text:style-name="P69">OEM Product ID #200: <text:s text:c="11"/>01598-OEM-0071897-91312 ✓</text:p>
      <text:p text:style-name="P69">OEM Product ID #201: <text:s text:c="11"/>06199-OEM-0998634-34506 ✓</text:p>
      <text:p text:style-name="P69">OEM Product ID #202: <text:s text:c="11"/>13295-OEM-0631295-31425 ✓</text:p>
      <text:p text:style-name="P69">OEM Product ID #203: <text:s text:c="11"/>02695-OEM-0656495-27505 ✓</text:p>
      <text:p text:style-name="P69">OEM Product ID #204: <text:s text:c="11"/>11299-OEM-0010983-41481 ✓</text:p>
      <text:p text:style-name="P69">OEM Product ID #205: <text:s text:c="11"/>19002-OEM-0109382-13222 ✓</text:p>
      <text:p text:style-name="P69">OEM Product ID #206: <text:s text:c="11"/>08499-OEM-0272027-96024 ✓</text:p>
      <text:p text:style-name="P69">OEM Product ID #207: <text:s text:c="11"/>36599-OEM-0688681-14635 ✓</text:p>
      <text:p text:style-name="P69">OEM Product ID #208: <text:s text:c="11"/>14998-OEM-0218323-10181 ✓</text:p>
      <text:p text:style-name="P69">OEM Product ID #209: <text:s text:c="11"/>17800-OEM-0040355-57680 ✓</text:p>
      <text:p text:style-name="P69">OEM Product ID #210: <text:s text:c="11"/>33597-OEM-0811734-20266 ✓</text:p>
      <text:p text:style-name="P69">OEM Product ID #211: <text:s text:c="11"/>29902-OEM-0402101-20588 ✓</text:p>
      <text:p text:style-name="P69">OEM Product ID #212: <text:s text:c="11"/>06396-OEM-0624757-62450 ✓</text:p>
      <text:p text:style-name="P69">OEM Product ID #213: <text:s text:c="11"/>36697-OEM-0646387-73628 ✕</text:p>
      <text:p text:style-name="P68">Internal check algorithm failed! </text:p>
      <text:p text:style-name="P68">Please report this to &lt;nbail040@uottawa.ca&gt; along with</text:p>
      <text:p text:style-name="P68">the version (0.82) and arguments used (oem 5000000 --check).</text:p>
      <text:p text:style-name="P72"><text:span text:style-name="T44">nick@HP</text:span>:<text:span text:style-name="T45">~</text:span>$ </text:p>
      <text:p text:style-name="P69"><text:span text:style-name="T44">nick@HP</text:span>:<text:span text:style-name="T45">~</text:span>$ ./keygen.sh oem 5</text:p>
      <text:p text:style-name="P69">OEM Product ID #1: <text:s text:c="13"/>11996-OEM-0034531-33297</text:p>
      <text:p text:style-name="P69">OEM Product ID #2: <text:s text:c="13"/>34997-OEM-0417221-23940</text:p>
      <text:p text:style-name="P69">OEM Product ID #3: <text:s text:c="13"/>11498-OEM-0007035-53232</text:p>
      <text:p text:style-name="P69">OEM Product ID #4: <text:s text:c="13"/>29603-OEM-0084252-02332</text:p>
      <text:p text:style-name="P69">OEM Product ID #5: <text:s text:c="13"/>13400-OEM-0194922-15527</text:p>
      <text:p text:style-name="P69"><text:span text:style-name="T44">nick@HP</text:span>:<text:span text:style-name="T45">~</text:span>$ echo EXIT STATUS OF LAST COMMAND IS $?</text:p>
      <text:p text:style-name="P72">EXIT STATUS OF LAST COMMAND IS 0</text:p>
      <text:p text:style-name="P103"/>
      <text:p text:style-name="P33">GNU GENERAL PUBLIC LICENSE Version 3, 29 June 2007</text:p>
      <text:p text:style-name="P59"/>
      <text:p text:style-name="P44"/>
      <text:p text:style-name="P48">Copyright (C) 2007 Free Software Foundation, Inc. &lt;http<text:span text:style-name="T11">s</text:span>://fsf.org/&gt;</text:p>
      <text:p text:style-name="P48">Everyone is permitted to copy and distribute verbatim copies of this license document, but changing it is not allowed.</text:p>
      <text:p text:style-name="P49"/>
      <text:p text:style-name="P49"/>
      <text:p text:style-name="P57">PREAMBLE</text:p>
      <text:p text:style-name="P49"/>
      <text:p text:style-name="P46">The GNU General Public License is a free, copyleft license for software and other kinds of works.</text:p>
      <text:p text:style-name="P46"/>
      <text:p text:style-name="P46">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46">your programs, too.</text:p>
      <text:p text:style-name="P46"/>
      <text:p text:style-name="P46"><text:span text:style-name="T49">When we speak of </text:span><text:span text:style-name="T48">f</text:span>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50"/>
      <text:p text:style-name="P46">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50"/>
      <text:p text:style-name="P46">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50"/>
      <text:p text:style-name="P46">Developers that use the GNU GPL protect your rights with two steps:</text:p>
      <text:p text:style-name="P46"><text:soft-page-break/>(1) assert copyright on the software, and (2) offer you this License giving you legal permission to copy, distribute and/or modify it.</text:p>
      <text:p text:style-name="P46">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50"/>
      <text:p text:style-name="P46">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46"/>
      <text:p text:style-name="P46">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50"/>
      <text:p text:style-name="P46">The precise terms and conditions for copying, distribution and modification follow.</text:p>
      <text:p text:style-name="P50"/>
      <text:p text:style-name="P50"/>
      <text:p text:style-name="P58">TERMS AND CONDITIONS</text:p>
      <text:p text:style-name="P50"/>
      <text:p text:style-name="P52">0. Definitions.</text:p>
      <text:p text:style-name="P46"/>
      <text:p text:style-name="P46">"This License" refers to version 3 of the GNU General Public License.</text:p>
      <text:p text:style-name="P46"/>
      <text:p text:style-name="P46">"Copyright" also means copyright-like laws that apply to other kinds of works, such as semiconductor masks.</text:p>
      <text:p text:style-name="P46"/>
      <text:p text:style-name="P46">"The Program" refers to any copyrightable work licensed under this License. <text:s/>Each licensee is addressed as "you". <text:s/>"Licensees" and "recipients" may be individuals or organizations.</text:p>
      <text:p text:style-name="P46"/>
      <text:p text:style-name="P46">To "modify" a work means to copy from or adapt all or part of the work in a fashion requiring copyright permission, other than the making of an exact copy. <text:s/>The <text:s/><text:soft-page-break/>resulting work is called a "modified version" of the earlier work or a work "based on" the earlier work.</text:p>
      <text:p text:style-name="P50"/>
      <text:p text:style-name="P46">A "covered work" means either the unmodified Program or a work based on the Program.</text:p>
      <text:p text:style-name="P50"/>
      <text:p text:style-name="P50">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50">public, and in some countries other activities as well.</text:p>
      <text:p text:style-name="P50"/>
      <text:p text:style-name="P50">To "convey" a work means any kind of propagation that enables other parties to make or receive copies. <text:s/>Mere interaction with a user through a computer network, with no transfer of a copy, is not conveying.</text:p>
      <text:p text:style-name="P50"/>
      <text:p text:style-name="P4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46"/>
      <text:p text:style-name="P52">1. Source Code.</text:p>
      <text:p text:style-name="P46"/>
      <text:p text:style-name="P46">The "source code" for a work means the preferred form of the work for making modifications to it. <text:s/>"Object code" means any non-source form of a work.</text:p>
      <text:p text:style-name="P46"/>
      <text:p text:style-name="P4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46"/>
      <text:p text:style-name="P4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text:soft-page-break/>system, and so on) of the specific operating system (if any) on which the executable work runs, or a compiler used to produce the work, or an object code interpreter used to run it.</text:p>
      <text:p text:style-name="P46"/>
      <text:p text:style-name="P46">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46"/>
      <text:p text:style-name="P46">The Corresponding Source need not include anything that users can regenerate automatically from other parts of the Corresponding Source.</text:p>
      <text:p text:style-name="P46"/>
      <text:p text:style-name="P46">The Corresponding Source for a work in source code form is that same work.</text:p>
      <text:p text:style-name="P46"/>
      <text:p text:style-name="P52">2. Basic Permissions.</text:p>
      <text:p text:style-name="P46"/>
      <text:p text:style-name="P46">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46">rights of fair use or other equivalent, as provided by copyright law.</text:p>
      <text:p text:style-name="P46"/>
      <text:p text:style-name="P46">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46">for you must do so exclusively on your behalf, under your direction and control, on terms that prohibit them from making any copies of your copyrighted material outside their relationship with you.</text:p>
      <text:p text:style-name="P46"/>
      <text:p text:style-name="P46"><text:soft-page-break/>Conveying under any other circumstances is permitted solely under the conditions stated below. <text:s/>Sublicensing is not allowed; section 10 makes it unnecessary.</text:p>
      <text:p text:style-name="P46"/>
      <text:p text:style-name="P52">3. Protecting Users' Legal Rights From Anti-Circumvention Law.</text:p>
      <text:p text:style-name="P46"/>
      <text:p text:style-name="P4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6"/>
      <text:p text:style-name="P4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50"/>
      <text:p text:style-name="P54">4. Conveying Verbatim Copies.</text:p>
      <text:p text:style-name="P50"/>
      <text:p text:style-name="P4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46">keep intact all notices of the absence of any warranty; and give all recipients a copy of this License along with the Program.</text:p>
      <text:p text:style-name="P46"/>
      <text:p text:style-name="P46">You may charge any price or no price for each copy that you convey, and you may offer support or warranty protection for a fee.</text:p>
      <text:p text:style-name="P50"/>
      <text:p text:style-name="P54">5. Conveying Modified Source Versions.</text:p>
      <text:p text:style-name="P50"/>
      <text:p text:style-name="P46">You may convey a work based on the Program, or the modifications to produce it from the Program, in the form of source code under the terms of section 4, provided that you also meet all of these conditions:</text:p>
      <text:p text:style-name="P46"/>
      <text:p text:style-name="P76">a)<text:tab/>The work must carry prominent notices stating that you modified it, and giving a relevant date.</text:p>
      <text:p text:style-name="P76">b)<text:tab/>The work must carry prominent notices stating that it is released under this License and any conditions added under section 7. This requirement modifies the requirement in section 4 to "keep intact all notices".</text:p>
      <text:p text:style-name="P73"><text:soft-page-break/>c)<text:tab/>You must license the entire work, as a whole, under this License to anyone who comes into possession of a copy. <text:s/>This License will therefore apply, along with any applicable section 7 additional terms, to the whole of the work, and all its parts, regardless of how they are packaged. This License gives no permission to license the work in any other way, but it does not <text:s/>invalidate such permission if you have separately received it.</text:p>
      <text:p text:style-name="P76">d)<text:tab/>If the work has interactive user interfaces, each must display Appropriate Legal Notices; however, if the Program has interactive <text:s/>interfaces that do not display <text:s/>Appropriate Legal Notices, your work need not make them do so.</text:p>
      <text:p text:style-name="P80">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p>
      <text:p text:style-name="P49"/>
      <text:p text:style-name="P55">6. Conveying Non-Source Forms.</text:p>
      <text:p text:style-name="P49"/>
      <text:p text:style-name="P45">You may convey a covered work in object code form under the terms of sections 4 and 5, provided that you also convey the machine-readable Corresponding Source under the terms of this License, in one of these ways:</text:p>
      <text:p text:style-name="P49"/>
      <text:p text:style-name="P77"><text:span text:style-name="T12">a)<text:tab/></text:span>Convey the object code in, or embodied in, a physical product <text:s/>(including a physical distribution medium), accompanied by the Corresponding Source fixed on a durable physical medium customarily used for software interchange.</text:p>
      <text:p text:style-name="P77"><text:span text:style-name="T12">b)<text:tab/></text:span>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74"><text:span text:style-name="T12">c)<text:tab/></text:span>Convey individual copies of the object code with a copy of the written offer to provide the Corresponding Source. This <text:s/>alternative is allowed only occasionally <text:soft-page-break/>and noncommercially, and <text:s/>only if you received the object code with such an offer, in accord with subsection 6b.</text:p>
      <text:p text:style-name="P74"><text:span text:style-name="T12">d)<text:tab/></text:span>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79"><text:span text:style-name="T14">e)<text:tab/></text:span><text:span text:style-name="T13">Convey the object code using peer-to-peer transmission, provided <text:s/>you inform other peers where the object code and Corresponding Source of the work are being offered to the general public at no charge under subsection 6d.</text:span></text:p>
      <text:list xml:id="list4074251955" text:style-name="L3">
        <text:list-header>
          <text:p text:style-name="P108"/>
        </text:list-header>
      </text:list>
      <text:p text:style-name="P45">A separable portion of the object code, whose source code is excluded from the Corresponding Source as a System Library, need not be included in conveying the object code work.</text:p>
      <text:p text:style-name="P45"/>
      <text:p text:style-name="P45">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49"/>
      <text:p text:style-name="P45">"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49"/>
      <text:p text:style-name="P45"><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45">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49"/>
      <text:p text:style-name="P45">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49"/>
      <text:p text:style-name="P4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45"/>
      <text:p text:style-name="P55">7. Additional Terms.</text:p>
      <text:p text:style-name="P49"/>
      <text:p text:style-name="P4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45">under those permissions, but the entire Program remains governed by this License without regard to the additional permissions.</text:p>
      <text:p text:style-name="P45"/>
      <text:p text:style-name="P45">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47"/>
      <text:p text:style-name="P45">Notwithstanding any other provision of this License, for material you add to a covered work, you may (if authorized by the copyright holders of that material) supplement the terms of this License with terms:</text:p>
      <text:p text:style-name="P42"/>
      <text:p text:style-name="P73"><text:soft-page-break/>e)<text:tab/>Disclaiming warranty or limiting liability differently from the <text:s/>terms of sections 15 and 16 of this License; or</text:p>
      <text:p text:style-name="P78">b)<text:tab/>Requiring preservation of specified reasonable legal notices or <text:s/>author attributions in that material or in the Appropriate Legal Notices displayed by works containing it; or</text:p>
      <text:p text:style-name="P75"><text:span text:style-name="T15">c)<text:tab/></text:span><text:span text:style-name="T13">Prohibiting misrepresentation of the origin of that material, or requiring that modified versions of such material be marked in reasonable ways as different from the original version; or</text:span></text:p>
      <text:p text:style-name="P77"><text:span text:style-name="T16">d)<text:tab/></text:span>Limiting the use for publicity purposes of names of licensors or authors of the material; or</text:p>
      <text:p text:style-name="P77"><text:span text:style-name="T16">e)<text:tab/></text:span>Declining to grant rights under trademark law for use of some trade names, trademarks, or service marks; or</text:p>
      <text:p text:style-name="P77"><text:span text:style-name="T16">f)<text:tab/></text:span>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49"/>
      <text:p text:style-name="P45">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45">a further restriction but permits relicensing or conveying under this License, you may add to a covered work material governed by the terms of that license document, provided that the further restriction does not survive such relicensing or conveying.</text:p>
      <text:p text:style-name="P45"/>
      <text:p text:style-name="P45">If you add terms to a covered work in accord with this section, you must place, in the relevant source files, a statement of the additional terms that apply to those files, or a notice indicating where to find the applicable terms.</text:p>
      <text:p text:style-name="P45"/>
      <text:p text:style-name="P45">Additional terms, permissive or non-permissive, may be stated in the form of a separately written license, or stated as exceptions; the above requirements apply either way.</text:p>
      <text:p text:style-name="P45"/>
      <text:p text:style-name="P53">8. Termination.</text:p>
      <text:p text:style-name="P49"/>
      <text:p text:style-name="P45"><text:soft-page-break/>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49"/>
      <text:p text:style-name="P4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45">prior to 60 days after the cessation.</text:p>
      <text:p text:style-name="P49"/>
      <text:p text:style-name="P4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9"/>
      <text:p text:style-name="P45">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49"/>
      <text:p text:style-name="P55">9. Acceptance Not Required for Having Copies.</text:p>
      <text:p text:style-name="P49"/>
      <text:p text:style-name="P45">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45">not accept this License. <text:s/>Therefore, by modifying or propagating a covered work, you indicate your acceptance of this License to do so.</text:p>
      <text:p text:style-name="P45"/>
      <text:p text:style-name="P55">10. Automatic Licensing of Downstream Recipients.</text:p>
      <text:p text:style-name="P49"/>
      <text:p text:style-name="P45">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49"/>
      <text:p text:style-name="P45"><text:soft-page-break/>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45">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49"/>
      <text:p text:style-name="P45">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45">any patent claim is infringed by making, using, selling, offering for sale, or importing the Program or any portion of it.</text:p>
      <text:p text:style-name="P49"/>
      <text:p text:style-name="P55">11. Patents.</text:p>
      <text:p text:style-name="P49"/>
      <text:p text:style-name="P45">A "contributor" is a copyright holder who authorizes use under this License of the Program or a work on which the Program is based. <text:s/>The work thus licensed is called the contributor's "contributor version".</text:p>
      <text:p text:style-name="P45"/>
      <text:p text:style-name="P4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45">consequence of further modification of the contributor version. <text:s/>For purposes of this definition, "control" includes the right to grant patent sublicenses in a manner consistent with the requirements of this License.</text:p>
      <text:p text:style-name="P49"/>
      <text:p text:style-name="P45">Each contributor grants you a non-exclusive, worldwide, royalty-free patent license under the contributor's essential patent claims, to make, use, sell, offer for sale, import and otherwise run, modify and propagate the contents of its contributor version.</text:p>
      <text:p text:style-name="P49"/>
      <text:p text:style-name="P45">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45"><text:soft-page-break/></text:p>
      <text:p text:style-name="P4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45">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45">country that you have reason to believe are valid.</text:p>
      <text:p text:style-name="P49"/>
      <text:p text:style-name="P4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45">work and works based on it.</text:p>
      <text:p text:style-name="P49"/>
      <text:p text:style-name="P45">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45">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45">conveyed by you (or copies made from those copies), or (b) primarily for and in connection with specific products or compilations that contain the covered work, unless you entered into that arrangement, or that patent license was granted, prior to 28 March 2007.</text:p>
      <text:p text:style-name="P49"/>
      <text:p text:style-name="P45">Nothing in this License shall be construed as excluding or limiting any implied license or other defenses to infringement that may otherwise be available to you under applicable patent law.</text:p>
      <text:p text:style-name="P49"/>
      <text:p text:style-name="P55">12. No Surrender of Others' Freedom.</text:p>
      <text:p text:style-name="P49"/>
      <text:p text:style-name="P45"><text:soft-page-break/>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45"/>
      <text:p text:style-name="P55">13. Use with the GNU Affero General Public License.</text:p>
      <text:p text:style-name="P49"/>
      <text:p text:style-name="P45">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45">combination as such.</text:p>
      <text:p text:style-name="P49"/>
      <text:p text:style-name="P55">14. Revised Versions of this License.</text:p>
      <text:p text:style-name="P49"/>
      <text:p text:style-name="P45">The Free Software Foundation may publish revised and/or new versions of the GNU General Public License from time to time. <text:s/>Such new versions will be similar in spirit to the present version, but may differ in detail to address new problems or concerns.</text:p>
      <text:p text:style-name="P49"/>
      <text:p text:style-name="P45">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49"/>
      <text:p text:style-name="P45">If the Program specifies that a proxy can decide which future versions of the GNU General Public License can be used, that proxy's public statement of acceptance of a version permanently authorizes you to choose that version for the Program.</text:p>
      <text:p text:style-name="P49"/>
      <text:p text:style-name="P45">Later license versions may give you additional or different permissions. <text:s/>However, no additional obligations are imposed on any author or copyright holder as a result of your choosing to follow a later version.</text:p>
      <text:p text:style-name="P45"><text:soft-page-break/></text:p>
      <text:p text:style-name="P53">15. Disclaimer of Warranty.</text:p>
      <text:p text:style-name="P49"/>
      <text:p text:style-name="P45">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45"/>
      <text:p text:style-name="P55">16. Limitation of Liability.</text:p>
      <text:p text:style-name="P49"/>
      <text:p text:style-name="P4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49"/>
      <text:p text:style-name="P55">17. Interpretation of Sections 15 and 16.</text:p>
      <text:p text:style-name="P49"/>
      <text:p text:style-name="P4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49"/>
      <text:p text:style-name="P56">END OF TERMS AND CONDITIONS</text:p>
      <text:p text:style-name="P51"/>
      <text:h text:style-name="P110" text:outline-level="3">GNU Free Documentation License</text:h>
      <text:p text:style-name="P94">Version 1.3, 3 November 2008</text:p>
      <text:p text:style-name="P38">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29">s</text:span></text:span></text:a><text:a xlink:type="simple" xlink:href="https://fsf.org/" text:style-name="Internet_20_link" text:visited-style-name="Visited_20_Internet_20_Link"><text:span text:style-name="Definition">://fsf.org/</text:span></text:a></text:p>
      <text:p text:style-name="P38">Everyone is permitted to copy and distribute verbatim copies of this license document, but changing it is not allowed.</text:p>
      <text:h text:style-name="P113" text:outline-level="4">0. PREAMBLE</text:h>
      <text:p text:style-name="P9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8">This License is a kind of "copyleft", which means that derivative works of the document must themselves be free in the same sense. It complements the GNU General Public License, which is a copyleft license designed for free software.</text:p>
      <text:p text:style-name="P3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13" text:outline-level="4">1. APPLICABILITY AND DEFINITIONS</text:h>
      <text:p text:style-name="P9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8">A "Modified Version" of the Document means any work containing the Document or a portion of it, either copied verbatim, or with modifications and/or translated into another language.</text:p>
      <text:p text:style-name="P3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8">The "Invariant Sections" are certain Secondary Sections whose titles are designated, as being those of Invariant Sections, in the notice that says that the Document is released under this License. If a <text:soft-page-break/>section does not fit the above definition of Secondary then it is not allowed to be designated as Invariant. The Document may contain zero Invariant Sections. If the Document does not identify any Invariant Sections then there are none.</text:p>
      <text:p text:style-name="P3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8">The "publisher" means any person or entity that distributes copies of the Document to the public.</text:p>
      <text:p text:style-name="P3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3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13" text:outline-level="4"><text:soft-page-break/>2. VERBATIM COPYING</text:h>
      <text:p text:style-name="P9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8">You may also lend copies, under the same conditions stated above, and you may publicly display copies.</text:p>
      <text:h text:style-name="P113" text:outline-level="4">3. COPYING IN QUANTITY</text:h>
      <text:p text:style-name="P9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8">If the required texts for either cover are too voluminous to fit legibly, you should put the first ones listed (as many as fit reasonably) on the actual cover, and continue the rest onto adjacent pages.</text:p>
      <text:p text:style-name="P3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8">It is requested, but not required, that you contact the authors of the Document well before redistributing any large number of copies, to give them a chance to provide you with an updated version of the Document.</text:p>
      <text:h text:style-name="P113" text:outline-level="4">4. MODIFICATIONS</text:h>
      <text:p text:style-name="P9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142852693" text:style-name="L4">
        <text:list-item>
          <text:p text:style-name="P106">A. Use in the Title Page (and on the covers, if any) a title distinct from that of the Document, and from those of previous versions (which should, if there were any, be listed in the History <text:soft-page-break/>section of the Document). You may use the same title as a previous version if the original publisher of that version gives permission.</text:p>
        </text:list-item>
        <text:list-item>
          <text:p text:style-name="P10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06">C. State on the Title page the name of the publisher of the Modified Version, as the publisher.</text:p>
        </text:list-item>
        <text:list-item>
          <text:p text:style-name="P106">D. Preserve all the copyright notices of the Document.</text:p>
        </text:list-item>
        <text:list-item>
          <text:p text:style-name="P106">E. Add an appropriate copyright notice for your modifications adjacent to the other copyright notices.</text:p>
        </text:list-item>
        <text:list-item>
          <text:p text:style-name="P106">F. Include, immediately after the copyright notices, a license notice giving the public permission to use the Modified Version under the terms of this License, in the form shown in the Addendum below.</text:p>
        </text:list-item>
        <text:list-item>
          <text:p text:style-name="P106">G. Preserve in that license notice the full lists of Invariant Sections and required Cover Texts given in the Document's license notice.</text:p>
        </text:list-item>
        <text:list-item>
          <text:p text:style-name="P106">H. Include an unaltered copy of this License.</text:p>
        </text:list-item>
        <text:list-item>
          <text:p text:style-name="P10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0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06">K. For any section Entitled "Acknowledgements" or "Dedications", Preserve the Title of the section, and preserve in the section all the substance and tone of each of the contributor acknowledgements and/or dedications given therein.</text:p>
        </text:list-item>
        <text:list-item>
          <text:p text:style-name="P106">L. Preserve all the Invariant Sections of the Document, unaltered in their text and in their titles. Section numbers or the equivalent are not considered part of the section titles.</text:p>
        </text:list-item>
        <text:list-item>
          <text:p text:style-name="P106">M. Delete any section Entitled "Endorsements". Such a section may not be included in the Modified Version.</text:p>
        </text:list-item>
        <text:list-item>
          <text:p text:style-name="P106">N. Do not retitle any existing section to be Entitled "Endorsements" or to conflict in title with any Invariant Section.</text:p>
        </text:list-item>
        <text:list-item>
          <text:p text:style-name="P106">O. Preserve any Warranty Disclaimers.</text:p>
        </text:list-item>
      </text:list>
      <text:p text:style-name="P9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8"><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8">The author(s) and publisher(s) of the Document do not by this License give permission to use their names for publicity for or to assert or imply endorsement of any Modified Version.</text:p>
      <text:h text:style-name="P113" text:outline-level="4">5. COMBINING DOCUMENTS</text:h>
      <text:p text:style-name="P9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13" text:outline-level="4">6. COLLECTIONS OF DOCUMENTS</text:h>
      <text:p text:style-name="P9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13" text:outline-level="4"><text:soft-page-break/>7. AGGREGATION WITH INDEPENDENT WORKS</text:h>
      <text:p text:style-name="P9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13" text:outline-level="4">8. TRANSLATION</text:h>
      <text:p text:style-name="P9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38">If a section in the Document is Entitled "Acknowledgements", "Dedications", or "History", the requirement (section 4) to Preserve its Title (section 1) will typically require changing the actual title.</text:p>
      <text:h text:style-name="P113" text:outline-level="4">9. TERMINATION</text:h>
      <text:p text:style-name="P94">You may not copy, modify, sublicense, or distribute the Document except as expressly provided under this License. Any attempt otherwise to copy, modify, sublicense, or distribute it is void, and will automatically terminate your rights under this License.</text:p>
      <text:p text:style-name="P3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8">Termination of your rights under this section does not terminate the licenses of parties who have received copies or rights from you under this License. If your rights have been terminated and not <text:soft-page-break/>permanently reinstated, receipt of a copy of some or all of the same material does not give you any rights to use it.</text:p>
      <text:h text:style-name="P113" text:outline-level="4">10. FUTURE REVISIONS OF THIS LICENSE</text:h>
      <text:p text:style-name="P94">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30">https://www.gnu.org/licenses/</text:span></text:a><text:span text:style-name="T30">.</text:span></text:p>
      <text:p text:style-name="P3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13" text:outline-level="4">11. RELICENSING</text:h>
      <text:p text:style-name="P9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8">"Incorporate" means to publish or republish a Document, in whole or in part, as part of another Document.</text:p>
      <text:p text:style-name="P3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8">The operator of an MMC Site may republish an MMC contained in the site under CC-BY-SA on the same site at any time before August 1, 2009, provided the MMC is eligible for relicensing.</text:p>
      <text:h text:style-name="P109" text:outline-level="3">ADDENDUM: How to use this License for your documents</text:h>
      <text:p text:style-name="P94">To use this License in a document you have written, include a copy of the License in the document and put the following copyright and license notices just after the title page:</text:p>
      <text:p text:style-name="P62"><text:s text:c="4"/>Copyright (C) <text:s/>YEAR <text:s/>YOUR NAME.</text:p>
      <text:p text:style-name="P62"><text:s text:c="4"/>Permission is granted to copy, distribute and/or modify this document</text:p>
      <text:p text:style-name="P62"><text:soft-page-break/><text:s text:c="4"/>under the terms of the GNU Free Documentation License, Version 1.3</text:p>
      <text:p text:style-name="P62"><text:s text:c="4"/>or any later version published by the Free Software Foundation;</text:p>
      <text:p text:style-name="P62"><text:s text:c="4"/>with no Invariant Sections, no Front-Cover Texts, and no Back-Cover Texts.</text:p>
      <text:p text:style-name="P62"><text:s text:c="4"/>A copy of the license is included in the section entitled "GNU</text:p>
      <text:p text:style-name="P62"><text:s text:c="4"/>Free Documentation License".</text:p>
      <text:p text:style-name="P94">If you have Invariant Sections, Front-Cover Texts and Back-Cover Texts, replace the "with … Texts." line with this:</text:p>
      <text:p text:style-name="P62"><text:s text:c="4"/>with the Invariant Sections being LIST THEIR TITLES, with the</text:p>
      <text:p text:style-name="P62"><text:s text:c="4"/>Front-Cover Texts being LIST, and with the Back-Cover Texts being LIST.</text:p>
      <text:p text:style-name="P94">If you have Invariant Sections without Cover Texts, or some other combination of the three, merge those two alternatives to suit the situation.</text:p>
      <text:p text:style-name="P37">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fo:font-size="14pt" style:text-underline-style="solid" style:text-underline-type="double" style:text-underline-width="auto" style:text-underline-color="font-color" officeooo:rsid="00429dcd" officeooo:paragraph-rsid="00429dcd" style:font-size-asian="14pt" style:font-size-complex="14pt"/>
    </style:style>
    <style:style style:name="MP2" style:family="paragraph" style:parent-style-name="Footer">
      <style:paragraph-properties fo:text-align="end" style:justify-single-word="false"/>
    </style:style>
    <style:style style:name="MT1" style:family="text">
      <style:text-properties officeooo:rsid="001d81b9"/>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h text:style-name="MP1" text:outline-level="1">msKeyGen</text:h>
      </style:header>
      <style:footer>
        <text:p text:style-name="MP2"><text:span text:style-name="MT1">Page </text:span><text:page-number text:select-page="current">53</text:page-number><text:s/><text:span text:style-name="MT1">of </text:span><text:span text:style-name="MT1"><text:page-count>5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6T22:39:25.722798815</meta:creation-date>
    <dc:date>2020-08-01T03:08:10.485673379</dc:date>
    <meta:editing-duration>PT4H19M14S</meta:editing-duration>
    <meta:editing-cycles>23</meta:editing-cycles>
    <meta:generator>LibreOffice/6.1.5.2$Linux_X86_64 LibreOffice_project/10$Build-2</meta:generator>
    <meta:document-statistic meta:table-count="2" meta:image-count="0" meta:object-count="0" meta:page-count="53" meta:paragraph-count="1343" meta:word-count="16305" meta:character-count="107210" meta:non-whitespace-character-count="83793"/>
  </office:meta>
</office:document-meta>
</file>